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806in" table:align="margins" style:may-break-between-rows="false"/>
    </style:style>
    <style:style style:name="Table204.A" style:family="table-column">
      <style:table-column-properties style:column-width="1.766in" style:rel-column-width="16345*"/>
    </style:style>
    <style:style style:name="Table204.B" style:family="table-column">
      <style:table-column-properties style:column-width="5.3146in" style:rel-column-width="49190*"/>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806in" table:align="margins" style:may-break-between-rows="false"/>
    </style:style>
    <style:style style:name="Table218.A" style:family="table-column">
      <style:table-column-properties style:column-width="1.766in" style:rel-column-width="16345*"/>
    </style:style>
    <style:style style:name="Table218.B" style:family="table-column">
      <style:table-column-properties style:column-width="5.3146in" style:rel-column-width="49190*"/>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806in" table:align="margins" style:may-break-between-rows="false"/>
    </style:style>
    <style:style style:name="Table205.A" style:family="table-column">
      <style:table-column-properties style:column-width="1.766in" style:rel-column-width="16345*"/>
    </style:style>
    <style:style style:name="Table205.B" style:family="table-column">
      <style:table-column-properties style:column-width="5.3146in" style:rel-column-width="49190*"/>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1.766in" style:rel-column-width="16345*"/>
    </style:style>
    <style:style style:name="Table219.B" style:family="table-column">
      <style:table-column-properties style:column-width="5.3146in" style:rel-column-width="49190*"/>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66in" style:rel-column-width="16345*"/>
    </style:style>
    <style:style style:name="Table206.B" style:family="table-column">
      <style:table-column-properties style:column-width="5.3146in" style:rel-column-width="49190*"/>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3">
      <style:text-properties fo:font-weight="bold" style:font-weight-asian="bold" style:font-weight-complex="bold"/>
    </style:style>
    <style:style style:name="P60" style:family="paragraph" style:parent-style-name="Heading_20_1">
      <style:paragraph-properties fo:text-align="justify" style:justify-single-word="false"/>
    </style:style>
    <style:style style:name="P61" style:family="paragraph" style:parent-style-name="Heading_20_1">
      <style:paragraph-properties fo:break-before="pag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Index_20_1">
      <style:paragraph-properties>
        <style:tab-stops>
          <style:tab-stop style:position="7.0807in" style:type="right"/>
        </style:tab-stops>
      </style:paragraph-properties>
    </style:style>
    <style:style style:name="P66" style:family="paragraph" style:parent-style-name="Index_20_Separator">
      <style:paragraph-properties>
        <style:tab-stops/>
      </style:paragraph-properties>
    </style:style>
    <style:style style:name="P67" style:family="paragraph" style:parent-style-name="Snippet">
      <style:text-properties style:font-name="Courier New1"/>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paragraph-properties fo:text-align="justify" style:justify-single-word="false"/>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8">
      <style:paragraph-properties fo:text-align="justify" style:justify-single-word="false"/>
    </style:style>
    <style:style style:name="P75" style:family="paragraph" style:parent-style-name="Text_20_body" style:list-style-name="L10">
      <style:paragraph-properties fo:text-align="justify" style:justify-single-word="false"/>
    </style:style>
    <style:style style:name="P76" style:family="paragraph" style:parent-style-name="Text_20_body" style:list-style-name="L11">
      <style:paragraph-properties fo:text-align="justify" style:justify-single-word="false"/>
    </style:style>
    <style:style style:name="P77" style:family="paragraph" style:parent-style-name="Text_20_body" style:list-style-name="L13">
      <style:paragraph-properties fo:text-align="justify" style:justify-single-word="false"/>
    </style:style>
    <style:style style:name="P78" style:family="paragraph" style:parent-style-name="Text_20_body" style:list-style-name="L14">
      <style:paragraph-properties fo:text-align="justify" style:justify-single-word="false"/>
    </style:style>
    <style:style style:name="P79" style:family="paragraph" style:parent-style-name="Text_20_body" style:list-style-name="L15">
      <style:paragraph-properties fo:text-align="justify" style:justify-single-word="false"/>
    </style:style>
    <style:style style:name="P80" style:family="paragraph" style:parent-style-name="Text_20_body" style:list-style-name="L16">
      <style:paragraph-properties fo:text-align="justify" style:justify-single-word="false"/>
    </style:style>
    <style:style style:name="P81" style:family="paragraph" style:parent-style-name="Text_20_body" style:list-style-name="L17">
      <style:paragraph-properties fo:text-align="justify" style:justify-single-word="false"/>
    </style:style>
    <style:style style:name="P82" style:family="paragraph" style:parent-style-name="Text_20_body" style:list-style-name="L18">
      <style:paragraph-properties fo:text-align="justify" style:justify-single-word="false"/>
    </style:style>
    <style:style style:name="P83" style:family="paragraph" style:parent-style-name="Text_20_body" style:list-style-name="L19">
      <style:paragraph-properties fo:text-align="justify" style:justify-single-word="false"/>
    </style:style>
    <style:style style:name="P84" style:family="paragraph" style:parent-style-name="Text_20_body" style:list-style-name="L20">
      <style:paragraph-properties fo:text-align="justify" style:justify-single-word="false"/>
    </style:style>
    <style:style style:name="P85" style:family="paragraph" style:parent-style-name="Text_20_body" style:list-style-name="L21">
      <style:paragraph-properties fo:text-align="justify" style:justify-single-word="false"/>
    </style:style>
    <style:style style:name="P86" style:family="paragraph" style:parent-style-name="Text_20_body" style:list-style-name="L22">
      <style:paragraph-properties fo:text-align="justify" style:justify-single-word="false"/>
    </style:style>
    <style:style style:name="P87" style:family="paragraph" style:parent-style-name="Text_20_body" style:list-style-name="L23">
      <style:paragraph-properties fo:text-align="justify" style:justify-single-word="false"/>
    </style:style>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9"/>
    <style:style style:name="P9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14341504" text:id="ct114341504">
          <text:insertion>
            <office:change-info>
              <dc:creator>Peter Camilleri</dc:creator>
              <dc:date>2015-04-25T23:41:00</dc:date>
            </office:change-info>
          </text:insertion>
        </text:changed-region>
        <text:changed-region xml:id="ct114341648" text:id="ct114341648">
          <text:insertion>
            <office:change-info>
              <dc:creator>Peter Camilleri</dc:creator>
              <dc:date>2015-04-25T23:42:00</dc:date>
            </office:change-info>
          </text:insertion>
        </text:changed-region>
        <text:changed-region xml:id="ct114350376" text:id="ct114350376">
          <text:insertion>
            <office:change-info>
              <dc:creator>Peter Camilleri</dc:creator>
              <dc:date>2015-04-26T13:40:00</dc:date>
            </office:change-info>
          </text:insertion>
        </text:changed-region>
        <text:changed-region xml:id="ct114350480" text:id="ct114350480">
          <text:insertion>
            <office:change-info>
              <dc:creator>Peter Camilleri</dc:creator>
              <dc:date>2015-04-26T13:39:00</dc:date>
            </office:change-info>
          </text:insertion>
        </text:changed-region>
        <text:changed-region xml:id="ct114350584" text:id="ct114350584">
          <text:insertion>
            <office:change-info>
              <dc:creator>Peter Camilleri</dc:creator>
              <dc:date>2015-04-26T13:40:00</dc:date>
            </office:change-info>
          </text:insertion>
        </text:changed-region>
        <text:changed-region xml:id="ct114351624" text:id="ct114351624">
          <text:insertion>
            <office:change-info>
              <dc:creator>Peter Camilleri</dc:creator>
              <dc:date>2015-04-26T13:46:00</dc:date>
            </office:change-info>
          </text:insertion>
        </text:changed-region>
        <text:changed-region xml:id="ct114351728" text:id="ct114351728">
          <text:insertion>
            <office:change-info>
              <dc:creator>Peter Camilleri</dc:creator>
              <dc:date>2015-04-26T13:47:00</dc:date>
            </office:change-info>
          </text:insertion>
        </text:changed-region>
        <text:changed-region xml:id="ct111196792" text:id="ct111196792">
          <text:insertion>
            <office:change-info>
              <dc:creator>Peter Camilleri</dc:creator>
              <dc:date>2015-04-25T13:09:00</dc:date>
            </office:change-info>
          </text:insertion>
        </text:changed-region>
        <text:changed-region xml:id="ct111196896" text:id="ct111196896">
          <text:insertion>
            <office:change-info>
              <dc:creator>Peter Camilleri</dc:creator>
              <dc:date>2015-04-25T13:10:00</dc:date>
            </office:change-info>
          </text:insertion>
        </text:changed-region>
        <text:changed-region xml:id="ct111197104" text:id="ct111197104">
          <text:insertion>
            <office:change-info>
              <dc:creator>Peter Camilleri</dc:creator>
              <dc:date>2015-04-25T13:11:00</dc:date>
            </office:change-info>
          </text:insertion>
        </text:changed-region>
        <text:changed-region xml:id="ct111197208" text:id="ct111197208">
          <text:deletion>
            <office:change-info>
              <dc:creator>Peter Camilleri</dc:creator>
              <dc:date>2015-04-25T13:26:00</dc:date>
            </office:change-info>
            <text:p text:style-name="Text_20_body">.even?</text:p>
          </text:deletion>
        </text:changed-region>
        <text:changed-region xml:id="ct111197312" text:id="ct111197312">
          <text:insertion>
            <office:change-info>
              <dc:creator>Peter Camilleri</dc:creator>
              <dc:date>2015-04-25T13:25:00</dc:date>
            </office:change-info>
          </text:insertion>
        </text:changed-region>
        <text:changed-region xml:id="ct111197416" text:id="ct111197416">
          <text:insertion>
            <office:change-info>
              <dc:creator>Peter Camilleri</dc:creator>
              <dc:date>2015-04-25T13:25:00</dc:date>
            </office:change-info>
          </text:insertion>
        </text:changed-region>
        <text:changed-region xml:id="ct111197520" text:id="ct111197520">
          <text:insertion>
            <office:change-info>
              <dc:creator>Peter Camilleri</dc:creator>
              <dc:date>2015-04-25T13:25:00</dc:date>
            </office:change-info>
          </text:insertion>
        </text:changed-region>
        <text:changed-region xml:id="ct111197624" text:id="ct111197624">
          <text:insertion>
            <office:change-info>
              <dc:creator>Peter Camilleri</dc:creator>
              <dc:date>2015-04-25T13:25:00</dc:date>
            </office:change-info>
          </text:insertion>
        </text:changed-region>
        <text:changed-region xml:id="ct111197728" text:id="ct111197728">
          <text:insertion>
            <office:change-info>
              <dc:creator>Peter Camilleri</dc:creator>
              <dc:date>2015-04-25T13:25:00</dc:date>
            </office:change-info>
          </text:insertion>
        </text:changed-region>
        <text:changed-region xml:id="ct111197832" text:id="ct111197832">
          <text:insertion>
            <office:change-info>
              <dc:creator>Peter Camilleri</dc:creator>
              <dc:date>2015-04-25T13:27:00</dc:date>
            </office:change-info>
          </text:insertion>
        </text:changed-region>
        <text:changed-region xml:id="ct111197936" text:id="ct111197936">
          <text:insertion>
            <office:change-info>
              <dc:creator>Peter Camilleri</dc:creator>
              <dc:date>2015-04-25T13:27:00</dc:date>
            </office:change-info>
          </text:insertion>
        </text:changed-region>
        <text:changed-region xml:id="ct111198040" text:id="ct111198040">
          <text:deletion>
            <office:change-info>
              <dc:creator>Peter Camilleri</dc:creator>
              <dc:date>2015-04-25T13:29:00</dc:date>
            </office:change-info>
            <text:p text:style-name="Text_20_body">.gcd</text:p>
          </text:deletion>
        </text:changed-region>
        <text:changed-region xml:id="ct111198144" text:id="ct111198144">
          <text:insertion>
            <office:change-info>
              <dc:creator>Peter Camilleri</dc:creator>
              <dc:date>2015-04-25T13:25:00</dc:date>
            </office:change-info>
          </text:insertion>
        </text:changed-region>
        <text:changed-region xml:id="ct111198248" text:id="ct111198248">
          <text:deletion>
            <office:change-info>
              <dc:creator>Peter Camilleri</dc:creator>
              <dc:date>2015-04-25T13:31:00</dc:date>
            </office:change-info>
            <text:p text:style-name="Text_20_body">.lcm</text:p>
          </text:deletion>
        </text:changed-region>
        <text:changed-region xml:id="ct111198352" text:id="ct111198352">
          <text:insertion>
            <office:change-info>
              <dc:creator>Peter Camilleri</dc:creator>
              <dc:date>2015-04-25T13:25:00</dc:date>
            </office:change-info>
          </text:insertion>
        </text:changed-region>
        <text:changed-region xml:id="ct111198560" text:id="ct111198560">
          <text:deletion>
            <office:change-info>
              <dc:creator>Peter Camilleri</dc:creator>
              <dc:date>2015-04-25T13:37:00</dc:date>
            </office:change-info>
            <text:p text:style-name="Text_20_body">.odd?</text:p>
          </text:deletion>
        </text:changed-region>
        <text:changed-region xml:id="ct111198456" text:id="ct111198456">
          <text:deletion>
            <office:change-info>
              <dc:creator>Peter Camilleri</dc:creator>
              <dc:date>2015-04-25T13:39:00</dc:date>
            </office:change-info>
            <text:p text:style-name="Text_20_body"/>
            <text:p text:style-name="Text_20_body"/>
          </text:deletion>
        </text:changed-region>
        <text:changed-region xml:id="ct111198664" text:id="ct111198664">
          <text:insertion>
            <office:change-info>
              <dc:creator>Peter Camilleri</dc:creator>
              <dc:date>2015-04-25T13:25:00</dc:date>
            </office:change-info>
          </text:insertion>
        </text:changed-region>
        <text:changed-region xml:id="ct111198768" text:id="ct111198768">
          <text:deletion>
            <office:change-info>
              <dc:creator>Peter Camilleri</dc:creator>
              <dc:date>2015-04-25T13:41:00</dc:date>
            </office:change-info>
            <text:p text:style-name="Text_20_body">2*</text:p>
          </text:deletion>
        </text:changed-region>
        <text:changed-region xml:id="ct111198872" text:id="ct111198872">
          <text:insertion>
            <office:change-info>
              <dc:creator>Peter Camilleri</dc:creator>
              <dc:date>2015-04-25T13:24:00</dc:date>
            </office:change-info>
          </text:insertion>
        </text:changed-region>
        <text:changed-region xml:id="ct111198976" text:id="ct111198976">
          <text:insertion>
            <office:change-info>
              <dc:creator>Peter Camilleri</dc:creator>
              <dc:date>2015-04-25T13:25:00</dc:date>
            </office:change-info>
          </text:insertion>
        </text:changed-region>
        <text:changed-region xml:id="ct111199080" text:id="ct111199080">
          <text:insertion>
            <office:change-info>
              <dc:creator>Peter Camilleri</dc:creator>
              <dc:date>2015-04-25T13:42:00</dc:date>
            </office:change-info>
          </text:insertion>
        </text:changed-region>
        <text:changed-region xml:id="ct111199184" text:id="ct111199184">
          <text:insertion>
            <office:change-info>
              <dc:creator>Peter Camilleri</dc:creator>
              <dc:date>2015-04-25T13:25:00</dc:date>
            </office:change-info>
          </text:insertion>
        </text:changed-region>
        <text:changed-region xml:id="ct111199288" text:id="ct111199288">
          <text:insertion>
            <office:change-info>
              <dc:creator>Peter Camilleri</dc:creator>
              <dc:date>2015-04-25T13:25:00</dc:date>
            </office:change-info>
          </text:insertion>
        </text:changed-region>
        <text:changed-region xml:id="ct111199392" text:id="ct111199392">
          <text:insertion>
            <office:change-info>
              <dc:creator>Peter Camilleri</dc:creator>
              <dc:date>2015-04-25T13:42:00</dc:date>
            </office:change-info>
          </text:insertion>
        </text:changed-region>
        <text:changed-region xml:id="ct111199496" text:id="ct111199496">
          <text:insertion>
            <office:change-info>
              <dc:creator>Peter Camilleri</dc:creator>
              <dc:date>2015-04-25T13:42:00</dc:date>
            </office:change-info>
          </text:insertion>
        </text:changed-region>
        <text:changed-region xml:id="ct114337552" text:id="ct114337552">
          <text:deletion>
            <office:change-info>
              <dc:creator>Peter Camilleri</dc:creator>
              <dc:date>2015-04-25T13:42:00</dc:date>
            </office:change-info>
            <text:p text:style-name="Text_20_body">2/</text:p>
          </text:deletion>
        </text:changed-region>
        <text:changed-region xml:id="ct114337656" text:id="ct114337656">
          <text:insertion>
            <office:change-info>
              <dc:creator>Peter Camilleri</dc:creator>
              <dc:date>2015-04-25T13:25:00</dc:date>
            </office:change-info>
          </text:insertion>
        </text:changed-region>
        <text:changed-region xml:id="ct114337760" text:id="ct114337760">
          <text:deletion>
            <office:change-info>
              <dc:creator>Peter Camilleri</dc:creator>
              <dc:date>2015-04-25T13:46:00</dc:date>
            </office:change-info>
            <text:p text:style-name="Standard"/>
            <text:p text:style-name="Text_20_body">&lt;&lt;</text:p>
          </text:deletion>
        </text:changed-region>
        <text:changed-region xml:id="ct114337864" text:id="ct114337864">
          <text:insertion>
            <office:change-info>
              <dc:creator>Peter Camilleri</dc:creator>
              <dc:date>2015-04-25T13:25:00</dc:date>
            </office:change-info>
          </text:insertion>
        </text:changed-region>
        <text:changed-region xml:id="ct114337968" text:id="ct114337968">
          <text:deletion>
            <office:change-info>
              <dc:creator>Peter Camilleri</dc:creator>
              <dc:date>2015-04-25T13:55:00</dc:date>
            </office:change-info>
            <text:p text:style-name="Standard"/>
            <text:p text:style-name="Text_20_body">&gt;&gt;</text:p>
          </text:deletion>
        </text:changed-region>
        <text:changed-region xml:id="ct114338072" text:id="ct114338072">
          <text:insertion>
            <office:change-info>
              <dc:creator>Peter Camilleri</dc:creator>
              <dc:date>2015-04-25T13:25:00</dc:date>
            </office:change-info>
          </text:insertion>
        </text:changed-region>
        <text:changed-region xml:id="ct114338176" text:id="ct114338176">
          <text:deletion>
            <office:change-info>
              <dc:creator>Peter Camilleri</dc:creator>
              <dc:date>2015-04-25T14:29:00</dc:date>
            </office:change-info>
            <text:p text:style-name="Standard"/>
            <text:p text:style-name="Text_20_body">and</text:p>
          </text:deletion>
        </text:changed-region>
        <text:changed-region xml:id="ct114338280" text:id="ct114338280">
          <text:insertion>
            <office:change-info>
              <dc:creator>Peter Camilleri</dc:creator>
              <dc:date>2015-04-25T13:25:00</dc:date>
            </office:change-info>
          </text:insertion>
        </text:changed-region>
        <text:changed-region xml:id="ct114338384" text:id="ct114338384">
          <text:deletion>
            <office:change-info>
              <dc:creator>Peter Camilleri</dc:creator>
              <dc:date>2015-04-25T14:31:00</dc:date>
            </office:change-info>
            <text:p text:style-name="Text_20_body"/>
            <text:p text:style-name="Text_20_body">com</text:p>
          </text:deletion>
        </text:changed-region>
        <text:changed-region xml:id="ct114338488" text:id="ct114338488">
          <text:insertion>
            <office:change-info>
              <dc:creator>Peter Camilleri</dc:creator>
              <dc:date>2015-04-25T13:25:00</dc:date>
            </office:change-info>
          </text:insertion>
        </text:changed-region>
        <text:changed-region xml:id="ct114338592" text:id="ct114338592">
          <text:deletion>
            <office:change-info>
              <dc:creator>Peter Camilleri</dc:creator>
              <dc:date>2015-04-25T14:33:00</dc:date>
            </office:change-info>
            <text:p text:style-name="Text_20_body"/>
            <text:p text:style-name="Text_20_body">or</text:p>
          </text:deletion>
        </text:changed-region>
        <text:changed-region xml:id="ct114338696" text:id="ct114338696">
          <text:insertion>
            <office:change-info>
              <dc:creator>Peter Camilleri</dc:creator>
              <dc:date>2015-04-25T13:25:00</dc:date>
            </office:change-info>
          </text:insertion>
        </text:changed-region>
        <text:changed-region xml:id="ct114338800" text:id="ct114338800">
          <text:insertion>
            <office:change-info>
              <dc:creator>Peter Camilleri</dc:creator>
              <dc:date>2015-04-25T14:34:00</dc:date>
            </office:change-info>
          </text:insertion>
        </text:changed-region>
        <text:changed-region xml:id="ct114338904" text:id="ct114338904">
          <text:insertion>
            <office:change-info>
              <dc:creator>Peter Camilleri</dc:creator>
              <dc:date>2015-04-25T13:25:00</dc:date>
            </office:change-info>
          </text:insertion>
        </text:changed-region>
        <text:changed-region xml:id="ct114339008" text:id="ct114339008">
          <text:insertion>
            <office:change-info>
              <dc:creator>Peter Camilleri</dc:creator>
              <dc:date>2015-04-25T13:25:00</dc:date>
            </office:change-info>
          </text:insertion>
        </text:changed-region>
        <text:changed-region xml:id="ct114339112" text:id="ct114339112">
          <text:insertion>
            <office:change-info>
              <dc:creator>Peter Camilleri</dc:creator>
              <dc:date>2015-04-25T14:35:00</dc:date>
            </office:change-info>
          </text:insertion>
        </text:changed-region>
        <text:changed-region xml:id="ct114339216" text:id="ct114339216">
          <text:insertion>
            <office:change-info>
              <dc:creator>Peter Camilleri</dc:creator>
              <dc:date>2015-04-25T14:35:00</dc:date>
            </office:change-info>
          </text:insertion>
        </text:changed-region>
        <text:changed-region xml:id="ct114339320" text:id="ct114339320">
          <text:deletion>
            <office:change-info>
              <dc:creator>Peter Camilleri</dc:creator>
              <dc:date>2015-04-25T14:35:00</dc:date>
            </office:change-info>
            <text:p text:style-name="Standard"/>
            <text:p text:style-name="Text_20_body">xor</text:p>
          </text:deletion>
        </text:changed-region>
        <text:changed-region xml:id="ct114339424" text:id="ct114339424">
          <text:insertion>
            <office:change-info>
              <dc:creator>Peter Camilleri</dc:creator>
              <dc:date>2015-04-25T13:25:00</dc:date>
            </office:change-info>
          </text:insertion>
        </text:changed-region>
        <text:changed-region xml:id="ct114339528" text:id="ct114339528">
          <text:insertion>
            <office:change-info>
              <dc:creator>Peter Camilleri</dc:creator>
              <dc:date>2015-04-25T15:11:00</dc:date>
            </office:change-info>
          </text:insertion>
        </text:changed-region>
        <text:changed-region xml:id="ct114339632" text:id="ct114339632">
          <text:insertion>
            <office:change-info>
              <dc:creator>Peter Camilleri</dc:creator>
              <dc:date>2015-04-25T15:09:00</dc:date>
            </office:change-info>
          </text:insertion>
        </text:changed-region>
        <text:changed-region xml:id="ct114339736" text:id="ct114339736">
          <text:insertion>
            <office:change-info>
              <dc:creator>Peter Camilleri</dc:creator>
              <dc:date>2015-04-25T15:09:00</dc:date>
            </office:change-info>
          </text:insertion>
        </text:changed-region>
        <text:changed-region xml:id="ct114339840" text:id="ct114339840">
          <text:insertion>
            <office:change-info>
              <dc:creator>Peter Camilleri</dc:creator>
              <dc:date>2015-04-25T15:09:00</dc:date>
            </office:change-info>
          </text:insertion>
        </text:changed-region>
        <text:changed-region xml:id="ct114339944" text:id="ct114339944">
          <text:insertion>
            <office:change-info>
              <dc:creator>Peter Camilleri</dc:creator>
              <dc:date>2015-04-25T15:10:00</dc:date>
            </office:change-info>
          </text:insertion>
        </text:changed-region>
        <text:changed-region xml:id="ct114340048" text:id="ct114340048">
          <text:insertion>
            <office:change-info>
              <dc:creator>Peter Camilleri</dc:creator>
              <dc:date>2015-04-25T15:10:00</dc:date>
            </office:change-info>
          </text:insertion>
        </text:changed-region>
        <text:changed-region xml:id="ct114340152" text:id="ct114340152">
          <text:insertion>
            <office:change-info>
              <dc:creator>Peter Camilleri</dc:creator>
              <dc:date>2015-04-25T15:10:00</dc:date>
            </office:change-info>
          </text:insertion>
        </text:changed-region>
        <text:changed-region xml:id="ct114340256" text:id="ct114340256">
          <text:insertion>
            <office:change-info>
              <dc:creator>Peter Camilleri</dc:creator>
              <dc:date>2015-04-25T15:10:00</dc:date>
            </office:change-info>
          </text:insertion>
        </text:changed-region>
        <text:changed-region xml:id="ct114340360" text:id="ct114340360">
          <text:insertion>
            <office:change-info>
              <dc:creator>Peter Camilleri</dc:creator>
              <dc:date>2015-04-25T15:10:00</dc:date>
            </office:change-info>
          </text:insertion>
        </text:changed-region>
        <text:changed-region xml:id="ct114340464" text:id="ct114340464">
          <text:insertion>
            <office:change-info>
              <dc:creator>Peter Camilleri</dc:creator>
              <dc:date>2015-04-25T15:10:00</dc:date>
            </office:change-info>
          </text:insertion>
        </text:changed-region>
        <text:changed-region xml:id="ct114340568" text:id="ct114340568">
          <text:insertion>
            <office:change-info>
              <dc:creator>Peter Camilleri</dc:creator>
              <dc:date>2015-04-25T15:10:00</dc:date>
            </office:change-info>
          </text:insertion>
        </text:changed-region>
        <text:changed-region xml:id="ct114340672" text:id="ct114340672">
          <text:insertion>
            <office:change-info>
              <dc:creator>Peter Camilleri</dc:creator>
              <dc:date>2015-04-25T15:10:00</dc:date>
            </office:change-info>
          </text:insertion>
        </text:changed-region>
        <text:changed-region xml:id="ct114340776" text:id="ct114340776">
          <text:deletion>
            <office:change-info>
              <dc:creator>Peter Camilleri</dc:creator>
              <dc:date>2015-04-25T17:35:00</dc:date>
            </office:change-info>
            <text:p text:style-name="P1">Ipsum lorem</text:p>
          </text:deletion>
        </text:changed-region>
        <text:changed-region xml:id="ct114340880" text:id="ct114340880">
          <text:insertion>
            <office:change-info>
              <dc:creator>Peter Camilleri</dc:creator>
              <dc:date>2015-04-25T17:35:00</dc:date>
            </office:change-info>
          </text:insertion>
        </text:changed-region>
        <text:changed-region xml:id="ct114340984" text:id="ct114340984">
          <text:insertion>
            <office:change-info>
              <dc:creator>Peter Camilleri</dc:creator>
              <dc:date>2015-04-25T17:36:00</dc:date>
            </office:change-info>
          </text:insertion>
        </text:changed-region>
        <text:changed-region xml:id="ct114341088" text:id="ct114341088">
          <text:insertion>
            <office:change-info>
              <dc:creator>Peter Camilleri</dc:creator>
              <dc:date>2015-04-25T17:37:00</dc:date>
            </office:change-info>
          </text:insertion>
        </text:changed-region>
        <text:changed-region xml:id="ct114341192" text:id="ct114341192">
          <text:insertion>
            <office:change-info>
              <dc:creator>Peter Camilleri</dc:creator>
              <dc:date>2015-04-25T18:11:00</dc:date>
            </office:change-info>
          </text:insertion>
        </text:changed-region>
        <text:changed-region xml:id="ct114341296" text:id="ct114341296">
          <text:insertion>
            <office:change-info>
              <dc:creator>Peter Camilleri</dc:creator>
              <dc:date>2015-04-25T18:12:00</dc:date>
            </office:change-info>
          </text:insertion>
        </text:changed-region>
        <text:changed-region xml:id="ct114341400" text:id="ct114341400">
          <text:insertion>
            <office:change-info>
              <dc:creator>Peter Camilleri</dc:creator>
              <dc:date>2015-04-25T18:14:00</dc:date>
            </office:change-info>
          </text:insertion>
        </text:changed-region>
        <text:changed-region xml:id="ct114341752" text:id="ct114341752">
          <text:insertion>
            <office:change-info>
              <dc:creator>Peter Camilleri</dc:creator>
              <dc:date>2015-04-25T18:13:00</dc:date>
            </office:change-info>
          </text:insertion>
        </text:changed-region>
        <text:changed-region xml:id="ct114341856" text:id="ct114341856">
          <text:deletion>
            <office:change-info>
              <dc:creator>Peter Camilleri</dc:creator>
              <dc:date>2015-04-25T17:45:00</dc:date>
            </office:change-info>
            <text:p text:style-name="Text_20_body"/>
            <text:p text:style-name="Text_20_body">*</text:p>
          </text:deletion>
        </text:changed-region>
        <text:changed-region xml:id="ct114341960" text:id="ct114341960">
          <text:insertion>
            <office:change-info>
              <dc:creator>Peter Camilleri</dc:creator>
              <dc:date>2015-04-25T17:38:00</dc:date>
            </office:change-info>
          </text:insertion>
        </text:changed-region>
        <text:changed-region xml:id="ct114342064" text:id="ct114342064">
          <text:deletion>
            <office:change-info>
              <dc:creator>Peter Camilleri</dc:creator>
              <dc:date>2015-04-25T18:16:00</dc:date>
            </office:change-info>
            <text:p text:style-name="Standard"/>
            <text:p text:style-name="Text_20_body">**</text:p>
          </text:deletion>
        </text:changed-region>
        <text:changed-region xml:id="ct114342168" text:id="ct114342168">
          <text:insertion>
            <office:change-info>
              <dc:creator>Peter Camilleri</dc:creator>
              <dc:date>2015-04-25T17:38:00</dc:date>
            </office:change-info>
          </text:insertion>
        </text:changed-region>
        <text:changed-region xml:id="ct114342272" text:id="ct114342272">
          <text:insertion>
            <office:change-info>
              <dc:creator>Peter Camilleri</dc:creator>
              <dc:date>2015-04-25T22:45:00</dc:date>
            </office:change-info>
          </text:insertion>
        </text:changed-region>
        <text:changed-region xml:id="ct114342376" text:id="ct114342376">
          <text:insertion>
            <office:change-info>
              <dc:creator>Peter Camilleri</dc:creator>
              <dc:date>2015-04-25T22:46:00</dc:date>
            </office:change-info>
          </text:insertion>
        </text:changed-region>
        <text:changed-region xml:id="ct114342480" text:id="ct114342480">
          <text:insertion>
            <office:change-info>
              <dc:creator>Peter Camilleri</dc:creator>
              <dc:date>2015-04-25T17:38:00</dc:date>
            </office:change-info>
          </text:insertion>
        </text:changed-region>
        <text:changed-region xml:id="ct114342584" text:id="ct114342584">
          <text:insertion>
            <office:change-info>
              <dc:creator>Peter Camilleri</dc:creator>
              <dc:date>2015-04-25T17:38:00</dc:date>
            </office:change-info>
          </text:insertion>
        </text:changed-region>
        <text:changed-region xml:id="ct114342688" text:id="ct114342688">
          <text:insertion>
            <office:change-info>
              <dc:creator>Peter Camilleri</dc:creator>
              <dc:date>2015-04-25T17:38:00</dc:date>
            </office:change-info>
          </text:insertion>
        </text:changed-region>
        <text:changed-region xml:id="ct114342792" text:id="ct114342792">
          <text:insertion>
            <office:change-info>
              <dc:creator>Peter Camilleri</dc:creator>
              <dc:date>2015-04-25T17:38:00</dc:date>
            </office:change-info>
          </text:insertion>
        </text:changed-region>
        <text:changed-region xml:id="ct114342896" text:id="ct114342896">
          <text:insertion>
            <office:change-info>
              <dc:creator>Peter Camilleri</dc:creator>
              <dc:date>2015-04-25T17:38:00</dc:date>
            </office:change-info>
          </text:insertion>
        </text:changed-region>
        <text:changed-region xml:id="ct114343000" text:id="ct114343000">
          <text:insertion>
            <office:change-info>
              <dc:creator>Peter Camilleri</dc:creator>
              <dc:date>2015-04-25T17:38:00</dc:date>
            </office:change-info>
          </text:insertion>
        </text:changed-region>
        <text:changed-region xml:id="ct114343104" text:id="ct114343104">
          <text:insertion>
            <office:change-info>
              <dc:creator>Peter Camilleri</dc:creator>
              <dc:date>2015-04-25T17:38:00</dc:date>
            </office:change-info>
          </text:insertion>
        </text:changed-region>
        <text:changed-region xml:id="ct114343208" text:id="ct114343208">
          <text:insertion>
            <office:change-info>
              <dc:creator>Peter Camilleri</dc:creator>
              <dc:date>2015-04-25T22:38:00</dc:date>
            </office:change-info>
          </text:insertion>
        </text:changed-region>
        <text:changed-region xml:id="ct114343312" text:id="ct114343312">
          <text:insertion>
            <office:change-info>
              <dc:creator>Peter Camilleri</dc:creator>
              <dc:date>2015-04-25T22:38:00</dc:date>
            </office:change-info>
          </text:insertion>
        </text:changed-region>
        <text:changed-region xml:id="ct114343416" text:id="ct114343416">
          <text:deletion>
            <office:change-info>
              <dc:creator>Peter Camilleri</dc:creator>
              <dc:date>2015-04-25T22:48:00</dc:date>
            </office:change-info>
            <text:p text:style-name="Text_20_body">+</text:p>
          </text:deletion>
        </text:changed-region>
        <text:changed-region xml:id="ct114343520" text:id="ct114343520">
          <text:insertion>
            <office:change-info>
              <dc:creator>Peter Camilleri</dc:creator>
              <dc:date>2015-04-25T17:38:00</dc:date>
            </office:change-info>
          </text:insertion>
        </text:changed-region>
        <text:changed-region xml:id="ct114343624" text:id="ct114343624">
          <text:insertion>
            <office:change-info>
              <dc:creator>Peter Camilleri</dc:creator>
              <dc:date>2015-04-25T17:38:00</dc:date>
            </office:change-info>
          </text:insertion>
        </text:changed-region>
        <text:changed-region xml:id="ct114343728" text:id="ct114343728">
          <text:insertion>
            <office:change-info>
              <dc:creator>Peter Camilleri</dc:creator>
              <dc:date>2015-04-25T17:38:00</dc:date>
            </office:change-info>
          </text:insertion>
        </text:changed-region>
        <text:changed-region xml:id="ct114343832" text:id="ct114343832">
          <text:insertion>
            <office:change-info>
              <dc:creator>Peter Camilleri</dc:creator>
              <dc:date>2015-04-25T17:38:00</dc:date>
            </office:change-info>
          </text:insertion>
        </text:changed-region>
        <text:changed-region xml:id="ct114343936" text:id="ct114343936">
          <text:insertion>
            <office:change-info>
              <dc:creator>Peter Camilleri</dc:creator>
              <dc:date>2015-04-25T17:38:00</dc:date>
            </office:change-info>
          </text:insertion>
        </text:changed-region>
        <text:changed-region xml:id="ct114344040" text:id="ct114344040">
          <text:insertion>
            <office:change-info>
              <dc:creator>Peter Camilleri</dc:creator>
              <dc:date>2015-04-26T10:10:00</dc:date>
            </office:change-info>
          </text:insertion>
        </text:changed-region>
        <text:changed-region xml:id="ct114344144" text:id="ct114344144">
          <text:insertion>
            <office:change-info>
              <dc:creator>Peter Camilleri</dc:creator>
              <dc:date>2015-04-26T10:10:00</dc:date>
            </office:change-info>
          </text:insertion>
        </text:changed-region>
        <text:changed-region xml:id="ct114344248" text:id="ct114344248">
          <text:insertion>
            <office:change-info>
              <dc:creator>Peter Camilleri</dc:creator>
              <dc:date>2015-04-25T17:38:00</dc:date>
            </office:change-info>
          </text:insertion>
        </text:changed-region>
        <text:changed-region xml:id="ct114344352" text:id="ct114344352">
          <text:insertion>
            <office:change-info>
              <dc:creator>Peter Camilleri</dc:creator>
              <dc:date>2015-04-26T10:09:00</dc:date>
            </office:change-info>
          </text:insertion>
        </text:changed-region>
        <text:changed-region xml:id="ct114344456" text:id="ct114344456">
          <text:insertion>
            <office:change-info>
              <dc:creator>Peter Camilleri</dc:creator>
              <dc:date>2015-04-26T10:09:00</dc:date>
            </office:change-info>
          </text:insertion>
        </text:changed-region>
        <text:changed-region xml:id="ct114344560" text:id="ct114344560">
          <text:insertion>
            <office:change-info>
              <dc:creator>Peter Camilleri</dc:creator>
              <dc:date>2015-04-26T10:09:00</dc:date>
            </office:change-info>
          </text:insertion>
        </text:changed-region>
        <text:changed-region xml:id="ct114344664" text:id="ct114344664">
          <text:insertion>
            <office:change-info>
              <dc:creator>Peter Camilleri</dc:creator>
              <dc:date>2015-04-26T10:11:00</dc:date>
            </office:change-info>
          </text:insertion>
        </text:changed-region>
        <text:changed-region xml:id="ct114344768" text:id="ct114344768">
          <text:insertion>
            <office:change-info>
              <dc:creator>Peter Camilleri</dc:creator>
              <dc:date>2015-04-26T10:10:00</dc:date>
            </office:change-info>
          </text:insertion>
        </text:changed-region>
        <text:changed-region xml:id="ct114344872" text:id="ct114344872">
          <text:deletion>
            <office:change-info>
              <dc:creator>Peter Camilleri</dc:creator>
              <dc:date>2015-04-25T22:49:00</dc:date>
            </office:change-info>
            <text:p text:style-name="Text_20_body"/>
            <text:p text:style-name="Text_20_body">-</text:p>
          </text:deletion>
        </text:changed-region>
        <text:changed-region xml:id="ct114344976" text:id="ct114344976">
          <text:insertion>
            <office:change-info>
              <dc:creator>Peter Camilleri</dc:creator>
              <dc:date>2015-04-25T17:38:00</dc:date>
            </office:change-info>
          </text:insertion>
        </text:changed-region>
        <text:changed-region xml:id="ct114345184" text:id="ct114345184">
          <text:deletion>
            <office:change-info>
              <dc:creator>Peter Camilleri</dc:creator>
              <dc:date>2015-04-25T22:50:00</dc:date>
            </office:change-info>
            <text:p text:style-name="Text_20_body"/>
            <text:p text:style-name="Text_20_body"/>
          </text:deletion>
        </text:changed-region>
        <text:changed-region xml:id="ct114345080" text:id="ct114345080">
          <text:deletion>
            <office:change-info>
              <dc:creator>Peter Camilleri</dc:creator>
              <dc:date>2015-04-25T22:49:00</dc:date>
            </office:change-info>
            <text:p text:style-name="Text_20_body">.1/x</text:p>
          </text:deletion>
        </text:changed-region>
        <text:changed-region xml:id="ct114345288" text:id="ct114345288">
          <text:insertion>
            <office:change-info>
              <dc:creator>Peter Camilleri</dc:creator>
              <dc:date>2015-04-25T17:38:00</dc:date>
            </office:change-info>
          </text:insertion>
        </text:changed-region>
        <text:changed-region xml:id="ct114345392" text:id="ct114345392">
          <text:deletion>
            <office:change-info>
              <dc:creator>Peter Camilleri</dc:creator>
              <dc:date>2015-04-25T22:52:00</dc:date>
            </office:change-info>
            <text:p text:style-name="Text_20_body"/>
            <text:p text:style-name="Text_20_body">.10**</text:p>
          </text:deletion>
        </text:changed-region>
        <text:changed-region xml:id="ct114345496" text:id="ct114345496">
          <text:insertion>
            <office:change-info>
              <dc:creator>Peter Camilleri</dc:creator>
              <dc:date>2015-04-25T17:38:00</dc:date>
            </office:change-info>
          </text:insertion>
        </text:changed-region>
        <text:changed-region xml:id="ct114345600" text:id="ct114345600">
          <text:deletion>
            <office:change-info>
              <dc:creator>Peter Camilleri</dc:creator>
              <dc:date>2015-04-25T23:06:00</dc:date>
            </office:change-info>
            <text:p text:style-name="Text_20_body"/>
            <text:p text:style-name="Text_20_body">.2**</text:p>
          </text:deletion>
        </text:changed-region>
        <text:changed-region xml:id="ct114349752" text:id="ct114349752">
          <text:insertion>
            <office:change-info>
              <dc:creator>Peter Camilleri</dc:creator>
              <dc:date>2015-04-25T17:38:00</dc:date>
            </office:change-info>
          </text:insertion>
        </text:changed-region>
        <text:changed-region xml:id="ct114349960" text:id="ct114349960">
          <text:deletion>
            <office:change-info>
              <dc:creator>Peter Camilleri</dc:creator>
              <dc:date>2015-04-25T23:07:00</dc:date>
            </office:change-info>
            <text:p text:style-name="Text_20_body"/>
            <text:p text:style-name="Text_20_body"/>
          </text:deletion>
        </text:changed-region>
        <text:changed-region xml:id="ct114349856" text:id="ct114349856">
          <text:deletion>
            <office:change-info>
              <dc:creator>Peter Camilleri</dc:creator>
              <dc:date>2015-04-25T23:06:00</dc:date>
            </office:change-info>
            <text:p text:style-name="Text_20_body">.abs</text:p>
          </text:deletion>
        </text:changed-region>
        <text:changed-region xml:id="ct114350064" text:id="ct114350064">
          <text:insertion>
            <office:change-info>
              <dc:creator>Peter Camilleri</dc:creator>
              <dc:date>2015-04-25T17:38:00</dc:date>
            </office:change-info>
          </text:insertion>
        </text:changed-region>
        <text:changed-region xml:id="ct114350168" text:id="ct114350168">
          <text:deletion>
            <office:change-info>
              <dc:creator>Peter Camilleri</dc:creator>
              <dc:date>2015-04-25T23:07:00</dc:date>
            </office:change-info>
            <text:p text:style-name="Text_20_body"/>
            <text:p text:style-name="Text_20_body">.acos</text:p>
          </text:deletion>
        </text:changed-region>
        <text:changed-region xml:id="ct114350272" text:id="ct114350272">
          <text:insertion>
            <office:change-info>
              <dc:creator>Peter Camilleri</dc:creator>
              <dc:date>2015-04-25T17:38:00</dc:date>
            </office:change-info>
          </text:insertion>
        </text:changed-region>
        <text:changed-region xml:id="ct114350688" text:id="ct114350688">
          <text:insertion>
            <office:change-info>
              <dc:creator>Peter Camilleri</dc:creator>
              <dc:date>2015-04-26T13:39:00</dc:date>
            </office:change-info>
          </text:insertion>
        </text:changed-region>
        <text:changed-region xml:id="ct114350792" text:id="ct114350792">
          <text:insertion>
            <office:change-info>
              <dc:creator>Peter Camilleri</dc:creator>
              <dc:date>2015-04-26T13:38:00</dc:date>
            </office:change-info>
          </text:insertion>
        </text:changed-region>
        <text:changed-region xml:id="ct114350896" text:id="ct114350896">
          <text:insertion>
            <office:change-info>
              <dc:creator>Peter Camilleri</dc:creator>
              <dc:date>2015-04-25T17:38:00</dc:date>
            </office:change-info>
          </text:insertion>
        </text:changed-region>
        <text:changed-region xml:id="ct114351000" text:id="ct114351000">
          <text:insertion>
            <office:change-info>
              <dc:creator>Peter Camilleri</dc:creator>
              <dc:date>2015-04-25T17:38:00</dc:date>
            </office:change-info>
          </text:insertion>
        </text:changed-region>
        <text:changed-region xml:id="ct114351104" text:id="ct114351104">
          <text:insertion>
            <office:change-info>
              <dc:creator>Peter Camilleri</dc:creator>
              <dc:date>2015-04-26T13:45:00</dc:date>
            </office:change-info>
          </text:insertion>
        </text:changed-region>
        <text:changed-region xml:id="ct114351208" text:id="ct114351208">
          <text:insertion>
            <office:change-info>
              <dc:creator>Peter Camilleri</dc:creator>
              <dc:date>2015-04-26T13:45:00</dc:date>
            </office:change-info>
          </text:insertion>
        </text:changed-region>
        <text:changed-region xml:id="ct114351312" text:id="ct114351312">
          <text:insertion>
            <office:change-info>
              <dc:creator>Peter Camilleri</dc:creator>
              <dc:date>2015-04-26T13:45:00</dc:date>
            </office:change-info>
          </text:insertion>
        </text:changed-region>
        <text:changed-region xml:id="ct114351416" text:id="ct114351416">
          <text:insertion>
            <office:change-info>
              <dc:creator>Peter Camilleri</dc:creator>
              <dc:date>2015-04-26T13:45:00</dc:date>
            </office:change-info>
          </text:insertion>
        </text:changed-region>
        <text:changed-region xml:id="ct114351520" text:id="ct114351520">
          <text:deletion>
            <office:change-info>
              <dc:creator>Peter Camilleri</dc:creator>
              <dc:date>2015-04-25T23:09:00</dc:date>
            </office:change-info>
            <text:p text:style-name="Text_20_body"/>
            <text:p text:style-name="Text_20_body">.acosh</text:p>
          </text:deletion>
        </text:changed-region>
        <text:changed-region xml:id="ct114351832" text:id="ct114351832">
          <text:insertion>
            <office:change-info>
              <dc:creator>Peter Camilleri</dc:creator>
              <dc:date>2015-04-25T17:38:00</dc:date>
            </office:change-info>
          </text:insertion>
        </text:changed-region>
        <text:changed-region xml:id="ct114351936" text:id="ct114351936">
          <text:insertion>
            <office:change-info>
              <dc:creator>Peter Camilleri</dc:creator>
              <dc:date>2015-04-25T17:38:00</dc:date>
            </office:change-info>
          </text:insertion>
        </text:changed-region>
        <text:changed-region xml:id="ct114352040" text:id="ct114352040">
          <text:insertion>
            <office:change-info>
              <dc:creator>Peter Camilleri</dc:creator>
              <dc:date>2015-04-25T17:38:00</dc:date>
            </office:change-info>
          </text:insertion>
        </text:changed-region>
        <text:changed-region xml:id="ct114352144" text:id="ct114352144">
          <text:deletion>
            <office:change-info>
              <dc:creator>Peter Camilleri</dc:creator>
              <dc:date>2015-04-25T23:09:00</dc:date>
            </office:change-info>
            <text:p text:style-name="Text_20_body"/>
            <text:p text:style-name="Text_20_body">.angle</text:p>
          </text:deletion>
        </text:changed-region>
        <text:changed-region xml:id="ct114352248" text:id="ct114352248">
          <text:insertion>
            <office:change-info>
              <dc:creator>Peter Camilleri</dc:creator>
              <dc:date>2015-04-25T17:38:00</dc:date>
            </office:change-info>
          </text:insertion>
        </text:changed-region>
        <text:changed-region xml:id="ct114352352" text:id="ct114352352">
          <text:insertion>
            <office:change-info>
              <dc:creator>Peter Camilleri</dc:creator>
              <dc:date>2015-04-25T17:38:00</dc:date>
            </office:change-info>
          </text:insertion>
        </text:changed-region>
        <text:changed-region xml:id="ct114352456" text:id="ct114352456">
          <text:insertion>
            <office:change-info>
              <dc:creator>Peter Camilleri</dc:creator>
              <dc:date>2015-04-25T17:38:00</dc:date>
            </office:change-info>
          </text:insertion>
        </text:changed-region>
        <text:changed-region xml:id="ct114352560" text:id="ct114352560">
          <text:insertion>
            <office:change-info>
              <dc:creator>Peter Camilleri</dc:creator>
              <dc:date>2015-04-25T17:38:00</dc:date>
            </office:change-info>
          </text:insertion>
        </text:changed-region>
        <text:changed-region xml:id="ct114352664" text:id="ct114352664">
          <text:deletion>
            <office:change-info>
              <dc:creator>Peter Camilleri</dc:creator>
              <dc:date>2015-04-25T23:09:00</dc:date>
            </office:change-info>
            <text:p text:style-name="Text_20_body"/>
            <text:p text:style-name="Text_20_body">.asin</text:p>
          </text:deletion>
        </text:changed-region>
        <text:changed-region xml:id="ct114352768" text:id="ct114352768">
          <text:insertion>
            <office:change-info>
              <dc:creator>Peter Camilleri</dc:creator>
              <dc:date>2015-04-25T17:38:00</dc:date>
            </office:change-info>
          </text:insertion>
        </text:changed-region>
        <text:changed-region xml:id="ct114352872" text:id="ct114352872">
          <text:insertion>
            <office:change-info>
              <dc:creator>Peter Camilleri</dc:creator>
              <dc:date>2015-04-25T17:38:00</dc:date>
            </office:change-info>
          </text:insertion>
        </text:changed-region>
        <text:changed-region xml:id="ct114352976" text:id="ct114352976">
          <text:insertion>
            <office:change-info>
              <dc:creator>Peter Camilleri</dc:creator>
              <dc:date>2015-04-25T17:38:00</dc:date>
            </office:change-info>
          </text:insertion>
        </text:changed-region>
        <text:changed-region xml:id="ct114353080" text:id="ct114353080">
          <text:insertion>
            <office:change-info>
              <dc:creator>Peter Camilleri</dc:creator>
              <dc:date>2015-04-25T17:38:00</dc:date>
            </office:change-info>
          </text:insertion>
        </text:changed-region>
        <text:changed-region xml:id="ct114353184" text:id="ct114353184">
          <text:insertion>
            <office:change-info>
              <dc:creator>Peter Camilleri</dc:creator>
              <dc:date>2015-04-25T17:38:00</dc:date>
            </office:change-info>
          </text:insertion>
        </text:changed-region>
        <text:changed-region xml:id="ct114353288" text:id="ct114353288">
          <text:deletion>
            <office:change-info>
              <dc:creator>Peter Camilleri</dc:creator>
              <dc:date>2015-04-25T23:09:00</dc:date>
            </office:change-info>
            <text:p text:style-name="Text_20_body"/>
            <text:p text:style-name="Text_20_body">.asinh</text:p>
          </text:deletion>
        </text:changed-region>
        <text:changed-region xml:id="ct114353392" text:id="ct114353392">
          <text:insertion>
            <office:change-info>
              <dc:creator>Peter Camilleri</dc:creator>
              <dc:date>2015-04-25T17:38:00</dc:date>
            </office:change-info>
          </text:insertion>
        </text:changed-region>
        <text:changed-region xml:id="ct114353496" text:id="ct114353496">
          <text:insertion>
            <office:change-info>
              <dc:creator>Peter Camilleri</dc:creator>
              <dc:date>2015-04-25T17:38:00</dc:date>
            </office:change-info>
          </text:insertion>
        </text:changed-region>
        <text:changed-region xml:id="ct114353600" text:id="ct114353600">
          <text:insertion>
            <office:change-info>
              <dc:creator>Peter Camilleri</dc:creator>
              <dc:date>2015-04-25T17:38:00</dc:date>
            </office:change-info>
          </text:insertion>
        </text:changed-region>
        <text:changed-region xml:id="ct114353704" text:id="ct114353704">
          <text:insertion>
            <office:change-info>
              <dc:creator>Peter Camilleri</dc:creator>
              <dc:date>2015-04-25T17:38:00</dc:date>
            </office:change-info>
          </text:insertion>
        </text:changed-region>
        <text:changed-region xml:id="ct114419384" text:id="ct114419384">
          <text:insertion>
            <office:change-info>
              <dc:creator>Peter Camilleri</dc:creator>
              <dc:date>2015-04-25T17:38:00</dc:date>
            </office:change-info>
          </text:insertion>
        </text:changed-region>
        <text:changed-region xml:id="ct114419488" text:id="ct114419488">
          <text:deletion>
            <office:change-info>
              <dc:creator>Peter Camilleri</dc:creator>
              <dc:date>2015-04-25T23:10:00</dc:date>
            </office:change-info>
            <text:p text:style-name="Text_20_body"/>
            <text:p text:style-name="Text_20_body">.atan</text:p>
          </text:deletion>
        </text:changed-region>
        <text:changed-region xml:id="ct114419592" text:id="ct114419592">
          <text:insertion>
            <office:change-info>
              <dc:creator>Peter Camilleri</dc:creator>
              <dc:date>2015-04-25T17:38:00</dc:date>
            </office:change-info>
          </text:insertion>
        </text:changed-region>
        <text:changed-region xml:id="ct114419696" text:id="ct114419696">
          <text:insertion>
            <office:change-info>
              <dc:creator>Peter Camilleri</dc:creator>
              <dc:date>2015-04-25T17:38:00</dc:date>
            </office:change-info>
          </text:insertion>
        </text:changed-region>
        <text:changed-region xml:id="ct114419800" text:id="ct114419800">
          <text:insertion>
            <office:change-info>
              <dc:creator>Peter Camilleri</dc:creator>
              <dc:date>2015-04-25T17:38:00</dc:date>
            </office:change-info>
          </text:insertion>
        </text:changed-region>
        <text:changed-region xml:id="ct114419904" text:id="ct114419904">
          <text:insertion>
            <office:change-info>
              <dc:creator>Peter Camilleri</dc:creator>
              <dc:date>2015-04-25T17:38:00</dc:date>
            </office:change-info>
          </text:insertion>
        </text:changed-region>
        <text:changed-region xml:id="ct114420008" text:id="ct114420008">
          <text:insertion>
            <office:change-info>
              <dc:creator>Peter Camilleri</dc:creator>
              <dc:date>2015-04-25T17:38:00</dc:date>
            </office:change-info>
          </text:insertion>
        </text:changed-region>
        <text:changed-region xml:id="ct114420112" text:id="ct114420112">
          <text:deletion>
            <office:change-info>
              <dc:creator>Peter Camilleri</dc:creator>
              <dc:date>2015-04-25T23:10:00</dc:date>
            </office:change-info>
            <text:p text:style-name="Text_20_body"/>
            <text:p text:style-name="Text_20_body">.atan2</text:p>
          </text:deletion>
        </text:changed-region>
        <text:changed-region xml:id="ct114420216" text:id="ct114420216">
          <text:insertion>
            <office:change-info>
              <dc:creator>Peter Camilleri</dc:creator>
              <dc:date>2015-04-25T17:38:00</dc:date>
            </office:change-info>
          </text:insertion>
        </text:changed-region>
        <text:changed-region xml:id="ct114420320" text:id="ct114420320">
          <text:insertion>
            <office:change-info>
              <dc:creator>Peter Camilleri</dc:creator>
              <dc:date>2015-04-25T17:38:00</dc:date>
            </office:change-info>
          </text:insertion>
        </text:changed-region>
        <text:changed-region xml:id="ct114420424" text:id="ct114420424">
          <text:insertion>
            <office:change-info>
              <dc:creator>Peter Camilleri</dc:creator>
              <dc:date>2015-04-25T17:38:00</dc:date>
            </office:change-info>
          </text:insertion>
        </text:changed-region>
        <text:changed-region xml:id="ct114420528" text:id="ct114420528">
          <text:insertion>
            <office:change-info>
              <dc:creator>Peter Camilleri</dc:creator>
              <dc:date>2015-04-25T17:38:00</dc:date>
            </office:change-info>
          </text:insertion>
        </text:changed-region>
        <text:changed-region xml:id="ct114420632" text:id="ct114420632">
          <text:insertion>
            <office:change-info>
              <dc:creator>Peter Camilleri</dc:creator>
              <dc:date>2015-04-25T17:38:00</dc:date>
            </office:change-info>
          </text:insertion>
        </text:changed-region>
        <text:changed-region xml:id="ct114420840" text:id="ct114420840">
          <text:deletion>
            <office:change-info>
              <dc:creator>Peter Camilleri</dc:creator>
              <dc:date>2015-04-25T23:12:00</dc:date>
            </office:change-info>
            <text:p text:style-name="Text_20_body"/>
            <text:p text:style-name="Text_20_body"/>
          </text:deletion>
        </text:changed-region>
        <text:changed-region xml:id="ct114420736" text:id="ct114420736">
          <text:deletion>
            <office:change-info>
              <dc:creator>Peter Camilleri</dc:creator>
              <dc:date>2015-04-25T23:11:00</dc:date>
            </office:change-info>
            <text:p text:style-name="Text_20_body">.atanh</text:p>
          </text:deletion>
        </text:changed-region>
        <text:changed-region xml:id="ct114420944" text:id="ct114420944">
          <text:insertion>
            <office:change-info>
              <dc:creator>Peter Camilleri</dc:creator>
              <dc:date>2015-04-25T17:38:00</dc:date>
            </office:change-info>
          </text:insertion>
        </text:changed-region>
        <text:changed-region xml:id="ct114421048" text:id="ct114421048">
          <text:insertion>
            <office:change-info>
              <dc:creator>Peter Camilleri</dc:creator>
              <dc:date>2015-04-25T17:38:00</dc:date>
            </office:change-info>
          </text:insertion>
        </text:changed-region>
        <text:changed-region xml:id="ct114421152" text:id="ct114421152">
          <text:insertion>
            <office:change-info>
              <dc:creator>Peter Camilleri</dc:creator>
              <dc:date>2015-04-25T17:38:00</dc:date>
            </office:change-info>
          </text:insertion>
        </text:changed-region>
        <text:changed-region xml:id="ct114421256" text:id="ct114421256">
          <text:insertion>
            <office:change-info>
              <dc:creator>Peter Camilleri</dc:creator>
              <dc:date>2015-04-25T17:38:00</dc:date>
            </office:change-info>
          </text:insertion>
        </text:changed-region>
        <text:changed-region xml:id="ct114421360" text:id="ct114421360">
          <text:insertion>
            <office:change-info>
              <dc:creator>Peter Camilleri</dc:creator>
              <dc:date>2015-04-25T17:38:00</dc:date>
            </office:change-info>
          </text:insertion>
        </text:changed-region>
        <text:changed-region xml:id="ct114421464" text:id="ct114421464">
          <text:deletion>
            <office:change-info>
              <dc:creator>Peter Camilleri</dc:creator>
              <dc:date>2015-04-25T23:12:00</dc:date>
            </office:change-info>
            <text:p text:style-name="Text_20_body"/>
            <text:p text:style-name="Text_20_body">.c2p</text:p>
          </text:deletion>
        </text:changed-region>
        <text:changed-region xml:id="ct114421568" text:id="ct114421568">
          <text:insertion>
            <office:change-info>
              <dc:creator>Peter Camilleri</dc:creator>
              <dc:date>2015-04-25T17:38:00</dc:date>
            </office:change-info>
          </text:insertion>
        </text:changed-region>
        <text:changed-region xml:id="ct114421672" text:id="ct114421672">
          <text:insertion>
            <office:change-info>
              <dc:creator>Peter Camilleri</dc:creator>
              <dc:date>2015-04-25T17:38:00</dc:date>
            </office:change-info>
          </text:insertion>
        </text:changed-region>
        <text:changed-region xml:id="ct114421776" text:id="ct114421776">
          <text:insertion>
            <office:change-info>
              <dc:creator>Peter Camilleri</dc:creator>
              <dc:date>2015-04-25T17:38:00</dc:date>
            </office:change-info>
          </text:insertion>
        </text:changed-region>
        <text:changed-region xml:id="ct114421880" text:id="ct114421880">
          <text:insertion>
            <office:change-info>
              <dc:creator>Peter Camilleri</dc:creator>
              <dc:date>2015-04-25T17:38:00</dc:date>
            </office:change-info>
          </text:insertion>
        </text:changed-region>
        <text:changed-region xml:id="ct114421984" text:id="ct114421984">
          <text:insertion>
            <office:change-info>
              <dc:creator>Peter Camilleri</dc:creator>
              <dc:date>2015-04-25T17:38:00</dc:date>
            </office:change-info>
          </text:insertion>
        </text:changed-region>
        <text:changed-region xml:id="ct114422192" text:id="ct114422192">
          <text:deletion>
            <office:change-info>
              <dc:creator>Peter Camilleri</dc:creator>
              <dc:date>2015-04-25T23:13:00</dc:date>
            </office:change-info>
            <text:p text:style-name="Text_20_body"/>
            <text:p text:style-name="Text_20_body"/>
          </text:deletion>
        </text:changed-region>
        <text:changed-region xml:id="ct114422088" text:id="ct114422088">
          <text:deletion>
            <office:change-info>
              <dc:creator>Peter Camilleri</dc:creator>
              <dc:date>2015-04-25T23:12:00</dc:date>
            </office:change-info>
            <text:p text:style-name="Text_20_body">.cbrt</text:p>
          </text:deletion>
        </text:changed-region>
        <text:changed-region xml:id="ct114422296" text:id="ct114422296">
          <text:insertion>
            <office:change-info>
              <dc:creator>Peter Camilleri</dc:creator>
              <dc:date>2015-04-25T17:38:00</dc:date>
            </office:change-info>
          </text:insertion>
        </text:changed-region>
        <text:changed-region xml:id="ct114422400" text:id="ct114422400">
          <text:insertion>
            <office:change-info>
              <dc:creator>Peter Camilleri</dc:creator>
              <dc:date>2015-04-25T17:38:00</dc:date>
            </office:change-info>
          </text:insertion>
        </text:changed-region>
        <text:changed-region xml:id="ct114422504" text:id="ct114422504">
          <text:insertion>
            <office:change-info>
              <dc:creator>Peter Camilleri</dc:creator>
              <dc:date>2015-04-25T17:38:00</dc:date>
            </office:change-info>
          </text:insertion>
        </text:changed-region>
        <text:changed-region xml:id="ct114422608" text:id="ct114422608">
          <text:insertion>
            <office:change-info>
              <dc:creator>Peter Camilleri</dc:creator>
              <dc:date>2015-04-25T17:38:00</dc:date>
            </office:change-info>
          </text:insertion>
        </text:changed-region>
        <text:changed-region xml:id="ct114422712" text:id="ct114422712">
          <text:insertion>
            <office:change-info>
              <dc:creator>Peter Camilleri</dc:creator>
              <dc:date>2015-04-25T17:38:00</dc:date>
            </office:change-info>
          </text:insertion>
        </text:changed-region>
        <text:changed-region xml:id="ct114422816" text:id="ct114422816">
          <text:deletion>
            <office:change-info>
              <dc:creator>Peter Camilleri</dc:creator>
              <dc:date>2015-04-25T23:13:00</dc:date>
            </office:change-info>
            <text:p text:style-name="Text_20_body"/>
            <text:p text:style-name="Text_20_body">.ceil</text:p>
          </text:deletion>
        </text:changed-region>
        <text:changed-region xml:id="ct114422920" text:id="ct114422920">
          <text:insertion>
            <office:change-info>
              <dc:creator>Peter Camilleri</dc:creator>
              <dc:date>2015-04-25T17:38:00</dc:date>
            </office:change-info>
          </text:insertion>
        </text:changed-region>
        <text:changed-region xml:id="ct114423024" text:id="ct114423024">
          <text:insertion>
            <office:change-info>
              <dc:creator>Peter Camilleri</dc:creator>
              <dc:date>2015-04-25T17:38:00</dc:date>
            </office:change-info>
          </text:insertion>
        </text:changed-region>
        <text:changed-region xml:id="ct114423128" text:id="ct114423128">
          <text:insertion>
            <office:change-info>
              <dc:creator>Peter Camilleri</dc:creator>
              <dc:date>2015-04-25T17:38:00</dc:date>
            </office:change-info>
          </text:insertion>
        </text:changed-region>
        <text:changed-region xml:id="ct114423232" text:id="ct114423232">
          <text:insertion>
            <office:change-info>
              <dc:creator>Peter Camilleri</dc:creator>
              <dc:date>2015-04-25T17:38:00</dc:date>
            </office:change-info>
          </text:insertion>
        </text:changed-region>
        <text:changed-region xml:id="ct114423336" text:id="ct114423336">
          <text:insertion>
            <office:change-info>
              <dc:creator>Peter Camilleri</dc:creator>
              <dc:date>2015-04-25T17:38:00</dc:date>
            </office:change-info>
          </text:insertion>
        </text:changed-region>
        <text:changed-region xml:id="ct114423480" text:id="ct114423480">
          <text:insertion>
            <office:change-info>
              <dc:creator>Peter Camilleri</dc:creator>
              <dc:date>2015-04-25T17:38:00</dc:date>
            </office:change-info>
          </text:insertion>
        </text:changed-region>
        <text:changed-region xml:id="ct114423584" text:id="ct114423584">
          <text:deletion>
            <office:change-info>
              <dc:creator>Peter Camilleri</dc:creator>
              <dc:date>2015-04-25T23:13:00</dc:date>
            </office:change-info>
            <text:p text:style-name="Text_20_body"/>
            <text:p text:style-name="Text_20_body">.conjugate</text:p>
          </text:deletion>
        </text:changed-region>
        <text:changed-region xml:id="ct114423688" text:id="ct114423688">
          <text:insertion>
            <office:change-info>
              <dc:creator>Peter Camilleri</dc:creator>
              <dc:date>2015-04-25T17:38:00</dc:date>
            </office:change-info>
          </text:insertion>
        </text:changed-region>
        <text:changed-region xml:id="ct114423792" text:id="ct114423792">
          <text:insertion>
            <office:change-info>
              <dc:creator>Peter Camilleri</dc:creator>
              <dc:date>2015-04-25T17:38:00</dc:date>
            </office:change-info>
          </text:insertion>
        </text:changed-region>
        <text:changed-region xml:id="ct114423896" text:id="ct114423896">
          <text:insertion>
            <office:change-info>
              <dc:creator>Peter Camilleri</dc:creator>
              <dc:date>2015-04-25T17:38:00</dc:date>
            </office:change-info>
          </text:insertion>
        </text:changed-region>
        <text:changed-region xml:id="ct114424000" text:id="ct114424000">
          <text:insertion>
            <office:change-info>
              <dc:creator>Peter Camilleri</dc:creator>
              <dc:date>2015-04-25T17:38:00</dc:date>
            </office:change-info>
          </text:insertion>
        </text:changed-region>
        <text:changed-region xml:id="ct114424104" text:id="ct114424104">
          <text:deletion>
            <office:change-info>
              <dc:creator>Peter Camilleri</dc:creator>
              <dc:date>2015-04-25T23:13:00</dc:date>
            </office:change-info>
            <text:p text:style-name="Text_20_body"/>
            <text:p text:style-name="Text_20_body">.cos</text:p>
          </text:deletion>
        </text:changed-region>
        <text:changed-region xml:id="ct114424208" text:id="ct114424208">
          <text:insertion>
            <office:change-info>
              <dc:creator>Peter Camilleri</dc:creator>
              <dc:date>2015-04-25T17:38:00</dc:date>
            </office:change-info>
          </text:insertion>
        </text:changed-region>
        <text:changed-region xml:id="ct114424312" text:id="ct114424312">
          <text:insertion>
            <office:change-info>
              <dc:creator>Peter Camilleri</dc:creator>
              <dc:date>2015-04-25T17:38:00</dc:date>
            </office:change-info>
          </text:insertion>
        </text:changed-region>
        <text:changed-region xml:id="ct114424416" text:id="ct114424416">
          <text:insertion>
            <office:change-info>
              <dc:creator>Peter Camilleri</dc:creator>
              <dc:date>2015-04-25T17:38:00</dc:date>
            </office:change-info>
          </text:insertion>
        </text:changed-region>
        <text:changed-region xml:id="ct114424520" text:id="ct114424520">
          <text:insertion>
            <office:change-info>
              <dc:creator>Peter Camilleri</dc:creator>
              <dc:date>2015-04-25T17:38:00</dc:date>
            </office:change-info>
          </text:insertion>
        </text:changed-region>
        <text:changed-region xml:id="ct114424624" text:id="ct114424624">
          <text:insertion>
            <office:change-info>
              <dc:creator>Peter Camilleri</dc:creator>
              <dc:date>2015-04-25T17:38:00</dc:date>
            </office:change-info>
          </text:insertion>
        </text:changed-region>
        <text:changed-region xml:id="ct114424832" text:id="ct114424832">
          <text:deletion>
            <office:change-info>
              <dc:creator>Peter Camilleri</dc:creator>
              <dc:date>2015-04-25T23:14:00</dc:date>
            </office:change-info>
            <text:p text:style-name="Text_20_body"/>
            <text:p text:style-name="Text_20_body"/>
          </text:deletion>
        </text:changed-region>
        <text:changed-region xml:id="ct114424728" text:id="ct114424728">
          <text:deletion>
            <office:change-info>
              <dc:creator>Peter Camilleri</dc:creator>
              <dc:date>2015-04-25T23:13:00</dc:date>
            </office:change-info>
            <text:p text:style-name="Text_20_body">.cosh</text:p>
          </text:deletion>
        </text:changed-region>
        <text:changed-region xml:id="ct114424936" text:id="ct114424936">
          <text:insertion>
            <office:change-info>
              <dc:creator>Peter Camilleri</dc:creator>
              <dc:date>2015-04-25T17:38:00</dc:date>
            </office:change-info>
          </text:insertion>
        </text:changed-region>
        <text:changed-region xml:id="ct114425040" text:id="ct114425040">
          <text:insertion>
            <office:change-info>
              <dc:creator>Peter Camilleri</dc:creator>
              <dc:date>2015-04-25T17:38:00</dc:date>
            </office:change-info>
          </text:insertion>
        </text:changed-region>
        <text:changed-region xml:id="ct114425144" text:id="ct114425144">
          <text:insertion>
            <office:change-info>
              <dc:creator>Peter Camilleri</dc:creator>
              <dc:date>2015-04-25T17:38:00</dc:date>
            </office:change-info>
          </text:insertion>
        </text:changed-region>
        <text:changed-region xml:id="ct114425248" text:id="ct114425248">
          <text:insertion>
            <office:change-info>
              <dc:creator>Peter Camilleri</dc:creator>
              <dc:date>2015-04-25T17:38:00</dc:date>
            </office:change-info>
          </text:insertion>
        </text:changed-region>
        <text:changed-region xml:id="ct114425352" text:id="ct114425352">
          <text:insertion>
            <office:change-info>
              <dc:creator>Peter Camilleri</dc:creator>
              <dc:date>2015-04-25T17:38:00</dc:date>
            </office:change-info>
          </text:insertion>
        </text:changed-region>
        <text:changed-region xml:id="ct114425456" text:id="ct114425456">
          <text:deletion>
            <office:change-info>
              <dc:creator>Peter Camilleri</dc:creator>
              <dc:date>2015-04-25T23:14:00</dc:date>
            </office:change-info>
            <text:p text:style-name="Text_20_body"/>
            <text:p text:style-name="Text_20_body">.cube</text:p>
          </text:deletion>
        </text:changed-region>
        <text:changed-region xml:id="ct114425560" text:id="ct114425560">
          <text:insertion>
            <office:change-info>
              <dc:creator>Peter Camilleri</dc:creator>
              <dc:date>2015-04-25T17:38:00</dc:date>
            </office:change-info>
          </text:insertion>
        </text:changed-region>
        <text:changed-region xml:id="ct114425664" text:id="ct114425664">
          <text:insertion>
            <office:change-info>
              <dc:creator>Peter Camilleri</dc:creator>
              <dc:date>2015-04-25T17:38:00</dc:date>
            </office:change-info>
          </text:insertion>
        </text:changed-region>
        <text:changed-region xml:id="ct114425768" text:id="ct114425768">
          <text:insertion>
            <office:change-info>
              <dc:creator>Peter Camilleri</dc:creator>
              <dc:date>2015-04-25T17:38:00</dc:date>
            </office:change-info>
          </text:insertion>
        </text:changed-region>
        <text:changed-region xml:id="ct114425872" text:id="ct114425872">
          <text:insertion>
            <office:change-info>
              <dc:creator>Peter Camilleri</dc:creator>
              <dc:date>2015-04-25T17:38:00</dc:date>
            </office:change-info>
          </text:insertion>
        </text:changed-region>
        <text:changed-region xml:id="ct114425976" text:id="ct114425976">
          <text:deletion>
            <office:change-info>
              <dc:creator>Peter Camilleri</dc:creator>
              <dc:date>2015-04-25T23:15:00</dc:date>
            </office:change-info>
            <text:p text:style-name="Text_20_body"/>
            <text:p text:style-name="Text_20_body">.d2r</text:p>
          </text:deletion>
        </text:changed-region>
        <text:changed-region xml:id="ct114426080" text:id="ct114426080">
          <text:insertion>
            <office:change-info>
              <dc:creator>Peter Camilleri</dc:creator>
              <dc:date>2015-04-25T17:38:00</dc:date>
            </office:change-info>
          </text:insertion>
        </text:changed-region>
        <text:changed-region xml:id="ct114426184" text:id="ct114426184">
          <text:insertion>
            <office:change-info>
              <dc:creator>Peter Camilleri</dc:creator>
              <dc:date>2015-04-25T17:38:00</dc:date>
            </office:change-info>
          </text:insertion>
        </text:changed-region>
        <text:changed-region xml:id="ct114426288" text:id="ct114426288">
          <text:insertion>
            <office:change-info>
              <dc:creator>Peter Camilleri</dc:creator>
              <dc:date>2015-04-25T17:38:00</dc:date>
            </office:change-info>
          </text:insertion>
        </text:changed-region>
        <text:changed-region xml:id="ct114426392" text:id="ct114426392">
          <text:insertion>
            <office:change-info>
              <dc:creator>Peter Camilleri</dc:creator>
              <dc:date>2015-04-25T17:38:00</dc:date>
            </office:change-info>
          </text:insertion>
        </text:changed-region>
        <text:changed-region xml:id="ct114426496" text:id="ct114426496">
          <text:insertion>
            <office:change-info>
              <dc:creator>Peter Camilleri</dc:creator>
              <dc:date>2015-04-25T17:38:00</dc:date>
            </office:change-info>
          </text:insertion>
        </text:changed-region>
        <text:changed-region xml:id="ct114426600" text:id="ct114426600">
          <text:deletion>
            <office:change-info>
              <dc:creator>Peter Camilleri</dc:creator>
              <dc:date>2015-04-25T23:15:00</dc:date>
            </office:change-info>
            <text:p text:style-name="Text_20_body"/>
            <text:p text:style-name="Text_20_body">.denominator</text:p>
          </text:deletion>
        </text:changed-region>
        <text:changed-region xml:id="ct114426704" text:id="ct114426704">
          <text:insertion>
            <office:change-info>
              <dc:creator>Peter Camilleri</dc:creator>
              <dc:date>2015-04-25T17:38:00</dc:date>
            </office:change-info>
          </text:insertion>
        </text:changed-region>
        <text:changed-region xml:id="ct114426808" text:id="ct114426808">
          <text:insertion>
            <office:change-info>
              <dc:creator>Peter Camilleri</dc:creator>
              <dc:date>2015-04-25T17:38:00</dc:date>
            </office:change-info>
          </text:insertion>
        </text:changed-region>
        <text:changed-region xml:id="ct114426912" text:id="ct114426912">
          <text:insertion>
            <office:change-info>
              <dc:creator>Peter Camilleri</dc:creator>
              <dc:date>2015-04-25T17:38:00</dc:date>
            </office:change-info>
          </text:insertion>
        </text:changed-region>
        <text:changed-region xml:id="ct114427016" text:id="ct114427016">
          <text:insertion>
            <office:change-info>
              <dc:creator>Peter Camilleri</dc:creator>
              <dc:date>2015-04-25T17:38:00</dc:date>
            </office:change-info>
          </text:insertion>
        </text:changed-region>
        <text:changed-region xml:id="ct114427120" text:id="ct114427120">
          <text:insertion>
            <office:change-info>
              <dc:creator>Peter Camilleri</dc:creator>
              <dc:date>2015-04-25T17:38:00</dc:date>
            </office:change-info>
          </text:insertion>
        </text:changed-region>
        <text:changed-region xml:id="ct114427224" text:id="ct114427224">
          <text:insertion>
            <office:change-info>
              <dc:creator>Peter Camilleri</dc:creator>
              <dc:date>2015-04-25T17:38:00</dc:date>
            </office:change-info>
          </text:insertion>
        </text:changed-region>
        <text:changed-region xml:id="ct114427328" text:id="ct114427328">
          <text:deletion>
            <office:change-info>
              <dc:creator>Peter Camilleri</dc:creator>
              <dc:date>2015-04-25T23:15:00</dc:date>
            </office:change-info>
            <text:p text:style-name="Text_20_body"/>
            <text:p text:style-name="Text_20_body">.e**</text:p>
          </text:deletion>
        </text:changed-region>
        <text:changed-region xml:id="ct114427432" text:id="ct114427432">
          <text:insertion>
            <office:change-info>
              <dc:creator>Peter Camilleri</dc:creator>
              <dc:date>2015-04-25T17:38:00</dc:date>
            </office:change-info>
          </text:insertion>
        </text:changed-region>
        <text:changed-region xml:id="ct114427576" text:id="ct114427576">
          <text:insertion>
            <office:change-info>
              <dc:creator>Peter Camilleri</dc:creator>
              <dc:date>2015-04-25T17:38:00</dc:date>
            </office:change-info>
          </text:insertion>
        </text:changed-region>
        <text:changed-region xml:id="ct114427680" text:id="ct114427680">
          <text:insertion>
            <office:change-info>
              <dc:creator>Peter Camilleri</dc:creator>
              <dc:date>2015-04-25T17:38:00</dc:date>
            </office:change-info>
          </text:insertion>
        </text:changed-region>
        <text:changed-region xml:id="ct114427784" text:id="ct114427784">
          <text:insertion>
            <office:change-info>
              <dc:creator>Peter Camilleri</dc:creator>
              <dc:date>2015-04-25T17:38:00</dc:date>
            </office:change-info>
          </text:insertion>
        </text:changed-region>
        <text:changed-region xml:id="ct114427888" text:id="ct114427888">
          <text:insertion>
            <office:change-info>
              <dc:creator>Peter Camilleri</dc:creator>
              <dc:date>2015-04-25T17:38:00</dc:date>
            </office:change-info>
          </text:insertion>
        </text:changed-region>
        <text:changed-region xml:id="ct114427992" text:id="ct114427992">
          <text:deletion>
            <office:change-info>
              <dc:creator>Peter Camilleri</dc:creator>
              <dc:date>2015-04-25T23:15:00</dc:date>
            </office:change-info>
            <text:p text:style-name="Text_20_body"/>
            <text:p text:style-name="Text_20_body">.emit</text:p>
          </text:deletion>
        </text:changed-region>
        <text:changed-region xml:id="ct114428096" text:id="ct114428096">
          <text:insertion>
            <office:change-info>
              <dc:creator>Peter Camilleri</dc:creator>
              <dc:date>2015-04-25T17:38:00</dc:date>
            </office:change-info>
          </text:insertion>
        </text:changed-region>
        <text:changed-region xml:id="ct114428200" text:id="ct114428200">
          <text:insertion>
            <office:change-info>
              <dc:creator>Peter Camilleri</dc:creator>
              <dc:date>2015-04-25T17:38:00</dc:date>
            </office:change-info>
          </text:insertion>
        </text:changed-region>
        <text:changed-region xml:id="ct114428304" text:id="ct114428304">
          <text:insertion>
            <office:change-info>
              <dc:creator>Peter Camilleri</dc:creator>
              <dc:date>2015-04-25T17:38:00</dc:date>
            </office:change-info>
          </text:insertion>
        </text:changed-region>
        <text:changed-region xml:id="ct114428408" text:id="ct114428408">
          <text:insertion>
            <office:change-info>
              <dc:creator>Peter Camilleri</dc:creator>
              <dc:date>2015-04-25T17:38:00</dc:date>
            </office:change-info>
          </text:insertion>
        </text:changed-region>
        <text:changed-region xml:id="ct114428616" text:id="ct114428616">
          <text:deletion>
            <office:change-info>
              <dc:creator>Peter Camilleri</dc:creator>
              <dc:date>2015-04-25T23:16:00</dc:date>
            </office:change-info>
            <text:p text:style-name="Text_20_body"/>
            <text:p text:style-name="Text_20_body"/>
          </text:deletion>
        </text:changed-region>
        <text:changed-region xml:id="ct114428512" text:id="ct114428512">
          <text:deletion>
            <office:change-info>
              <dc:creator>Peter Camilleri</dc:creator>
              <dc:date>2015-04-25T23:15:00</dc:date>
            </office:change-info>
            <text:p text:style-name="Text_20_body">.floor</text:p>
          </text:deletion>
        </text:changed-region>
        <text:changed-region xml:id="ct114428720" text:id="ct114428720">
          <text:insertion>
            <office:change-info>
              <dc:creator>Peter Camilleri</dc:creator>
              <dc:date>2015-04-25T17:38:00</dc:date>
            </office:change-info>
          </text:insertion>
        </text:changed-region>
        <text:changed-region xml:id="ct114428824" text:id="ct114428824">
          <text:insertion>
            <office:change-info>
              <dc:creator>Peter Camilleri</dc:creator>
              <dc:date>2015-04-25T17:38:00</dc:date>
            </office:change-info>
          </text:insertion>
        </text:changed-region>
        <text:changed-region xml:id="ct114428928" text:id="ct114428928">
          <text:insertion>
            <office:change-info>
              <dc:creator>Peter Camilleri</dc:creator>
              <dc:date>2015-04-25T17:38:00</dc:date>
            </office:change-info>
          </text:insertion>
        </text:changed-region>
        <text:changed-region xml:id="ct114429032" text:id="ct114429032">
          <text:insertion>
            <office:change-info>
              <dc:creator>Peter Camilleri</dc:creator>
              <dc:date>2015-04-25T17:38:00</dc:date>
            </office:change-info>
          </text:insertion>
        </text:changed-region>
        <text:changed-region xml:id="ct114429136" text:id="ct114429136">
          <text:insertion>
            <office:change-info>
              <dc:creator>Peter Camilleri</dc:creator>
              <dc:date>2015-04-25T17:38:00</dc:date>
            </office:change-info>
          </text:insertion>
        </text:changed-region>
        <text:changed-region xml:id="ct114429240" text:id="ct114429240">
          <text:insertion>
            <office:change-info>
              <dc:creator>Peter Camilleri</dc:creator>
              <dc:date>2015-04-25T17:38:00</dc:date>
            </office:change-info>
          </text:insertion>
        </text:changed-region>
        <text:changed-region xml:id="ct114429344" text:id="ct114429344">
          <text:deletion>
            <office:change-info>
              <dc:creator>Peter Camilleri</dc:creator>
              <dc:date>2015-04-25T23:16:00</dc:date>
            </office:change-info>
            <text:p text:style-name="Text_20_body"/>
            <text:p text:style-name="Text_20_body">.hypot</text:p>
          </text:deletion>
        </text:changed-region>
        <text:changed-region xml:id="ct114429448" text:id="ct114429448">
          <text:insertion>
            <office:change-info>
              <dc:creator>Peter Camilleri</dc:creator>
              <dc:date>2015-04-25T17:38:00</dc:date>
            </office:change-info>
          </text:insertion>
        </text:changed-region>
        <text:changed-region xml:id="ct114429552" text:id="ct114429552">
          <text:insertion>
            <office:change-info>
              <dc:creator>Peter Camilleri</dc:creator>
              <dc:date>2015-04-25T17:38:00</dc:date>
            </office:change-info>
          </text:insertion>
        </text:changed-region>
        <text:changed-region xml:id="ct114429656" text:id="ct114429656">
          <text:insertion>
            <office:change-info>
              <dc:creator>Peter Camilleri</dc:creator>
              <dc:date>2015-04-25T17:38:00</dc:date>
            </office:change-info>
          </text:insertion>
        </text:changed-region>
        <text:changed-region xml:id="ct114429760" text:id="ct114429760">
          <text:insertion>
            <office:change-info>
              <dc:creator>Peter Camilleri</dc:creator>
              <dc:date>2015-04-25T17:38:00</dc:date>
            </office:change-info>
          </text:insertion>
        </text:changed-region>
        <text:changed-region xml:id="ct114429864" text:id="ct114429864">
          <text:insertion>
            <office:change-info>
              <dc:creator>Peter Camilleri</dc:creator>
              <dc:date>2015-04-25T17:38:00</dc:date>
            </office:change-info>
          </text:insertion>
        </text:changed-region>
        <text:changed-region xml:id="ct114429968" text:id="ct114429968">
          <text:deletion>
            <office:change-info>
              <dc:creator>Peter Camilleri</dc:creator>
              <dc:date>2015-04-25T23:16:00</dc:date>
            </office:change-info>
            <text:p text:style-name="Text_20_body"/>
            <text:p text:style-name="Text_20_body">.imaginary</text:p>
          </text:deletion>
        </text:changed-region>
        <text:changed-region xml:id="ct114430072" text:id="ct114430072">
          <text:insertion>
            <office:change-info>
              <dc:creator>Peter Camilleri</dc:creator>
              <dc:date>2015-04-25T17:38:00</dc:date>
            </office:change-info>
          </text:insertion>
        </text:changed-region>
        <text:changed-region xml:id="ct114430176" text:id="ct114430176">
          <text:insertion>
            <office:change-info>
              <dc:creator>Peter Camilleri</dc:creator>
              <dc:date>2015-04-25T17:38:00</dc:date>
            </office:change-info>
          </text:insertion>
        </text:changed-region>
        <text:changed-region xml:id="ct114430280" text:id="ct114430280">
          <text:insertion>
            <office:change-info>
              <dc:creator>Peter Camilleri</dc:creator>
              <dc:date>2015-04-25T17:38:00</dc:date>
            </office:change-info>
          </text:insertion>
        </text:changed-region>
        <text:changed-region xml:id="ct114430384" text:id="ct114430384">
          <text:insertion>
            <office:change-info>
              <dc:creator>Peter Camilleri</dc:creator>
              <dc:date>2015-04-25T17:38:00</dc:date>
            </office:change-info>
          </text:insertion>
        </text:changed-region>
        <text:changed-region xml:id="ct114430488" text:id="ct114430488">
          <text:deletion>
            <office:change-info>
              <dc:creator>Peter Camilleri</dc:creator>
              <dc:date>2015-04-25T23:16:00</dc:date>
            </office:change-info>
            <text:p text:style-name="Text_20_body"/>
            <text:p text:style-name="Text_20_body">.ln</text:p>
          </text:deletion>
        </text:changed-region>
        <text:changed-region xml:id="ct114430592" text:id="ct114430592">
          <text:insertion>
            <office:change-info>
              <dc:creator>Peter Camilleri</dc:creator>
              <dc:date>2015-04-25T17:38:00</dc:date>
            </office:change-info>
          </text:insertion>
        </text:changed-region>
        <text:changed-region xml:id="ct114430696" text:id="ct114430696">
          <text:insertion>
            <office:change-info>
              <dc:creator>Peter Camilleri</dc:creator>
              <dc:date>2015-04-25T17:38:00</dc:date>
            </office:change-info>
          </text:insertion>
        </text:changed-region>
        <text:changed-region xml:id="ct114430800" text:id="ct114430800">
          <text:insertion>
            <office:change-info>
              <dc:creator>Peter Camilleri</dc:creator>
              <dc:date>2015-04-25T17:38:00</dc:date>
            </office:change-info>
          </text:insertion>
        </text:changed-region>
        <text:changed-region xml:id="ct114430904" text:id="ct114430904">
          <text:insertion>
            <office:change-info>
              <dc:creator>Peter Camilleri</dc:creator>
              <dc:date>2015-04-25T17:38:00</dc:date>
            </office:change-info>
          </text:insertion>
        </text:changed-region>
        <text:changed-region xml:id="ct114431008" text:id="ct114431008">
          <text:insertion>
            <office:change-info>
              <dc:creator>Peter Camilleri</dc:creator>
              <dc:date>2015-04-25T17:38:00</dc:date>
            </office:change-info>
          </text:insertion>
        </text:changed-region>
        <text:changed-region xml:id="ct114431112" text:id="ct114431112">
          <text:deletion>
            <office:change-info>
              <dc:creator>Peter Camilleri</dc:creator>
              <dc:date>2015-04-25T23:16:00</dc:date>
            </office:change-info>
            <text:p text:style-name="Text_20_body"/>
            <text:p text:style-name="Text_20_body">.log10</text:p>
          </text:deletion>
        </text:changed-region>
        <text:changed-region xml:id="ct114431216" text:id="ct114431216">
          <text:insertion>
            <office:change-info>
              <dc:creator>Peter Camilleri</dc:creator>
              <dc:date>2015-04-25T17:38:00</dc:date>
            </office:change-info>
          </text:insertion>
        </text:changed-region>
        <text:changed-region xml:id="ct114431320" text:id="ct114431320">
          <text:insertion>
            <office:change-info>
              <dc:creator>Peter Camilleri</dc:creator>
              <dc:date>2015-04-25T17:38:00</dc:date>
            </office:change-info>
          </text:insertion>
        </text:changed-region>
        <text:changed-region xml:id="ct114431424" text:id="ct114431424">
          <text:insertion>
            <office:change-info>
              <dc:creator>Peter Camilleri</dc:creator>
              <dc:date>2015-04-25T17:38:00</dc:date>
            </office:change-info>
          </text:insertion>
        </text:changed-region>
        <text:changed-region xml:id="ct114431528" text:id="ct114431528">
          <text:insertion>
            <office:change-info>
              <dc:creator>Peter Camilleri</dc:creator>
              <dc:date>2015-04-25T17:38:00</dc:date>
            </office:change-info>
          </text:insertion>
        </text:changed-region>
        <text:changed-region xml:id="ct114431672" text:id="ct114431672">
          <text:insertion>
            <office:change-info>
              <dc:creator>Peter Camilleri</dc:creator>
              <dc:date>2015-04-25T17:38:00</dc:date>
            </office:change-info>
          </text:insertion>
        </text:changed-region>
        <text:changed-region xml:id="ct114431776" text:id="ct114431776">
          <text:deletion>
            <office:change-info>
              <dc:creator>Peter Camilleri</dc:creator>
              <dc:date>2015-04-25T23:17:00</dc:date>
            </office:change-info>
            <text:p text:style-name="Text_20_body"/>
            <text:p text:style-name="Text_20_body">.log2</text:p>
          </text:deletion>
        </text:changed-region>
        <text:changed-region xml:id="ct114431880" text:id="ct114431880">
          <text:insertion>
            <office:change-info>
              <dc:creator>Peter Camilleri</dc:creator>
              <dc:date>2015-04-25T17:38:00</dc:date>
            </office:change-info>
          </text:insertion>
        </text:changed-region>
        <text:changed-region xml:id="ct114431984" text:id="ct114431984">
          <text:insertion>
            <office:change-info>
              <dc:creator>Peter Camilleri</dc:creator>
              <dc:date>2015-04-25T17:38:00</dc:date>
            </office:change-info>
          </text:insertion>
        </text:changed-region>
        <text:changed-region xml:id="ct114432088" text:id="ct114432088">
          <text:insertion>
            <office:change-info>
              <dc:creator>Peter Camilleri</dc:creator>
              <dc:date>2015-04-25T17:38:00</dc:date>
            </office:change-info>
          </text:insertion>
        </text:changed-region>
        <text:changed-region xml:id="ct114432192" text:id="ct114432192">
          <text:insertion>
            <office:change-info>
              <dc:creator>Peter Camilleri</dc:creator>
              <dc:date>2015-04-25T17:38:00</dc:date>
            </office:change-info>
          </text:insertion>
        </text:changed-region>
        <text:changed-region xml:id="ct114432296" text:id="ct114432296">
          <text:insertion>
            <office:change-info>
              <dc:creator>Peter Camilleri</dc:creator>
              <dc:date>2015-04-25T17:38:00</dc:date>
            </office:change-info>
          </text:insertion>
        </text:changed-region>
        <text:changed-region xml:id="ct114432400" text:id="ct114432400">
          <text:deletion>
            <office:change-info>
              <dc:creator>Peter Camilleri</dc:creator>
              <dc:date>2015-04-25T23:17:00</dc:date>
            </office:change-info>
            <text:p text:style-name="Text_20_body"/>
            <text:p text:style-name="Text_20_body">.magnitude</text:p>
          </text:deletion>
        </text:changed-region>
        <text:changed-region xml:id="ct114432504" text:id="ct114432504">
          <text:insertion>
            <office:change-info>
              <dc:creator>Peter Camilleri</dc:creator>
              <dc:date>2015-04-25T17:38:00</dc:date>
            </office:change-info>
          </text:insertion>
        </text:changed-region>
        <text:changed-region xml:id="ct114432608" text:id="ct114432608">
          <text:insertion>
            <office:change-info>
              <dc:creator>Peter Camilleri</dc:creator>
              <dc:date>2015-04-25T17:38:00</dc:date>
            </office:change-info>
          </text:insertion>
        </text:changed-region>
        <text:changed-region xml:id="ct114432712" text:id="ct114432712">
          <text:insertion>
            <office:change-info>
              <dc:creator>Peter Camilleri</dc:creator>
              <dc:date>2015-04-25T17:38:00</dc:date>
            </office:change-info>
          </text:insertion>
        </text:changed-region>
        <text:changed-region xml:id="ct114432816" text:id="ct114432816">
          <text:insertion>
            <office:change-info>
              <dc:creator>Peter Camilleri</dc:creator>
              <dc:date>2015-04-25T17:38:00</dc:date>
            </office:change-info>
          </text:insertion>
        </text:changed-region>
        <text:changed-region xml:id="ct114432920" text:id="ct114432920">
          <text:deletion>
            <office:change-info>
              <dc:creator>Peter Camilleri</dc:creator>
              <dc:date>2015-04-25T23:17:00</dc:date>
            </office:change-info>
            <text:p text:style-name="Text_20_body"/>
            <text:p text:style-name="Text_20_body">.numerator</text:p>
          </text:deletion>
        </text:changed-region>
        <text:changed-region xml:id="ct114433024" text:id="ct114433024">
          <text:insertion>
            <office:change-info>
              <dc:creator>Peter Camilleri</dc:creator>
              <dc:date>2015-04-25T17:38:00</dc:date>
            </office:change-info>
          </text:insertion>
        </text:changed-region>
        <text:changed-region xml:id="ct114433128" text:id="ct114433128">
          <text:insertion>
            <office:change-info>
              <dc:creator>Peter Camilleri</dc:creator>
              <dc:date>2015-04-25T17:38:00</dc:date>
            </office:change-info>
          </text:insertion>
        </text:changed-region>
        <text:changed-region xml:id="ct114433232" text:id="ct114433232">
          <text:insertion>
            <office:change-info>
              <dc:creator>Peter Camilleri</dc:creator>
              <dc:date>2015-04-25T17:38:00</dc:date>
            </office:change-info>
          </text:insertion>
        </text:changed-region>
        <text:changed-region xml:id="ct114433336" text:id="ct114433336">
          <text:insertion>
            <office:change-info>
              <dc:creator>Peter Camilleri</dc:creator>
              <dc:date>2015-04-25T17:38:00</dc:date>
            </office:change-info>
          </text:insertion>
        </text:changed-region>
        <text:changed-region xml:id="ct114433544" text:id="ct114433544">
          <text:deletion>
            <office:change-info>
              <dc:creator>Peter Camilleri</dc:creator>
              <dc:date>2015-04-25T23:18:00</dc:date>
            </office:change-info>
            <text:p text:style-name="Text_20_body"/>
            <text:p text:style-name="Text_20_body"/>
          </text:deletion>
        </text:changed-region>
        <text:changed-region xml:id="ct114433440" text:id="ct114433440">
          <text:deletion>
            <office:change-info>
              <dc:creator>Peter Camilleri</dc:creator>
              <dc:date>2015-04-25T23:17:00</dc:date>
            </office:change-info>
            <text:p text:style-name="Text_20_body">.p2c</text:p>
          </text:deletion>
        </text:changed-region>
        <text:changed-region xml:id="ct114433648" text:id="ct114433648">
          <text:insertion>
            <office:change-info>
              <dc:creator>Peter Camilleri</dc:creator>
              <dc:date>2015-04-25T17:38:00</dc:date>
            </office:change-info>
          </text:insertion>
        </text:changed-region>
        <text:changed-region xml:id="ct114433752" text:id="ct114433752">
          <text:insertion>
            <office:change-info>
              <dc:creator>Peter Camilleri</dc:creator>
              <dc:date>2015-04-25T17:38:00</dc:date>
            </office:change-info>
          </text:insertion>
        </text:changed-region>
        <text:changed-region xml:id="ct114433856" text:id="ct114433856">
          <text:insertion>
            <office:change-info>
              <dc:creator>Peter Camilleri</dc:creator>
              <dc:date>2015-04-25T17:38:00</dc:date>
            </office:change-info>
          </text:insertion>
        </text:changed-region>
        <text:changed-region xml:id="ct114433960" text:id="ct114433960">
          <text:insertion>
            <office:change-info>
              <dc:creator>Peter Camilleri</dc:creator>
              <dc:date>2015-04-25T17:38:00</dc:date>
            </office:change-info>
          </text:insertion>
        </text:changed-region>
        <text:changed-region xml:id="ct114434064" text:id="ct114434064">
          <text:insertion>
            <office:change-info>
              <dc:creator>Peter Camilleri</dc:creator>
              <dc:date>2015-04-25T17:38:00</dc:date>
            </office:change-info>
          </text:insertion>
        </text:changed-region>
        <text:changed-region xml:id="ct114434168" text:id="ct114434168">
          <text:insertion>
            <office:change-info>
              <dc:creator>Peter Camilleri</dc:creator>
              <dc:date>2015-04-25T17:38:00</dc:date>
            </office:change-info>
          </text:insertion>
        </text:changed-region>
        <text:changed-region xml:id="ct114434272" text:id="ct114434272">
          <text:deletion>
            <office:change-info>
              <dc:creator>Peter Camilleri</dc:creator>
              <dc:date>2015-04-25T23:18:00</dc:date>
            </office:change-info>
            <text:p text:style-name="Text_20_body"/>
            <text:p text:style-name="Text_20_body">.polar</text:p>
          </text:deletion>
        </text:changed-region>
        <text:changed-region xml:id="ct114434376" text:id="ct114434376">
          <text:insertion>
            <office:change-info>
              <dc:creator>Peter Camilleri</dc:creator>
              <dc:date>2015-04-25T17:38:00</dc:date>
            </office:change-info>
          </text:insertion>
        </text:changed-region>
        <text:changed-region xml:id="ct114434480" text:id="ct114434480">
          <text:insertion>
            <office:change-info>
              <dc:creator>Peter Camilleri</dc:creator>
              <dc:date>2015-04-25T17:38:00</dc:date>
            </office:change-info>
          </text:insertion>
        </text:changed-region>
        <text:changed-region xml:id="ct114434584" text:id="ct114434584">
          <text:insertion>
            <office:change-info>
              <dc:creator>Peter Camilleri</dc:creator>
              <dc:date>2015-04-25T17:38:00</dc:date>
            </office:change-info>
          </text:insertion>
        </text:changed-region>
        <text:changed-region xml:id="ct114434688" text:id="ct114434688">
          <text:insertion>
            <office:change-info>
              <dc:creator>Peter Camilleri</dc:creator>
              <dc:date>2015-04-25T17:38:00</dc:date>
            </office:change-info>
          </text:insertion>
        </text:changed-region>
        <text:changed-region xml:id="ct114434792" text:id="ct114434792">
          <text:insertion>
            <office:change-info>
              <dc:creator>Peter Camilleri</dc:creator>
              <dc:date>2015-04-25T17:38:00</dc:date>
            </office:change-info>
          </text:insertion>
        </text:changed-region>
        <text:changed-region xml:id="ct114434896" text:id="ct114434896">
          <text:insertion>
            <office:change-info>
              <dc:creator>Peter Camilleri</dc:creator>
              <dc:date>2015-04-25T17:38:00</dc:date>
            </office:change-info>
          </text:insertion>
        </text:changed-region>
        <text:changed-region xml:id="ct114435000" text:id="ct114435000">
          <text:deletion>
            <office:change-info>
              <dc:creator>Peter Camilleri</dc:creator>
              <dc:date>2015-04-25T23:18:00</dc:date>
            </office:change-info>
            <text:p text:style-name="Text_20_body"/>
            <text:p text:style-name="Text_20_body">.r2d</text:p>
          </text:deletion>
        </text:changed-region>
        <text:changed-region xml:id="ct114435104" text:id="ct114435104">
          <text:insertion>
            <office:change-info>
              <dc:creator>Peter Camilleri</dc:creator>
              <dc:date>2015-04-25T17:38:00</dc:date>
            </office:change-info>
          </text:insertion>
        </text:changed-region>
        <text:changed-region xml:id="ct114435208" text:id="ct114435208">
          <text:insertion>
            <office:change-info>
              <dc:creator>Peter Camilleri</dc:creator>
              <dc:date>2015-04-25T17:38:00</dc:date>
            </office:change-info>
          </text:insertion>
        </text:changed-region>
        <text:changed-region xml:id="ct114435312" text:id="ct114435312">
          <text:insertion>
            <office:change-info>
              <dc:creator>Peter Camilleri</dc:creator>
              <dc:date>2015-04-25T17:38:00</dc:date>
            </office:change-info>
          </text:insertion>
        </text:changed-region>
        <text:changed-region xml:id="ct114435416" text:id="ct114435416">
          <text:insertion>
            <office:change-info>
              <dc:creator>Peter Camilleri</dc:creator>
              <dc:date>2015-04-25T17:38:00</dc:date>
            </office:change-info>
          </text:insertion>
        </text:changed-region>
        <text:changed-region xml:id="ct114435520" text:id="ct114435520">
          <text:insertion>
            <office:change-info>
              <dc:creator>Peter Camilleri</dc:creator>
              <dc:date>2015-04-25T17:38:00</dc:date>
            </office:change-info>
          </text:insertion>
        </text:changed-region>
        <text:changed-region xml:id="ct114435624" text:id="ct114435624">
          <text:deletion>
            <office:change-info>
              <dc:creator>Peter Camilleri</dc:creator>
              <dc:date>2015-04-25T23:18:00</dc:date>
            </office:change-info>
            <text:p text:style-name="Text_20_body"/>
            <text:p text:style-name="Text_20_body">.real</text:p>
          </text:deletion>
        </text:changed-region>
        <text:changed-region xml:id="ct114435768" text:id="ct114435768">
          <text:insertion>
            <office:change-info>
              <dc:creator>Peter Camilleri</dc:creator>
              <dc:date>2015-04-25T17:39:00</dc:date>
            </office:change-info>
          </text:insertion>
        </text:changed-region>
        <text:changed-region xml:id="ct114435872" text:id="ct114435872">
          <text:insertion>
            <office:change-info>
              <dc:creator>Peter Camilleri</dc:creator>
              <dc:date>2015-04-25T17:39:00</dc:date>
            </office:change-info>
          </text:insertion>
        </text:changed-region>
        <text:changed-region xml:id="ct114435976" text:id="ct114435976">
          <text:insertion>
            <office:change-info>
              <dc:creator>Peter Camilleri</dc:creator>
              <dc:date>2015-04-25T17:39:00</dc:date>
            </office:change-info>
          </text:insertion>
        </text:changed-region>
        <text:changed-region xml:id="ct114436080" text:id="ct114436080">
          <text:insertion>
            <office:change-info>
              <dc:creator>Peter Camilleri</dc:creator>
              <dc:date>2015-04-25T17:39:00</dc:date>
            </office:change-info>
          </text:insertion>
        </text:changed-region>
        <text:changed-region xml:id="ct114436184" text:id="ct114436184">
          <text:deletion>
            <office:change-info>
              <dc:creator>Peter Camilleri</dc:creator>
              <dc:date>2015-04-25T23:19:00</dc:date>
            </office:change-info>
            <text:p text:style-name="Text_20_body"/>
            <text:p text:style-name="Text_20_body">.round</text:p>
          </text:deletion>
        </text:changed-region>
        <text:changed-region xml:id="ct114436288" text:id="ct114436288">
          <text:insertion>
            <office:change-info>
              <dc:creator>Peter Camilleri</dc:creator>
              <dc:date>2015-04-25T17:39:00</dc:date>
            </office:change-info>
          </text:insertion>
        </text:changed-region>
        <text:changed-region xml:id="ct114436392" text:id="ct114436392">
          <text:insertion>
            <office:change-info>
              <dc:creator>Peter Camilleri</dc:creator>
              <dc:date>2015-04-25T17:39:00</dc:date>
            </office:change-info>
          </text:insertion>
        </text:changed-region>
        <text:changed-region xml:id="ct114436496" text:id="ct114436496">
          <text:insertion>
            <office:change-info>
              <dc:creator>Peter Camilleri</dc:creator>
              <dc:date>2015-04-25T17:39:00</dc:date>
            </office:change-info>
          </text:insertion>
        </text:changed-region>
        <text:changed-region xml:id="ct114436600" text:id="ct114436600">
          <text:insertion>
            <office:change-info>
              <dc:creator>Peter Camilleri</dc:creator>
              <dc:date>2015-04-25T17:39:00</dc:date>
            </office:change-info>
          </text:insertion>
        </text:changed-region>
        <text:changed-region xml:id="ct114436704" text:id="ct114436704">
          <text:insertion>
            <office:change-info>
              <dc:creator>Peter Camilleri</dc:creator>
              <dc:date>2015-04-25T17:39:00</dc:date>
            </office:change-info>
          </text:insertion>
        </text:changed-region>
        <text:changed-region xml:id="ct114436808" text:id="ct114436808">
          <text:insertion>
            <office:change-info>
              <dc:creator>Peter Camilleri</dc:creator>
              <dc:date>2015-04-25T17:39:00</dc:date>
            </office:change-info>
          </text:insertion>
        </text:changed-region>
        <text:changed-region xml:id="ct114436912" text:id="ct114436912">
          <text:deletion>
            <office:change-info>
              <dc:creator>Peter Camilleri</dc:creator>
              <dc:date>2015-04-25T23:19:00</dc:date>
            </office:change-info>
            <text:p text:style-name="Text_20_body"/>
            <text:p text:style-name="Text_20_body">.sin</text:p>
          </text:deletion>
        </text:changed-region>
        <text:changed-region xml:id="ct114437016" text:id="ct114437016">
          <text:insertion>
            <office:change-info>
              <dc:creator>Peter Camilleri</dc:creator>
              <dc:date>2015-04-25T17:39:00</dc:date>
            </office:change-info>
          </text:insertion>
        </text:changed-region>
        <text:changed-region xml:id="ct114437120" text:id="ct114437120">
          <text:insertion>
            <office:change-info>
              <dc:creator>Peter Camilleri</dc:creator>
              <dc:date>2015-04-25T17:39:00</dc:date>
            </office:change-info>
          </text:insertion>
        </text:changed-region>
        <text:changed-region xml:id="ct114437224" text:id="ct114437224">
          <text:insertion>
            <office:change-info>
              <dc:creator>Peter Camilleri</dc:creator>
              <dc:date>2015-04-25T17:39:00</dc:date>
            </office:change-info>
          </text:insertion>
        </text:changed-region>
        <text:changed-region xml:id="ct114437328" text:id="ct114437328">
          <text:insertion>
            <office:change-info>
              <dc:creator>Peter Camilleri</dc:creator>
              <dc:date>2015-04-25T17:39:00</dc:date>
            </office:change-info>
          </text:insertion>
        </text:changed-region>
        <text:changed-region xml:id="ct114437432" text:id="ct114437432">
          <text:insertion>
            <office:change-info>
              <dc:creator>Peter Camilleri</dc:creator>
              <dc:date>2015-04-25T17:39:00</dc:date>
            </office:change-info>
          </text:insertion>
        </text:changed-region>
        <text:changed-region xml:id="ct114437536" text:id="ct114437536">
          <text:deletion>
            <office:change-info>
              <dc:creator>Peter Camilleri</dc:creator>
              <dc:date>2015-04-25T23:19:00</dc:date>
            </office:change-info>
            <text:p text:style-name="Text_20_body"/>
            <text:p text:style-name="Text_20_body">.sinh</text:p>
          </text:deletion>
        </text:changed-region>
        <text:changed-region xml:id="ct114437640" text:id="ct114437640">
          <text:insertion>
            <office:change-info>
              <dc:creator>Peter Camilleri</dc:creator>
              <dc:date>2015-04-25T17:39:00</dc:date>
            </office:change-info>
          </text:insertion>
        </text:changed-region>
        <text:changed-region xml:id="ct114437744" text:id="ct114437744">
          <text:insertion>
            <office:change-info>
              <dc:creator>Peter Camilleri</dc:creator>
              <dc:date>2015-04-25T17:39:00</dc:date>
            </office:change-info>
          </text:insertion>
        </text:changed-region>
        <text:changed-region xml:id="ct114437848" text:id="ct114437848">
          <text:insertion>
            <office:change-info>
              <dc:creator>Peter Camilleri</dc:creator>
              <dc:date>2015-04-25T17:39:00</dc:date>
            </office:change-info>
          </text:insertion>
        </text:changed-region>
        <text:changed-region xml:id="ct114437952" text:id="ct114437952">
          <text:insertion>
            <office:change-info>
              <dc:creator>Peter Camilleri</dc:creator>
              <dc:date>2015-04-25T17:39:00</dc:date>
            </office:change-info>
          </text:insertion>
        </text:changed-region>
        <text:changed-region xml:id="ct114438056" text:id="ct114438056">
          <text:insertion>
            <office:change-info>
              <dc:creator>Peter Camilleri</dc:creator>
              <dc:date>2015-04-25T17:39:00</dc:date>
            </office:change-info>
          </text:insertion>
        </text:changed-region>
        <text:changed-region xml:id="ct114438160" text:id="ct114438160">
          <text:deletion>
            <office:change-info>
              <dc:creator>Peter Camilleri</dc:creator>
              <dc:date>2015-04-25T23:19:00</dc:date>
            </office:change-info>
            <text:p text:style-name="Text_20_body"/>
            <text:p text:style-name="Text_20_body">.sleep</text:p>
          </text:deletion>
        </text:changed-region>
        <text:changed-region xml:id="ct114438264" text:id="ct114438264">
          <text:insertion>
            <office:change-info>
              <dc:creator>Peter Camilleri</dc:creator>
              <dc:date>2015-04-25T17:39:00</dc:date>
            </office:change-info>
          </text:insertion>
        </text:changed-region>
        <text:changed-region xml:id="ct114438368" text:id="ct114438368">
          <text:insertion>
            <office:change-info>
              <dc:creator>Peter Camilleri</dc:creator>
              <dc:date>2015-04-25T17:39:00</dc:date>
            </office:change-info>
          </text:insertion>
        </text:changed-region>
        <text:changed-region xml:id="ct114438472" text:id="ct114438472">
          <text:insertion>
            <office:change-info>
              <dc:creator>Peter Camilleri</dc:creator>
              <dc:date>2015-04-25T17:39:00</dc:date>
            </office:change-info>
          </text:insertion>
        </text:changed-region>
        <text:changed-region xml:id="ct114438576" text:id="ct114438576">
          <text:insertion>
            <office:change-info>
              <dc:creator>Peter Camilleri</dc:creator>
              <dc:date>2015-04-25T17:39:00</dc:date>
            </office:change-info>
          </text:insertion>
        </text:changed-region>
        <text:changed-region xml:id="ct114438680" text:id="ct114438680">
          <text:deletion>
            <office:change-info>
              <dc:creator>Peter Camilleri</dc:creator>
              <dc:date>2015-04-25T23:20:00</dc:date>
            </office:change-info>
            <text:p text:style-name="Text_20_body"/>
            <text:p text:style-name="Text_20_body">.sqr</text:p>
          </text:deletion>
        </text:changed-region>
        <text:changed-region xml:id="ct114438784" text:id="ct114438784">
          <text:insertion>
            <office:change-info>
              <dc:creator>Peter Camilleri</dc:creator>
              <dc:date>2015-04-25T17:39:00</dc:date>
            </office:change-info>
          </text:insertion>
        </text:changed-region>
        <text:changed-region xml:id="ct114438888" text:id="ct114438888">
          <text:insertion>
            <office:change-info>
              <dc:creator>Peter Camilleri</dc:creator>
              <dc:date>2015-04-25T17:39:00</dc:date>
            </office:change-info>
          </text:insertion>
        </text:changed-region>
        <text:changed-region xml:id="ct114438992" text:id="ct114438992">
          <text:insertion>
            <office:change-info>
              <dc:creator>Peter Camilleri</dc:creator>
              <dc:date>2015-04-25T17:39:00</dc:date>
            </office:change-info>
          </text:insertion>
        </text:changed-region>
        <text:changed-region xml:id="ct114439096" text:id="ct114439096">
          <text:insertion>
            <office:change-info>
              <dc:creator>Peter Camilleri</dc:creator>
              <dc:date>2015-04-25T17:39:00</dc:date>
            </office:change-info>
          </text:insertion>
        </text:changed-region>
        <text:changed-region xml:id="ct114439200" text:id="ct114439200">
          <text:deletion>
            <office:change-info>
              <dc:creator>Peter Camilleri</dc:creator>
              <dc:date>2015-04-25T23:20:00</dc:date>
            </office:change-info>
            <text:p text:style-name="Text_20_body"/>
            <text:p text:style-name="Text_20_body">.sqrt</text:p>
          </text:deletion>
        </text:changed-region>
        <text:changed-region xml:id="ct114439304" text:id="ct114439304">
          <text:insertion>
            <office:change-info>
              <dc:creator>Peter Camilleri</dc:creator>
              <dc:date>2015-04-25T17:39:00</dc:date>
            </office:change-info>
          </text:insertion>
        </text:changed-region>
        <text:changed-region xml:id="ct114439408" text:id="ct114439408">
          <text:insertion>
            <office:change-info>
              <dc:creator>Peter Camilleri</dc:creator>
              <dc:date>2015-04-25T17:39:00</dc:date>
            </office:change-info>
          </text:insertion>
        </text:changed-region>
        <text:changed-region xml:id="ct114439512" text:id="ct114439512">
          <text:insertion>
            <office:change-info>
              <dc:creator>Peter Camilleri</dc:creator>
              <dc:date>2015-04-25T17:39:00</dc:date>
            </office:change-info>
          </text:insertion>
        </text:changed-region>
        <text:changed-region xml:id="ct114439616" text:id="ct114439616">
          <text:insertion>
            <office:change-info>
              <dc:creator>Peter Camilleri</dc:creator>
              <dc:date>2015-04-25T17:39:00</dc:date>
            </office:change-info>
          </text:insertion>
        </text:changed-region>
        <text:changed-region xml:id="ct114439720" text:id="ct114439720">
          <text:insertion>
            <office:change-info>
              <dc:creator>Peter Camilleri</dc:creator>
              <dc:date>2015-04-25T17:39:00</dc:date>
            </office:change-info>
          </text:insertion>
        </text:changed-region>
        <text:changed-region xml:id="ct114443872" text:id="ct114443872">
          <text:deletion>
            <office:change-info>
              <dc:creator>Peter Camilleri</dc:creator>
              <dc:date>2015-04-25T23:20:00</dc:date>
            </office:change-info>
            <text:p text:style-name="Text_20_body"/>
            <text:p text:style-name="Text_20_body">.tan</text:p>
          </text:deletion>
        </text:changed-region>
        <text:changed-region xml:id="ct114443976" text:id="ct114443976">
          <text:insertion>
            <office:change-info>
              <dc:creator>Peter Camilleri</dc:creator>
              <dc:date>2015-04-25T17:39:00</dc:date>
            </office:change-info>
          </text:insertion>
        </text:changed-region>
        <text:changed-region xml:id="ct114444080" text:id="ct114444080">
          <text:insertion>
            <office:change-info>
              <dc:creator>Peter Camilleri</dc:creator>
              <dc:date>2015-04-25T17:39:00</dc:date>
            </office:change-info>
          </text:insertion>
        </text:changed-region>
        <text:changed-region xml:id="ct114444184" text:id="ct114444184">
          <text:insertion>
            <office:change-info>
              <dc:creator>Peter Camilleri</dc:creator>
              <dc:date>2015-04-25T17:39:00</dc:date>
            </office:change-info>
          </text:insertion>
        </text:changed-region>
        <text:changed-region xml:id="ct114444288" text:id="ct114444288">
          <text:insertion>
            <office:change-info>
              <dc:creator>Peter Camilleri</dc:creator>
              <dc:date>2015-04-25T17:39:00</dc:date>
            </office:change-info>
          </text:insertion>
        </text:changed-region>
        <text:changed-region xml:id="ct114444392" text:id="ct114444392">
          <text:insertion>
            <office:change-info>
              <dc:creator>Peter Camilleri</dc:creator>
              <dc:date>2015-04-25T17:39:00</dc:date>
            </office:change-info>
          </text:insertion>
        </text:changed-region>
        <text:changed-region xml:id="ct114444496" text:id="ct114444496">
          <text:deletion>
            <office:change-info>
              <dc:creator>Peter Camilleri</dc:creator>
              <dc:date>2015-04-25T23:20:00</dc:date>
            </office:change-info>
            <text:p text:style-name="Text_20_body"/>
            <text:p text:style-name="Text_20_body">.tanh</text:p>
          </text:deletion>
        </text:changed-region>
        <text:changed-region xml:id="ct114444600" text:id="ct114444600">
          <text:insertion>
            <office:change-info>
              <dc:creator>Peter Camilleri</dc:creator>
              <dc:date>2015-04-25T17:39:00</dc:date>
            </office:change-info>
          </text:insertion>
        </text:changed-region>
        <text:changed-region xml:id="ct114444704" text:id="ct114444704">
          <text:insertion>
            <office:change-info>
              <dc:creator>Peter Camilleri</dc:creator>
              <dc:date>2015-04-25T17:39:00</dc:date>
            </office:change-info>
          </text:insertion>
        </text:changed-region>
        <text:changed-region xml:id="ct114444808" text:id="ct114444808">
          <text:insertion>
            <office:change-info>
              <dc:creator>Peter Camilleri</dc:creator>
              <dc:date>2015-04-25T17:39:00</dc:date>
            </office:change-info>
          </text:insertion>
        </text:changed-region>
        <text:changed-region xml:id="ct114444912" text:id="ct114444912">
          <text:insertion>
            <office:change-info>
              <dc:creator>Peter Camilleri</dc:creator>
              <dc:date>2015-04-25T17:39:00</dc:date>
            </office:change-info>
          </text:insertion>
        </text:changed-region>
        <text:changed-region xml:id="ct114445016" text:id="ct114445016">
          <text:insertion>
            <office:change-info>
              <dc:creator>Peter Camilleri</dc:creator>
              <dc:date>2015-04-25T17:39:00</dc:date>
            </office:change-info>
          </text:insertion>
        </text:changed-region>
        <text:changed-region xml:id="ct114445120" text:id="ct114445120">
          <text:deletion>
            <office:change-info>
              <dc:creator>Peter Camilleri</dc:creator>
              <dc:date>2015-04-25T23:20:00</dc:date>
            </office:change-info>
            <text:p text:style-name="Text_20_body"/>
            <text:p text:style-name="Text_20_body">/</text:p>
          </text:deletion>
        </text:changed-region>
        <text:changed-region xml:id="ct114445224" text:id="ct114445224">
          <text:insertion>
            <office:change-info>
              <dc:creator>Peter Camilleri</dc:creator>
              <dc:date>2015-04-25T17:39:00</dc:date>
            </office:change-info>
          </text:insertion>
        </text:changed-region>
        <text:changed-region xml:id="ct114445328" text:id="ct114445328">
          <text:insertion>
            <office:change-info>
              <dc:creator>Peter Camilleri</dc:creator>
              <dc:date>2015-04-25T17:39:00</dc:date>
            </office:change-info>
          </text:insertion>
        </text:changed-region>
        <text:changed-region xml:id="ct114445432" text:id="ct114445432">
          <text:insertion>
            <office:change-info>
              <dc:creator>Peter Camilleri</dc:creator>
              <dc:date>2015-04-25T17:39:00</dc:date>
            </office:change-info>
          </text:insertion>
        </text:changed-region>
        <text:changed-region xml:id="ct114445536" text:id="ct114445536">
          <text:insertion>
            <office:change-info>
              <dc:creator>Peter Camilleri</dc:creator>
              <dc:date>2015-04-25T17:39:00</dc:date>
            </office:change-info>
          </text:insertion>
        </text:changed-region>
        <text:changed-region xml:id="ct114445640" text:id="ct114445640">
          <text:deletion>
            <office:change-info>
              <dc:creator>Peter Camilleri</dc:creator>
              <dc:date>2015-04-25T23:21:00</dc:date>
            </office:change-info>
            <text:p text:style-name="Text_20_body"/>
            <text:p text:style-name="Text_20_body">0&lt;</text:p>
          </text:deletion>
        </text:changed-region>
        <text:changed-region xml:id="ct114445744" text:id="ct114445744">
          <text:insertion>
            <office:change-info>
              <dc:creator>Peter Camilleri</dc:creator>
              <dc:date>2015-04-25T17:39:00</dc:date>
            </office:change-info>
          </text:insertion>
        </text:changed-region>
        <text:changed-region xml:id="ct114445848" text:id="ct114445848">
          <text:insertion>
            <office:change-info>
              <dc:creator>Peter Camilleri</dc:creator>
              <dc:date>2015-04-25T17:39:00</dc:date>
            </office:change-info>
          </text:insertion>
        </text:changed-region>
        <text:changed-region xml:id="ct114445952" text:id="ct114445952">
          <text:insertion>
            <office:change-info>
              <dc:creator>Peter Camilleri</dc:creator>
              <dc:date>2015-04-25T17:39:00</dc:date>
            </office:change-info>
          </text:insertion>
        </text:changed-region>
        <text:changed-region xml:id="ct114446056" text:id="ct114446056">
          <text:insertion>
            <office:change-info>
              <dc:creator>Peter Camilleri</dc:creator>
              <dc:date>2015-04-25T17:39:00</dc:date>
            </office:change-info>
          </text:insertion>
        </text:changed-region>
        <text:changed-region xml:id="ct114446160" text:id="ct114446160">
          <text:deletion>
            <office:change-info>
              <dc:creator>Peter Camilleri</dc:creator>
              <dc:date>2015-04-25T23:21:00</dc:date>
            </office:change-info>
            <text:p text:style-name="Text_20_body"/>
            <text:p text:style-name="Text_20_body">0&lt;=</text:p>
          </text:deletion>
        </text:changed-region>
        <text:changed-region xml:id="ct114446264" text:id="ct114446264">
          <text:insertion>
            <office:change-info>
              <dc:creator>Peter Camilleri</dc:creator>
              <dc:date>2015-04-25T17:39:00</dc:date>
            </office:change-info>
          </text:insertion>
        </text:changed-region>
        <text:changed-region xml:id="ct114446368" text:id="ct114446368">
          <text:insertion>
            <office:change-info>
              <dc:creator>Peter Camilleri</dc:creator>
              <dc:date>2015-04-25T17:39:00</dc:date>
            </office:change-info>
          </text:insertion>
        </text:changed-region>
        <text:changed-region xml:id="ct114446472" text:id="ct114446472">
          <text:insertion>
            <office:change-info>
              <dc:creator>Peter Camilleri</dc:creator>
              <dc:date>2015-04-25T17:39:00</dc:date>
            </office:change-info>
          </text:insertion>
        </text:changed-region>
        <text:changed-region xml:id="ct114446576" text:id="ct114446576">
          <text:insertion>
            <office:change-info>
              <dc:creator>Peter Camilleri</dc:creator>
              <dc:date>2015-04-25T17:39:00</dc:date>
            </office:change-info>
          </text:insertion>
        </text:changed-region>
        <text:changed-region xml:id="ct114446680" text:id="ct114446680">
          <text:deletion>
            <office:change-info>
              <dc:creator>Peter Camilleri</dc:creator>
              <dc:date>2015-04-25T23:21:00</dc:date>
            </office:change-info>
            <text:p text:style-name="Text_20_body"/>
            <text:p text:style-name="Text_20_body">0&lt;=&gt;</text:p>
          </text:deletion>
        </text:changed-region>
        <text:changed-region xml:id="ct114446784" text:id="ct114446784">
          <text:insertion>
            <office:change-info>
              <dc:creator>Peter Camilleri</dc:creator>
              <dc:date>2015-04-25T17:39:00</dc:date>
            </office:change-info>
          </text:insertion>
        </text:changed-region>
        <text:changed-region xml:id="ct114446888" text:id="ct114446888">
          <text:insertion>
            <office:change-info>
              <dc:creator>Peter Camilleri</dc:creator>
              <dc:date>2015-04-25T17:39:00</dc:date>
            </office:change-info>
          </text:insertion>
        </text:changed-region>
        <text:changed-region xml:id="ct114446992" text:id="ct114446992">
          <text:insertion>
            <office:change-info>
              <dc:creator>Peter Camilleri</dc:creator>
              <dc:date>2015-04-25T17:39:00</dc:date>
            </office:change-info>
          </text:insertion>
        </text:changed-region>
        <text:changed-region xml:id="ct114447096" text:id="ct114447096">
          <text:insertion>
            <office:change-info>
              <dc:creator>Peter Camilleri</dc:creator>
              <dc:date>2015-04-25T17:39:00</dc:date>
            </office:change-info>
          </text:insertion>
        </text:changed-region>
        <text:changed-region xml:id="ct114447200" text:id="ct114447200">
          <text:insertion>
            <office:change-info>
              <dc:creator>Peter Camilleri</dc:creator>
              <dc:date>2015-04-25T17:39:00</dc:date>
            </office:change-info>
          </text:insertion>
        </text:changed-region>
        <text:changed-region xml:id="ct114447408" text:id="ct114447408">
          <text:deletion>
            <office:change-info>
              <dc:creator>Peter Camilleri</dc:creator>
              <dc:date>2015-04-25T23:22:00</dc:date>
            </office:change-info>
            <text:p text:style-name="Text_20_body"/>
            <text:p text:style-name="Text_20_body"/>
          </text:deletion>
        </text:changed-region>
        <text:changed-region xml:id="ct114447304" text:id="ct114447304">
          <text:deletion>
            <office:change-info>
              <dc:creator>Peter Camilleri</dc:creator>
              <dc:date>2015-04-25T23:21:00</dc:date>
            </office:change-info>
            <text:p text:style-name="Text_20_body">0&lt;&gt;</text:p>
          </text:deletion>
        </text:changed-region>
        <text:changed-region xml:id="ct114447512" text:id="ct114447512">
          <text:insertion>
            <office:change-info>
              <dc:creator>Peter Camilleri</dc:creator>
              <dc:date>2015-04-25T17:39:00</dc:date>
            </office:change-info>
          </text:insertion>
        </text:changed-region>
        <text:changed-region xml:id="ct114447616" text:id="ct114447616">
          <text:insertion>
            <office:change-info>
              <dc:creator>Peter Camilleri</dc:creator>
              <dc:date>2015-04-25T17:39:00</dc:date>
            </office:change-info>
          </text:insertion>
        </text:changed-region>
        <text:changed-region xml:id="ct114447720" text:id="ct114447720">
          <text:insertion>
            <office:change-info>
              <dc:creator>Peter Camilleri</dc:creator>
              <dc:date>2015-04-25T17:39:00</dc:date>
            </office:change-info>
          </text:insertion>
        </text:changed-region>
        <text:changed-region xml:id="ct114447824" text:id="ct114447824">
          <text:insertion>
            <office:change-info>
              <dc:creator>Peter Camilleri</dc:creator>
              <dc:date>2015-04-25T17:39:00</dc:date>
            </office:change-info>
          </text:insertion>
        </text:changed-region>
        <text:changed-region xml:id="ct114464352" text:id="ct114464352">
          <text:deletion>
            <office:change-info>
              <dc:creator>Peter Camilleri</dc:creator>
              <dc:date>2015-04-25T23:22:00</dc:date>
            </office:change-info>
            <text:p text:style-name="Text_20_body"/>
            <text:p text:style-name="Text_20_body">0=</text:p>
          </text:deletion>
        </text:changed-region>
        <text:changed-region xml:id="ct114464456" text:id="ct114464456">
          <text:insertion>
            <office:change-info>
              <dc:creator>Peter Camilleri</dc:creator>
              <dc:date>2015-04-25T17:39:00</dc:date>
            </office:change-info>
          </text:insertion>
        </text:changed-region>
        <text:changed-region xml:id="ct114464560" text:id="ct114464560">
          <text:insertion>
            <office:change-info>
              <dc:creator>Peter Camilleri</dc:creator>
              <dc:date>2015-04-25T17:39:00</dc:date>
            </office:change-info>
          </text:insertion>
        </text:changed-region>
        <text:changed-region xml:id="ct114464664" text:id="ct114464664">
          <text:insertion>
            <office:change-info>
              <dc:creator>Peter Camilleri</dc:creator>
              <dc:date>2015-04-25T17:39:00</dc:date>
            </office:change-info>
          </text:insertion>
        </text:changed-region>
        <text:changed-region xml:id="ct114464768" text:id="ct114464768">
          <text:insertion>
            <office:change-info>
              <dc:creator>Peter Camilleri</dc:creator>
              <dc:date>2015-04-25T17:39:00</dc:date>
            </office:change-info>
          </text:insertion>
        </text:changed-region>
        <text:changed-region xml:id="ct114464872" text:id="ct114464872">
          <text:deletion>
            <office:change-info>
              <dc:creator>Peter Camilleri</dc:creator>
              <dc:date>2015-04-25T23:22:00</dc:date>
            </office:change-info>
            <text:p text:style-name="Text_20_body"/>
            <text:p text:style-name="Text_20_body">0&gt;</text:p>
          </text:deletion>
        </text:changed-region>
        <text:changed-region xml:id="ct114464976" text:id="ct114464976">
          <text:insertion>
            <office:change-info>
              <dc:creator>Peter Camilleri</dc:creator>
              <dc:date>2015-04-25T17:39:00</dc:date>
            </office:change-info>
          </text:insertion>
        </text:changed-region>
        <text:changed-region xml:id="ct114465080" text:id="ct114465080">
          <text:insertion>
            <office:change-info>
              <dc:creator>Peter Camilleri</dc:creator>
              <dc:date>2015-04-25T17:39:00</dc:date>
            </office:change-info>
          </text:insertion>
        </text:changed-region>
        <text:changed-region xml:id="ct114465184" text:id="ct114465184">
          <text:insertion>
            <office:change-info>
              <dc:creator>Peter Camilleri</dc:creator>
              <dc:date>2015-04-25T17:39:00</dc:date>
            </office:change-info>
          </text:insertion>
        </text:changed-region>
        <text:changed-region xml:id="ct114465288" text:id="ct114465288">
          <text:insertion>
            <office:change-info>
              <dc:creator>Peter Camilleri</dc:creator>
              <dc:date>2015-04-25T17:39:00</dc:date>
            </office:change-info>
          </text:insertion>
        </text:changed-region>
        <text:changed-region xml:id="ct114465392" text:id="ct114465392">
          <text:deletion>
            <office:change-info>
              <dc:creator>Peter Camilleri</dc:creator>
              <dc:date>2015-04-25T23:22:00</dc:date>
            </office:change-info>
            <text:p text:style-name="Text_20_body"/>
            <text:p text:style-name="Text_20_body">0&gt;=</text:p>
          </text:deletion>
        </text:changed-region>
        <text:changed-region xml:id="ct114465496" text:id="ct114465496">
          <text:insertion>
            <office:change-info>
              <dc:creator>Peter Camilleri</dc:creator>
              <dc:date>2015-04-25T17:39:00</dc:date>
            </office:change-info>
          </text:insertion>
        </text:changed-region>
        <text:changed-region xml:id="ct114465600" text:id="ct114465600">
          <text:insertion>
            <office:change-info>
              <dc:creator>Peter Camilleri</dc:creator>
              <dc:date>2015-04-25T17:39:00</dc:date>
            </office:change-info>
          </text:insertion>
        </text:changed-region>
        <text:changed-region xml:id="ct114465704" text:id="ct114465704">
          <text:insertion>
            <office:change-info>
              <dc:creator>Peter Camilleri</dc:creator>
              <dc:date>2015-04-25T17:39:00</dc:date>
            </office:change-info>
          </text:insertion>
        </text:changed-region>
        <text:changed-region xml:id="ct114465808" text:id="ct114465808">
          <text:insertion>
            <office:change-info>
              <dc:creator>Peter Camilleri</dc:creator>
              <dc:date>2015-04-25T17:39:00</dc:date>
            </office:change-info>
          </text:insertion>
        </text:changed-region>
        <text:changed-region xml:id="ct114465912" text:id="ct114465912">
          <text:deletion>
            <office:change-info>
              <dc:creator>Peter Camilleri</dc:creator>
              <dc:date>2015-04-25T23:22:00</dc:date>
            </office:change-info>
            <text:p text:style-name="Text_20_body"/>
            <text:p text:style-name="Text_20_body">1+</text:p>
          </text:deletion>
        </text:changed-region>
        <text:changed-region xml:id="ct114466016" text:id="ct114466016">
          <text:insertion>
            <office:change-info>
              <dc:creator>Peter Camilleri</dc:creator>
              <dc:date>2015-04-25T17:39:00</dc:date>
            </office:change-info>
          </text:insertion>
        </text:changed-region>
        <text:changed-region xml:id="ct114466120" text:id="ct114466120">
          <text:insertion>
            <office:change-info>
              <dc:creator>Peter Camilleri</dc:creator>
              <dc:date>2015-04-25T17:39:00</dc:date>
            </office:change-info>
          </text:insertion>
        </text:changed-region>
        <text:changed-region xml:id="ct114466224" text:id="ct114466224">
          <text:insertion>
            <office:change-info>
              <dc:creator>Peter Camilleri</dc:creator>
              <dc:date>2015-04-25T17:39:00</dc:date>
            </office:change-info>
          </text:insertion>
        </text:changed-region>
        <text:changed-region xml:id="ct114466328" text:id="ct114466328">
          <text:insertion>
            <office:change-info>
              <dc:creator>Peter Camilleri</dc:creator>
              <dc:date>2015-04-25T17:39:00</dc:date>
            </office:change-info>
          </text:insertion>
        </text:changed-region>
        <text:changed-region xml:id="ct114466432" text:id="ct114466432">
          <text:deletion>
            <office:change-info>
              <dc:creator>Peter Camilleri</dc:creator>
              <dc:date>2015-04-25T23:22:00</dc:date>
            </office:change-info>
            <text:p text:style-name="Text_20_body"/>
            <text:p text:style-name="Text_20_body">1-</text:p>
          </text:deletion>
        </text:changed-region>
        <text:changed-region xml:id="ct114466536" text:id="ct114466536">
          <text:insertion>
            <office:change-info>
              <dc:creator>Peter Camilleri</dc:creator>
              <dc:date>2015-04-25T17:39:00</dc:date>
            </office:change-info>
          </text:insertion>
        </text:changed-region>
        <text:changed-region xml:id="ct114466640" text:id="ct114466640">
          <text:insertion>
            <office:change-info>
              <dc:creator>Peter Camilleri</dc:creator>
              <dc:date>2015-04-25T17:39:00</dc:date>
            </office:change-info>
          </text:insertion>
        </text:changed-region>
        <text:changed-region xml:id="ct114466744" text:id="ct114466744">
          <text:insertion>
            <office:change-info>
              <dc:creator>Peter Camilleri</dc:creator>
              <dc:date>2015-04-25T17:39:00</dc:date>
            </office:change-info>
          </text:insertion>
        </text:changed-region>
        <text:changed-region xml:id="ct114466848" text:id="ct114466848">
          <text:insertion>
            <office:change-info>
              <dc:creator>Peter Camilleri</dc:creator>
              <dc:date>2015-04-25T17:39:00</dc:date>
            </office:change-info>
          </text:insertion>
        </text:changed-region>
        <text:changed-region xml:id="ct114466952" text:id="ct114466952">
          <text:deletion>
            <office:change-info>
              <dc:creator>Peter Camilleri</dc:creator>
              <dc:date>2015-04-25T23:23:00</dc:date>
            </office:change-info>
            <text:p text:style-name="Text_20_body"/>
            <text:p text:style-name="Text_20_body">2*</text:p>
          </text:deletion>
        </text:changed-region>
        <text:changed-region xml:id="ct114467056" text:id="ct114467056">
          <text:insertion>
            <office:change-info>
              <dc:creator>Peter Camilleri</dc:creator>
              <dc:date>2015-04-25T17:39:00</dc:date>
            </office:change-info>
          </text:insertion>
        </text:changed-region>
        <text:changed-region xml:id="ct114467160" text:id="ct114467160">
          <text:insertion>
            <office:change-info>
              <dc:creator>Peter Camilleri</dc:creator>
              <dc:date>2015-04-25T17:39:00</dc:date>
            </office:change-info>
          </text:insertion>
        </text:changed-region>
        <text:changed-region xml:id="ct114467264" text:id="ct114467264">
          <text:insertion>
            <office:change-info>
              <dc:creator>Peter Camilleri</dc:creator>
              <dc:date>2015-04-25T17:39:00</dc:date>
            </office:change-info>
          </text:insertion>
        </text:changed-region>
        <text:changed-region xml:id="ct114467368" text:id="ct114467368">
          <text:insertion>
            <office:change-info>
              <dc:creator>Peter Camilleri</dc:creator>
              <dc:date>2015-04-25T17:39:00</dc:date>
            </office:change-info>
          </text:insertion>
        </text:changed-region>
        <text:changed-region xml:id="ct114467472" text:id="ct114467472">
          <text:deletion>
            <office:change-info>
              <dc:creator>Peter Camilleri</dc:creator>
              <dc:date>2015-04-25T23:23:00</dc:date>
            </office:change-info>
            <text:p text:style-name="Text_20_body"/>
            <text:p text:style-name="Text_20_body">2+</text:p>
          </text:deletion>
        </text:changed-region>
        <text:changed-region xml:id="ct114467576" text:id="ct114467576">
          <text:insertion>
            <office:change-info>
              <dc:creator>Peter Camilleri</dc:creator>
              <dc:date>2015-04-25T17:39:00</dc:date>
            </office:change-info>
          </text:insertion>
        </text:changed-region>
        <text:changed-region xml:id="ct114467680" text:id="ct114467680">
          <text:insertion>
            <office:change-info>
              <dc:creator>Peter Camilleri</dc:creator>
              <dc:date>2015-04-25T17:39:00</dc:date>
            </office:change-info>
          </text:insertion>
        </text:changed-region>
        <text:changed-region xml:id="ct114467784" text:id="ct114467784">
          <text:insertion>
            <office:change-info>
              <dc:creator>Peter Camilleri</dc:creator>
              <dc:date>2015-04-25T17:39:00</dc:date>
            </office:change-info>
          </text:insertion>
        </text:changed-region>
        <text:changed-region xml:id="ct114467888" text:id="ct114467888">
          <text:insertion>
            <office:change-info>
              <dc:creator>Peter Camilleri</dc:creator>
              <dc:date>2015-04-25T17:39:00</dc:date>
            </office:change-info>
          </text:insertion>
        </text:changed-region>
        <text:changed-region xml:id="ct114467992" text:id="ct114467992">
          <text:deletion>
            <office:change-info>
              <dc:creator>Peter Camilleri</dc:creator>
              <dc:date>2015-04-25T23:23:00</dc:date>
            </office:change-info>
            <text:p text:style-name="Text_20_body"/>
            <text:p text:style-name="Text_20_body">2-</text:p>
          </text:deletion>
        </text:changed-region>
        <text:changed-region xml:id="ct114468096" text:id="ct114468096">
          <text:insertion>
            <office:change-info>
              <dc:creator>Peter Camilleri</dc:creator>
              <dc:date>2015-04-25T17:39:00</dc:date>
            </office:change-info>
          </text:insertion>
        </text:changed-region>
        <text:changed-region xml:id="ct114468200" text:id="ct114468200">
          <text:insertion>
            <office:change-info>
              <dc:creator>Peter Camilleri</dc:creator>
              <dc:date>2015-04-25T17:39:00</dc:date>
            </office:change-info>
          </text:insertion>
        </text:changed-region>
        <text:changed-region xml:id="ct114468304" text:id="ct114468304">
          <text:insertion>
            <office:change-info>
              <dc:creator>Peter Camilleri</dc:creator>
              <dc:date>2015-04-25T17:39:00</dc:date>
            </office:change-info>
          </text:insertion>
        </text:changed-region>
        <text:changed-region xml:id="ct114468408" text:id="ct114468408">
          <text:insertion>
            <office:change-info>
              <dc:creator>Peter Camilleri</dc:creator>
              <dc:date>2015-04-25T17:39:00</dc:date>
            </office:change-info>
          </text:insertion>
        </text:changed-region>
        <text:changed-region xml:id="ct114468512" text:id="ct114468512">
          <text:deletion>
            <office:change-info>
              <dc:creator>Peter Camilleri</dc:creator>
              <dc:date>2015-04-25T23:24:00</dc:date>
            </office:change-info>
            <text:p text:style-name="Text_20_body"/>
            <text:p text:style-name="Text_20_body">2/</text:p>
          </text:deletion>
        </text:changed-region>
        <text:changed-region xml:id="ct114468616" text:id="ct114468616">
          <text:insertion>
            <office:change-info>
              <dc:creator>Peter Camilleri</dc:creator>
              <dc:date>2015-04-25T17:39:00</dc:date>
            </office:change-info>
          </text:insertion>
        </text:changed-region>
        <text:changed-region xml:id="ct114468720" text:id="ct114468720">
          <text:insertion>
            <office:change-info>
              <dc:creator>Peter Camilleri</dc:creator>
              <dc:date>2015-04-25T17:39:00</dc:date>
            </office:change-info>
          </text:insertion>
        </text:changed-region>
        <text:changed-region xml:id="ct114468824" text:id="ct114468824">
          <text:insertion>
            <office:change-info>
              <dc:creator>Peter Camilleri</dc:creator>
              <dc:date>2015-04-25T17:39:00</dc:date>
            </office:change-info>
          </text:insertion>
        </text:changed-region>
        <text:changed-region xml:id="ct114468928" text:id="ct114468928">
          <text:insertion>
            <office:change-info>
              <dc:creator>Peter Camilleri</dc:creator>
              <dc:date>2015-04-25T17:39:00</dc:date>
            </office:change-info>
          </text:insertion>
        </text:changed-region>
        <text:changed-region xml:id="ct114469032" text:id="ct114469032">
          <text:deletion>
            <office:change-info>
              <dc:creator>Peter Camilleri</dc:creator>
              <dc:date>2015-04-25T23:24:00</dc:date>
            </office:change-info>
            <text:p text:style-name="Text_20_body"/>
            <text:p text:style-name="Text_20_body">&lt;</text:p>
          </text:deletion>
        </text:changed-region>
        <text:changed-region xml:id="ct114469136" text:id="ct114469136">
          <text:insertion>
            <office:change-info>
              <dc:creator>Peter Camilleri</dc:creator>
              <dc:date>2015-04-25T17:39:00</dc:date>
            </office:change-info>
          </text:insertion>
        </text:changed-region>
        <text:changed-region xml:id="ct114469240" text:id="ct114469240">
          <text:insertion>
            <office:change-info>
              <dc:creator>Peter Camilleri</dc:creator>
              <dc:date>2015-04-25T17:39:00</dc:date>
            </office:change-info>
          </text:insertion>
        </text:changed-region>
        <text:changed-region xml:id="ct114469344" text:id="ct114469344">
          <text:insertion>
            <office:change-info>
              <dc:creator>Peter Camilleri</dc:creator>
              <dc:date>2015-04-25T17:39:00</dc:date>
            </office:change-info>
          </text:insertion>
        </text:changed-region>
        <text:changed-region xml:id="ct114469448" text:id="ct114469448">
          <text:insertion>
            <office:change-info>
              <dc:creator>Peter Camilleri</dc:creator>
              <dc:date>2015-04-25T17:39:00</dc:date>
            </office:change-info>
          </text:insertion>
        </text:changed-region>
        <text:changed-region xml:id="ct114469552" text:id="ct114469552">
          <text:insertion>
            <office:change-info>
              <dc:creator>Peter Camilleri</dc:creator>
              <dc:date>2015-04-25T17:39:00</dc:date>
            </office:change-info>
          </text:insertion>
        </text:changed-region>
        <text:changed-region xml:id="ct114469656" text:id="ct114469656">
          <text:deletion>
            <office:change-info>
              <dc:creator>Peter Camilleri</dc:creator>
              <dc:date>2015-04-25T23:24:00</dc:date>
            </office:change-info>
            <text:p text:style-name="Text_20_body"/>
            <text:p text:style-name="Text_20_body">&lt;=</text:p>
          </text:deletion>
        </text:changed-region>
        <text:changed-region xml:id="ct114469760" text:id="ct114469760">
          <text:insertion>
            <office:change-info>
              <dc:creator>Peter Camilleri</dc:creator>
              <dc:date>2015-04-25T17:39:00</dc:date>
            </office:change-info>
          </text:insertion>
        </text:changed-region>
        <text:changed-region xml:id="ct114469864" text:id="ct114469864">
          <text:insertion>
            <office:change-info>
              <dc:creator>Peter Camilleri</dc:creator>
              <dc:date>2015-04-25T17:39:00</dc:date>
            </office:change-info>
          </text:insertion>
        </text:changed-region>
        <text:changed-region xml:id="ct114469968" text:id="ct114469968">
          <text:insertion>
            <office:change-info>
              <dc:creator>Peter Camilleri</dc:creator>
              <dc:date>2015-04-25T17:39:00</dc:date>
            </office:change-info>
          </text:insertion>
        </text:changed-region>
        <text:changed-region xml:id="ct114470072" text:id="ct114470072">
          <text:insertion>
            <office:change-info>
              <dc:creator>Peter Camilleri</dc:creator>
              <dc:date>2015-04-25T17:39:00</dc:date>
            </office:change-info>
          </text:insertion>
        </text:changed-region>
        <text:changed-region xml:id="ct114470176" text:id="ct114470176">
          <text:insertion>
            <office:change-info>
              <dc:creator>Peter Camilleri</dc:creator>
              <dc:date>2015-04-25T17:39:00</dc:date>
            </office:change-info>
          </text:insertion>
        </text:changed-region>
        <text:changed-region xml:id="ct114470280" text:id="ct114470280">
          <text:deletion>
            <office:change-info>
              <dc:creator>Peter Camilleri</dc:creator>
              <dc:date>2015-04-25T23:24:00</dc:date>
            </office:change-info>
            <text:p text:style-name="Text_20_body"/>
            <text:p text:style-name="Text_20_body">&lt;=&gt;</text:p>
          </text:deletion>
        </text:changed-region>
        <text:changed-region xml:id="ct114470384" text:id="ct114470384">
          <text:insertion>
            <office:change-info>
              <dc:creator>Peter Camilleri</dc:creator>
              <dc:date>2015-04-25T17:39:00</dc:date>
            </office:change-info>
          </text:insertion>
        </text:changed-region>
        <text:changed-region xml:id="ct114470488" text:id="ct114470488">
          <text:insertion>
            <office:change-info>
              <dc:creator>Peter Camilleri</dc:creator>
              <dc:date>2015-04-25T17:39:00</dc:date>
            </office:change-info>
          </text:insertion>
        </text:changed-region>
        <text:changed-region xml:id="ct114470592" text:id="ct114470592">
          <text:insertion>
            <office:change-info>
              <dc:creator>Peter Camilleri</dc:creator>
              <dc:date>2015-04-25T17:39:00</dc:date>
            </office:change-info>
          </text:insertion>
        </text:changed-region>
        <text:changed-region xml:id="ct114470696" text:id="ct114470696">
          <text:insertion>
            <office:change-info>
              <dc:creator>Peter Camilleri</dc:creator>
              <dc:date>2015-04-25T17:39:00</dc:date>
            </office:change-info>
          </text:insertion>
        </text:changed-region>
        <text:changed-region xml:id="ct114470800" text:id="ct114470800">
          <text:insertion>
            <office:change-info>
              <dc:creator>Peter Camilleri</dc:creator>
              <dc:date>2015-04-25T17:39:00</dc:date>
            </office:change-info>
          </text:insertion>
        </text:changed-region>
        <text:changed-region xml:id="ct114471008" text:id="ct114471008">
          <text:deletion>
            <office:change-info>
              <dc:creator>Peter Camilleri</dc:creator>
              <dc:date>2015-04-25T23:25:00</dc:date>
            </office:change-info>
            <text:p text:style-name="Text_20_body"/>
            <text:p text:style-name="Text_20_body"/>
          </text:deletion>
        </text:changed-region>
        <text:changed-region xml:id="ct114470904" text:id="ct114470904">
          <text:deletion>
            <office:change-info>
              <dc:creator>Peter Camilleri</dc:creator>
              <dc:date>2015-04-25T23:24:00</dc:date>
            </office:change-info>
            <text:p text:style-name="Text_20_body">&gt;</text:p>
          </text:deletion>
        </text:changed-region>
        <text:changed-region xml:id="ct114471112" text:id="ct114471112">
          <text:insertion>
            <office:change-info>
              <dc:creator>Peter Camilleri</dc:creator>
              <dc:date>2015-04-25T17:39:00</dc:date>
            </office:change-info>
          </text:insertion>
        </text:changed-region>
        <text:changed-region xml:id="ct114471216" text:id="ct114471216">
          <text:insertion>
            <office:change-info>
              <dc:creator>Peter Camilleri</dc:creator>
              <dc:date>2015-04-25T17:39:00</dc:date>
            </office:change-info>
          </text:insertion>
        </text:changed-region>
        <text:changed-region xml:id="ct114471320" text:id="ct114471320">
          <text:insertion>
            <office:change-info>
              <dc:creator>Peter Camilleri</dc:creator>
              <dc:date>2015-04-25T17:39:00</dc:date>
            </office:change-info>
          </text:insertion>
        </text:changed-region>
        <text:changed-region xml:id="ct114471424" text:id="ct114471424">
          <text:insertion>
            <office:change-info>
              <dc:creator>Peter Camilleri</dc:creator>
              <dc:date>2015-04-25T17:39:00</dc:date>
            </office:change-info>
          </text:insertion>
        </text:changed-region>
        <text:changed-region xml:id="ct114471528" text:id="ct114471528">
          <text:insertion>
            <office:change-info>
              <dc:creator>Peter Camilleri</dc:creator>
              <dc:date>2015-04-25T17:39:00</dc:date>
            </office:change-info>
          </text:insertion>
        </text:changed-region>
        <text:changed-region xml:id="ct114471632" text:id="ct114471632">
          <text:deletion>
            <office:change-info>
              <dc:creator>Peter Camilleri</dc:creator>
              <dc:date>2015-04-25T23:25:00</dc:date>
            </office:change-info>
            <text:p text:style-name="Text_20_body"/>
            <text:p text:style-name="Text_20_body">&gt;=</text:p>
          </text:deletion>
        </text:changed-region>
        <text:changed-region xml:id="ct114471736" text:id="ct114471736">
          <text:insertion>
            <office:change-info>
              <dc:creator>Peter Camilleri</dc:creator>
              <dc:date>2015-04-25T17:39:00</dc:date>
            </office:change-info>
          </text:insertion>
        </text:changed-region>
        <text:changed-region xml:id="ct114471840" text:id="ct114471840">
          <text:insertion>
            <office:change-info>
              <dc:creator>Peter Camilleri</dc:creator>
              <dc:date>2015-04-25T17:39:00</dc:date>
            </office:change-info>
          </text:insertion>
        </text:changed-region>
        <text:changed-region xml:id="ct114471944" text:id="ct114471944">
          <text:insertion>
            <office:change-info>
              <dc:creator>Peter Camilleri</dc:creator>
              <dc:date>2015-04-25T17:39:00</dc:date>
            </office:change-info>
          </text:insertion>
        </text:changed-region>
        <text:changed-region xml:id="ct114472048" text:id="ct114472048">
          <text:insertion>
            <office:change-info>
              <dc:creator>Peter Camilleri</dc:creator>
              <dc:date>2015-04-25T17:39:00</dc:date>
            </office:change-info>
          </text:insertion>
        </text:changed-region>
        <text:changed-region xml:id="ct114472152" text:id="ct114472152">
          <text:insertion>
            <office:change-info>
              <dc:creator>Peter Camilleri</dc:creator>
              <dc:date>2015-04-25T17:39:00</dc:date>
            </office:change-info>
          </text:insertion>
        </text:changed-region>
        <text:changed-region xml:id="ct114472256" text:id="ct114472256">
          <text:deletion>
            <office:change-info>
              <dc:creator>Peter Camilleri</dc:creator>
              <dc:date>2015-04-25T23:25:00</dc:date>
            </office:change-info>
            <text:p text:style-name="Text_20_body"/>
            <text:p text:style-name="Text_20_body">mod</text:p>
          </text:deletion>
        </text:changed-region>
        <text:changed-region xml:id="ct114472360" text:id="ct114472360">
          <text:insertion>
            <office:change-info>
              <dc:creator>Peter Camilleri</dc:creator>
              <dc:date>2015-04-25T17:39:00</dc:date>
            </office:change-info>
          </text:insertion>
        </text:changed-region>
        <text:changed-region xml:id="ct114472544" text:id="ct114472544">
          <text:insertion>
            <office:change-info>
              <dc:creator>Peter Camilleri</dc:creator>
              <dc:date>2015-04-25T17:39:00</dc:date>
            </office:change-info>
          </text:insertion>
        </text:changed-region>
        <text:changed-region xml:id="ct114472648" text:id="ct114472648">
          <text:insertion>
            <office:change-info>
              <dc:creator>Peter Camilleri</dc:creator>
              <dc:date>2015-04-25T17:39:00</dc:date>
            </office:change-info>
          </text:insertion>
        </text:changed-region>
        <text:changed-region xml:id="ct114472752" text:id="ct114472752">
          <text:insertion>
            <office:change-info>
              <dc:creator>Peter Camilleri</dc:creator>
              <dc:date>2015-04-25T17:39:00</dc:date>
            </office:change-info>
          </text:insertion>
        </text:changed-region>
        <text:changed-region xml:id="ct114472856" text:id="ct114472856">
          <text:deletion>
            <office:change-info>
              <dc:creator>Peter Camilleri</dc:creator>
              <dc:date>2015-04-25T23:25:00</dc:date>
            </office:change-info>
            <text:p text:style-name="Text_20_body"/>
            <text:p text:style-name="Text_20_body">neg</text:p>
          </text:deletion>
        </text:changed-region>
        <text:changed-region xml:id="ct114472960" text:id="ct114472960">
          <text:insertion>
            <office:change-info>
              <dc:creator>Peter Camilleri</dc:creator>
              <dc:date>2015-04-25T17:39:00</dc:date>
            </office:change-info>
          </text:insertion>
        </text:changed-region>
        <text:changed-region xml:id="ct114473064" text:id="ct114473064">
          <text:insertion>
            <office:change-info>
              <dc:creator>Peter Camilleri</dc:creator>
              <dc:date>2015-04-25T17:39:00</dc:date>
            </office:change-info>
          </text:insertion>
        </text:changed-region>
        <text:changed-region xml:id="ct114473168" text:id="ct114473168">
          <text:insertion>
            <office:change-info>
              <dc:creator>Peter Camilleri</dc:creator>
              <dc:date>2015-04-25T17:39:00</dc:date>
            </office:change-info>
          </text:insertion>
        </text:changed-region>
        <text:changed-region xml:id="ct114473272" text:id="ct114473272">
          <text:insertion>
            <office:change-info>
              <dc:creator>Peter Camilleri</dc:creator>
              <dc:date>2015-04-25T17:39:00</dc:date>
            </office:change-info>
          </text:insertion>
        </text:changed-region>
        <text:changed-region xml:id="ct114473376" text:id="ct1144733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7,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2">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Routing<text:tab/>51</text:p>
          <text:p text:style-name="P64">Virtual Machine Methods<text:tab/>51</text:p>
          <text:p text:style-name="P64">Shared Methods<text:tab/>51</text:p>
          <text:p text:style-name="P64">Exclusive Methods<text:tab/>52</text:p>
          <text:p text:style-name="P64">Shared Stub Methods<text:tab/>52</text:p>
          <text:p text:style-name="P64">Exclusive Stub Methods<text:tab/>53</text:p>
          <text:p text:style-name="P64">Local Methods<text:tab/>53</text:p>
          <text:p text:style-name="P64">Routing Internals<text:tab/>53</text:p>
          <text:p text:style-name="P63">Self<text:tab/>56</text:p>
          <text:p text:style-name="P64">Applying Self<text:tab/>56</text:p>
          <text:p text:style-name="P64">Changing Self<text:tab/>57</text:p>
          <text:p text:style-name="P63">Boolean Data<text:tab/>58</text:p>
          <text:p text:style-name="P64">What values represent true and false<text:tab/>58</text:p>
          <text:p text:style-name="P64">Processing Boolean Data<text:tab/>58</text:p>
          <text:p text:style-name="P64">Boolean Constants<text:tab/>58</text:p>
          <text:p text:style-name="P63">Numeric Data<text:tab/>59</text:p>
          <text:p text:style-name="P63">Array<text:tab/>60</text:p>
          <text:p text:style-name="P64">Array Literals<text:tab/>60</text:p>
          <text:p text:style-name="P64">Class Methods<text:tab/>61</text:p>
          <text:p text:style-name="P64">Instance Methods<text:tab/>62</text:p>
          <text:p text:style-name="P64">See Also<text:tab/>70</text:p>
          <text:p text:style-name="P63">Class<text:tab/>71</text:p>
          <text:p text:style-name="P64">Instance Methods<text:tab/>71</text:p>
          <text:p text:style-name="P64">Commands<text:tab/>72</text:p>
          <text:p text:style-name="P64">See Also<text:tab/>73</text:p>
          <text:p text:style-name="P63">Complex<text:tab/>74</text:p>
          <text:p text:style-name="P64">Complex Literals<text:tab/>74</text:p>
          <text:p text:style-name="P64">Instance Methods<text:tab/>75</text:p>
          <text:p text:style-name="P64">Instance Stubs<text:tab/>75</text:p>
          <text:p text:style-name="P64">See Also<text:tab/>76</text:p>
          <text:p text:style-name="P63">FalseClass<text:tab/>77</text:p>
          <text:p text:style-name="P64">FalseClass Literals<text:tab/>77</text:p>
          <text:p text:style-name="P64">Instance Methods<text:tab/>77</text:p>
          <text:p text:style-name="P64"><text:soft-page-break/>See Also<text:tab/>78</text:p>
          <text:p text:style-name="P63">Float<text:tab/>79</text:p>
          <text:p text:style-name="P64">Float Literals<text:tab/>79</text:p>
          <text:p text:style-name="P64">See Also<text:tab/>79</text:p>
          <text:p text:style-name="P63">Hash<text:tab/>80</text:p>
          <text:p text:style-name="P64">Hash Literals<text:tab/>80</text:p>
          <text:p text:style-name="P64">Instance Methods<text:tab/>80</text:p>
          <text:p text:style-name="P64">See Also<text:tab/>82</text:p>
          <text:p text:style-name="P63">InStream<text:tab/>83</text:p>
          <text:p text:style-name="P64">Class Methods<text:tab/>83</text:p>
          <text:p text:style-name="P64">Instance Methods<text:tab/>84</text:p>
          <text:p text:style-name="P64">Class Stubs<text:tab/>85</text:p>
          <text:p text:style-name="P64">See Also<text:tab/>85</text:p>
          <text:p text:style-name="P63">Integer<text:tab/>86</text:p>
          <text:p text:style-name="P64">Integer Literals<text:tab/>86</text:p>
          <text:p text:style-name="P64">Instance Methods<text:tab/>86</text:p>
          <text:p text:style-name="P64">See Also<text:tab/>90</text:p>
          <text:p text:style-name="P63">NilClass<text:tab/>91</text:p>
          <text:p text:style-name="P64">NilClass Literals<text:tab/>91</text:p>
          <text:p text:style-name="P64">Instance Methods<text:tab/>91</text:p>
          <text:p text:style-name="P64">See Also<text:tab/>92</text:p>
          <text:p text:style-name="P63">Numeric<text:tab/>93</text:p>
          <text:p text:style-name="P64">Special Numeric Values<text:tab/>93</text:p>
          <text:p text:style-name="P64">Instance Methods<text:tab/>94</text:p>
          <text:p text:style-name="P64">See Also<text:tab/>114</text:p>
          <text:p text:style-name="P63">Object<text:tab/>115</text:p>
          <text:p text:style-name="P64">Instance Methods<text:tab/>115</text:p>
          <text:p text:style-name="P64">Commands<text:tab/>126</text:p>
          <text:p text:style-name="P64">See Also<text:tab/>126</text:p>
          <text:p text:style-name="P63">OutStream<text:tab/>127</text:p>
          <text:p text:style-name="P64">Class Methods<text:tab/>127</text:p>
          <text:p text:style-name="P64">Instance Methods<text:tab/>128</text:p>
          <text:p text:style-name="P64">Class Stubs<text:tab/>131</text:p>
          <text:p text:style-name="P64">See Also<text:tab/>131</text:p>
          <text:p text:style-name="P63">Procedure<text:tab/>132</text:p>
          <text:p text:style-name="P64">Procedure Literals<text:tab/>132</text:p>
          <text:p text:style-name="P64">Instance Methods<text:tab/>132</text:p>
          <text:p text:style-name="P64">See Also<text:tab/>132</text:p>
          <text:p text:style-name="P63">Queue<text:tab/>133</text:p>
          <text:p text:style-name="P64">Instance Methods<text:tab/>133</text:p>
          <text:p text:style-name="P64">See Also<text:tab/>133</text:p>
          <text:p text:style-name="P63">Rational<text:tab/>134</text:p>
          <text:p text:style-name="P64">Rational Literals<text:tab/>134</text:p>
          <text:p text:style-name="P64">Instance Methods<text:tab/>134</text:p>
          <text:p text:style-name="P64">See Also<text:tab/>135</text:p>
          <text:p text:style-name="P63">Stack<text:tab/>136</text:p>
          <text:p text:style-name="P64">Instance Methods<text:tab/>136</text:p>
          <text:p text:style-name="P64">See Also<text:tab/>136</text:p>
          <text:p text:style-name="P63">String<text:tab/>137</text:p>
          <text:p text:style-name="P64">String Literals<text:tab/>137</text:p>
          <text:p text:style-name="P64">Instance Methods<text:tab/>137</text:p>
          <text:p text:style-name="P64">See Also<text:tab/>138</text:p>
          <text:p text:style-name="P63">Thread<text:tab/>139</text:p>
          <text:p text:style-name="P64">Class Methods<text:tab/>139</text:p>
          <text:p text:style-name="P64">Instance Methods<text:tab/>139</text:p>
          <text:p text:style-name="P64">See Also<text:tab/>139</text:p>
          <text:p text:style-name="P63">TrueClass<text:tab/>140</text:p>
          <text:p text:style-name="P64">TrueClass Literals<text:tab/>140</text:p>
          <text:p text:style-name="P64">See Also<text:tab/>140</text:p>
          <text:p text:style-name="P63">VirtualMachine<text:tab/>141</text:p>
          <text:p text:style-name="P64">Instance Methods<text:tab/>141</text:p>
          <text:p text:style-name="P64">Commands<text:tab/>146</text:p>
          <text:p text:style-name="P64">See Also<text:tab/>147</text:p>
          <text:p text:style-name="P63">Appendix A – Symbol Glossary<text:tab/>148</text:p>
          <text:p text:style-name="P63">Appendix B – Regular Expressions<text:tab/>150</text:p>
          <text:p text:style-name="P63">Edit History:<text:tab/>153</text:p>
        </text:index-body>
      </text:table-of-content>
      <text:p text:style-name="Text_20_body"/>
      <text:h text:style-name="P6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0"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425095993147432072" text:style-name="L1">
        <text:list-item>
          <text:p text:style-name="P69">A Simple, Easy-to-Understand syntax that is none the less, Expressive and Compact:</text:p>
        </text:list-item>
      </text:list>
      <text:list xml:id="list2576013265213592990"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42397326" text:continue-list="list8425095993147432072" text:style-name="L1">
        <text:list-item>
          <text:p text:style-name="P69">Safe Data and Data Structures:</text:p>
        </text:list-item>
      </text:list>
      <text:list xml:id="list7852832090816616068" text:style-name="L3">
        <text:list-item>
          <text:list>
            <text:list-item>
              <text:p text:style-name="P71">Simple, reliable arithmetic. In fOOrth, integer operations never overflow. Rational values can be represented exactly, complex numbers are supported, and conversions between numeric types are simple.</text:p>
            </text:list-item>
            <text:list-item>
              <text:p text:style-name="P71"><text:soft-page-break/>Strings grow as needed without the need to allocate space or worry about overflow.</text:p>
            </text:list-item>
            <text:list-item>
              <text:p text:style-name="P71">Data containers such as arrays and hashes grow as needed. Out of range subscripts cannot access undefined memory regions. </text:p>
            </text:list-item>
          </text:list>
        </text:list-item>
      </text:list>
      <text:list xml:id="list42397812" text:continue-list="list42397326" text:style-name="L1">
        <text:list-item>
          <text:p text:style-name="P69">Message Passing:</text:p>
        </text:list-item>
      </text:list>
      <text:list xml:id="list6959836978755508441" text:style-name="L4">
        <text:list-item>
          <text:list>
            <text:list-item>
              <text:p text:style-name="P88">In fOOrth all actions take the form of messages sent to a receiver.</text:p>
            </text:list-item>
            <text:list-item>
              <text:p text:style-name="P88">The routing of messages is specified by the exact type of the message.</text:p>
            </text:list-item>
            <text:list-item>
              <text:p text:style-name="P88">Message receivers include data items on the stack as well as the virtual machine object associated with the current thread of execution.</text:p>
            </text:list-item>
            <text:list-item>
              <text:p text:style-name="P88">Messages for which no routing specification can be found, generate an error at compile time.</text:p>
            </text:list-item>
          </text:list>
        </text:list-item>
      </text:list>
      <text:list xml:id="list42418772" text:continue-list="list42397812" text:style-name="L1">
        <text:list-item>
          <text:p text:style-name="P69">Object Oriented Design:</text:p>
        </text:list-item>
      </text:list>
      <text:list xml:id="list8455739318282899648" text:style-name="L5">
        <text:list-item>
          <text:list>
            <text:list-item>
              <text:p text:style-name="P72">Support class based inheritance, with a non-cyclic (single inheritance) tree derived from a common base Object class.</text:p>
            </text:list-item>
            <text:list-item>
              <text:p text:style-name="P89">Support late binding and polymorphism through message interface compatibility or “duck” typing.</text:p>
            </text:list-item>
          </text:list>
        </text:list-item>
      </text:list>
      <text:list xml:id="list42408749" text:continue-list="list42418772" text:style-name="L1">
        <text:list-item>
          <text:p text:style-name="P69">Meta programming: </text:p>
        </text:list-item>
      </text:list>
      <text:list xml:id="list965682038210673747" text:style-name="L6">
        <text:list-item>
          <text:list>
            <text:list-item>
              <text:p text:style-name="P90">Support extensible language constructs by making the compiler an accessible part of the system.</text:p>
            </text:list-item>
          </text:list>
        </text:list-item>
      </text:list>
      <text:list xml:id="list42395060" text:continue-list="list42408749" text:style-name="L1">
        <text:list-item>
          <text:p text:style-name="P69">Reliability:</text:p>
        </text:list-item>
      </text:list>
      <text:list xml:id="list8774529845297242284" text:style-name="L7">
        <text:list-item>
          <text:list>
            <text:list-item>
              <text:p text:style-name="P91">Errors should be detected as soon as possible. </text:p>
            </text:list-item>
            <text:list-item>
              <text:p text:style-name="P91">Language constructs should not be designed in a way that causes simple coding errors to spin off into infinite loops. </text:p>
            </text:list-item>
          </text:list>
        </text:list-item>
      </text:list>
      <text:list xml:id="list42403231" text:continue-list="list42395060" text:style-name="L1">
        <text:list-item>
          <text:p text:style-name="P73">Building on the host language:</text:p>
        </text:list-item>
      </text:list>
      <text:list xml:id="list3266701104120015134" text:style-name="L8">
        <text:list-item>
          <text:list>
            <text:list-item>
              <text:p text:style-name="P7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67060704"/>Thanks<text:alphabetical-index-mark-end text:id="IMark16706070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365346397555602788" text:style-name="L9">
        <text:list-item>
          <text:p text:style-name="P92">ruby 1.9.3p484 (2013-11-22) [i386-mingw32]</text:p>
        </text:list-item>
        <text:list-item>
          <text:p text:style-name="P92">ruby 2.1.5p273 (2014-11-13 revision 48405) [i386-mingw32]</text:p>
        </text:list-item>
        <text:list-item>
          <text:p text:style-name="P92">Rubinius – to be tested!</text:p>
        </text:list-item>
        <text:list-item>
          <text:p text:style-name="P92">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67060704"/>Rake<text:alphabetical-index-mark-end text:id="IMark16706070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7060704"/>Demo.rb<text:alphabetical-index-mark-end text:id="IMark1670607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7060704"/>Testing<text:alphabetical-index-mark-end text:id="IMark1670607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7060704"/>Known Issues<text:alphabetical-index-mark-end text:id="IMark1670607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67060704"/>Archive<text:alphabetical-index-mark-end text:id="IMark1670607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111196792"/>F10:<text:change-end text:change-id="ct111196792"/><text:change-start text:change-id="ct111196896"/> <text:change-end text:change-id="ct11119689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7007688"/>drop<text:alphabetical-index-mark-end text:id="IMark16700768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67007688"/>dup<text:alphabetical-index-mark-end text:id="IMark16700768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67007688"/>nip<text:alphabetical-index-mark-end text:id="IMark16700768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67007688"/>over<text:alphabetical-index-mark-end text:id="IMark16700768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7007688"/>pick<text:alphabetical-index-mark-end text:id="IMark16700768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7007688"/>swap<text:alphabetical-index-mark-end text:id="IMark16700768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67007688"/>tuck<text:alphabetical-index-mark-end text:id="IMark16700768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690207470160933126" text:style-name="L10">
        <text:list-item>
          <text:p text:style-name="P75">To store return addresses for word calls. In fOOrth this is handled by the Ruby virtual machine.</text:p>
        </text:list-item>
        <text:list-item>
          <text:p text:style-name="P75">To store context for control structures. In fOOrth the context mechanism provides for a far richer and more reliable set of control, compile, and data structures.</text:p>
        </text:list-item>
        <text:list-item>
          <text:p text:style-name="P7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6839084"/>if<text:alphabetical-index-mark-end text:id="IMark1668390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6839084"/>else<text:alphabetical-index-mark-end text:id="IMark166839084"/>” and “<text:alphabetical-index-mark-start text:id="IMark166841340"/>then<text:alphabetical-index-mark-end text:id="IMark1668413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841340"/>switch<text:alphabetical-index-mark-end text:id="IMark16684134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66841340"/>do<text:alphabetical-index-mark-end text:id="IMark16684134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66841340"/>loop<text:alphabetical-index-mark-end text:id="IMark166841340"/>” commands mark the boundaries of the loop; The “<text:alphabetical-index-mark-start text:id="IMark166839084"/>i<text:alphabetical-index-mark-end text:id="IMark166839084"/>” command is used to retrieve the current loop counter value. For nested loops, the “<text:alphabetical-index-mark-start text:id="IMark166838508"/>j<text:alphabetical-index-mark-end text:id="IMark166838508"/>” command retrieves the value of the outer loops counter value. <text:s/>By default, the “loop” command adds one to the loop value. For more flexible looping, the “<text:alphabetical-index-mark-start text:id="IMark166838460"/>+loop<text:alphabetical-index-mark-end text:id="IMark1668384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6838460"/>-i<text:alphabetical-index-mark-end text:id="IMark166838460"/> and <text:alphabetical-index-mark-start text:id="IMark166838508"/>-j<text:alphabetical-index-mark-end text:id="IMark1668385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6838508"/>begin<text:alphabetical-index-mark-end text:id="IMark1668385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246996646636290436" text:style-name="L11">
        <text:list-item>
          <text:p text:style-name="P76">begin … <text:alphabetical-index-mark-start text:id="IMark166839084"/>until<text:alphabetical-index-mark-end text:id="IMark166839084"/> – loops until the top of stack is true.</text:p>
        </text:list-item>
        <text:list-item>
          <text:p text:style-name="P76">begin … <text:alphabetical-index-mark-start text:id="IMark166838508"/>again<text:alphabetical-index-mark-end text:id="IMark166838508"/> – loops indefinitely </text:p>
        </text:list-item>
        <text:list-item>
          <text:p text:style-name="P76">begin … <text:alphabetical-index-mark-start text:id="IMark166839084"/>repeat<text:alphabetical-index-mark-end text:id="IMark1668390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6839084"/>Typing<text:alphabetical-index-mark-end text:id="IMark1668390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6839084"/>Duck Typing<text:alphabetical-index-mark-end text:id="IMark16683908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6839084"/>Declarations<text:alphabetical-index-mark-end text:id="IMark1668390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6839084"/>Scoping<text:alphabetical-index-mark-end text:id="IMark1668390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6839084"/><text:span text:style-name="T7">val:</text:span><text:alphabetical-index-mark-end text:id="IMark166839084"/> and <text:alphabetical-index-mark-start text:id="IMark166838460"/><text:span text:style-name="T7">var:</text:span><text:alphabetical-index-mark-end text:id="IMark166838460"/></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6838460"/><text:span text:style-name="T7">.init</text:span><text:alphabetical-index-mark-end text:id="IMark166838460"/> method being the most popular since it is called to initialize a new instance of the object.</text:p>
      <text:p text:style-name="P1">Methods: <text:alphabetical-index-mark-start text:id="IMark166838460"/><text:span text:style-name="T7">val@:</text:span><text:alphabetical-index-mark-end text:id="IMark166838460"/> and <text:alphabetical-index-mark-start text:id="IMark166839084"/><text:span text:style-name="T7">var@:</text:span><text:alphabetical-index-mark-end text:id="IMark16683908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6839084"/><text:span text:style-name="T7">val#:</text:span><text:alphabetical-index-mark-end text:id="IMark166839084"/> and <text:alphabetical-index-mark-start text:id="IMark166838460"/><text:span text:style-name="T7">var#:</text:span><text:alphabetical-index-mark-end text:id="IMark166838460"/></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6838460"/><text:span text:style-name="T7">val$:</text:span><text:alphabetical-index-mark-end text:id="IMark166838460"/> and <text:alphabetical-index-mark-start text:id="IMark166839084"/><text:span text:style-name="T7">var$:</text:span><text:alphabetical-index-mark-end text:id="IMark166839084"/></text:p>
      <text:p text:style-name="P1">Regex for valid local variable names: <text:span text:style-name="T7">/^\$[a-z][a-z0-9_]*$/</text:span></text:p>
      <text:p text:style-name="Text_20_body">Notes:</text:p>
      <text:p text:style-name="Text_20_body"/>
      <text:h text:style-name="Heading_20_2" text:outline-level="2"><text:alphabetical-index-mark-start text:id="IMark166839084"/>Referencing<text:alphabetical-index-mark-end text:id="IMark1668390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6839084"/>Mutation<text:alphabetical-index-mark-end text:id="IMark1668390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73929772"/>dup<text:alphabetical-index-mark-end text:id="IMark173929772"/></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73929772"/>copy<text:alphabetical-index-mark-end text:id="IMark17392977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73929772"/>.copy<text:alphabetical-index-mark-end text:id="IMark17392977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73929772"/>clone<text:alphabetical-index-mark-end text:id="IMark17392977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73929772"/>.clone<text:alphabetical-index-mark-end text:id="IMark17392977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739490404120665128" text:style-name="L12">
        <text:list-item>
          <text:p text:style-name="P93">No Copying</text:p>
        </text:list-item>
        <text:list-item>
          <text:p text:style-name="P93">Shallow Copying</text:p>
        </text:list-item>
        <text:list-item>
          <text:p text:style-name="P9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6913764"/>.clone_exclude<text:alphabetical-index-mark-end text:id="IMark16691376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6878036"/>try<text:alphabetical-index-mark-end text:id="IMark166878036"/> block</text:h>
      <text:p text:style-name="P1">The bare basics of an exception handled code block is:</text:p>
      <text:p text:style-name="Code"/>
      <text:p text:style-name="Code">try (dangerous code here) <text:alphabetical-index-mark-start text:id="IMark166878036"/>catch<text:alphabetical-index-mark-end text:id="IMark16687803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6878036"/>?"<text:alphabetical-index-mark-end text:id="IMark1668780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6878036"/>bounce<text:alphabetical-index-mark-end text:id="IMark1668780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6878036"/>bounce<text:alphabetical-index-mark-end text:id="IMark16687803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6878036"/>finally<text:alphabetical-index-mark-end text:id="IMark16687803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6878036"/>try<text:alphabetical-index-mark-end text:id="IMark166878036"/></text:p>
      <text:p text:style-name="Code"><text:s text:c="2"/>(dangerous code)</text:p>
      <text:p text:style-name="Code">(optional) <text:alphabetical-index-mark-start text:id="IMark166878036"/>catch<text:alphabetical-index-mark-end text:id="IMark166878036"/></text:p>
      <text:p text:style-name="Code"><text:s text:c="2"/>(exception handler with optional <text:alphabetical-index-mark-start text:id="IMark166878036"/>?"<text:alphabetical-index-mark-end text:id="IMark166878036"/>Exx" and <text:alphabetical-index-mark-start text:id="IMark166878420"/>bounce<text:alphabetical-index-mark-end text:id="IMark166878420"/>)</text:p>
      <text:p text:style-name="Code">(optional) <text:alphabetical-index-mark-start text:id="IMark166878420"/>finally<text:alphabetical-index-mark-end text:id="IMark16687842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6878420"/>throw"<text:alphabetical-index-mark-end text:id="IMark166878420"/>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6878420"/>.throw<text:alphabetical-index-mark-end text:id="IMark1668784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7009800"/>Classes<text:alphabetical-index-mark-end text:id="IMark16700980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7009800"/>Inheritance<text:alphabetical-index-mark-end text:id="IMark16700980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7009800"/>Methods<text:alphabetical-index-mark-end text:id="IMark167009800"/></text:h>
      <text:p text:style-name="P1">All code in fOOrth is contained in methods. A method is a fragment of code that an object uses to respond to a message that has been sent to that object. In fOOrth there are three sorts of methods:</text:p>
      <text:list xml:id="list6663929154375972439" text:style-name="L13">
        <text:list-item>
          <text:p text:style-name="P77">Shared: Methods that are common to all instances of the class that contains them.</text:p>
        </text:list-item>
        <text:list-item>
          <text:p text:style-name="P77">Exclusive: Methods that are defined for one and only one object (and all of its clones that are created <text:span text:style-name="T2">after</text:span> the exclusive method is defined.).</text:p>
        </text:list-item>
        <text:list-item>
          <text:p text:style-name="P77">Local: Methods that are created in a context and are accessible only in that context. When the context concludes, these methods are no longer accessible.</text:p>
        </text:list-item>
      </text:list>
      <text:h text:style-name="Heading_20_2" text:outline-level="2"><text:alphabetical-index-mark-start text:id="IMark166878036"/>Late Binding<text:alphabetical-index-mark-end text:id="IMark166878036"/> and <text:alphabetical-index-mark-start text:id="IMark166878420"/>Polymorphism<text:alphabetical-index-mark-end text:id="IMark1668784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6878420"/>Prototypes<text:alphabetical-index-mark-end text:id="IMark1668784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6878420"/>Method Mapping<text:alphabetical-index-mark-end text:id="IMark1668784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573772255252205229" text:style-name="L14">
        <text:list-item>
          <text:p text:style-name="P78">The strings used by fOOrth needed to be converted to Ruby symbols to allow code to be executed in Ruby.</text:p>
        </text:list-item>
        <text:list-item>
          <text:p text:style-name="P7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6878036"/>SymbolMap<text:alphabetical-index-mark-end text:id="IMark166878036"/> class. This class creates mappings in one of two ways:</text:p>
      <text:list xml:id="list5867680866433572279" text:style-name="L15">
        <text:list-item>
          <text:p text:style-name="P7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66878036"/>Routing<text:alphabetical-index-mark-end text:id="IMark16687803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9092473130851983679" text:style-name="L16">
        <text:list-item>
          <text:p text:style-name="P80">The defining word used to create the method.</text:p>
        </text:list-item>
        <text:list-item>
          <text:p text:style-name="P80">The receiver of the defining word used to create the method.</text:p>
        </text:list-item>
        <text:list-item>
          <text:p text:style-name="P8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5307411557847430147"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42396550" text:continue-numbering="true"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66838844"/>:<text:alphabetical-index-mark-end text:id="IMark16683884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66838844"/>.:<text:alphabetical-index-mark-end text:id="IMark16683884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66838844"/>.::<text:alphabetical-index-mark-end text:id="IMark16683884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6839516"/>do_map_name<text:alphabetical-index-mark-end text:id="IMark16683951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11197104"/>F10: <text:change-end text:change-id="ct111197104"/>?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6839516"/>self<text:alphabetical-index-mark-end text:id="IMark166839516"/>”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635067499388897356" text:style-name="L18">
        <text:list-item>
          <text:p text:style-name="P8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2">For TOS routed methods, access to self is as simple as “self .method_name”. This was done in the MyClass example above. The self value is a free value that does not to be declared.</text:p>
        </text:list-item>
        <text:list-item>
          <text:p text:style-name="P8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6839516"/>.with{<text:alphabetical-index-mark-end text:id="IMark166839516"/>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254596699877616939" text:style-name="L19">
        <text:list-item>
          <text:p text:style-name="P8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3">A .where{ … } clause can be used to take a value and give easy access to that value within the executed block without having to create a local value.</text:p>
        </text:list-item>
        <text:list-item>
          <text:p text:style-name="P83">Access to the self value is generally faster than other forms of access. Thus this construct can yield performance enhancements.</text:p>
        </text:list-item>
      </text:list>
      <text:p text:style-name="P1"/>
      <text:h text:style-name="Heading_20_1" text:outline-level="1"><text:alphabetical-index-mark-start text:id="IMark166839516"/>Boolean<text:alphabetical-index-mark-end text:id="IMark1668395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66840092"/>FalseClass<text:alphabetical-index-mark-end text:id="IMark166840092"/></text:p>
            <text:p text:style-name="P13"><text:alphabetical-index-mark-start text:id="IMark166840092"/>NilClass<text:alphabetical-index-mark-end text:id="IMark166840092"/></text:p>
          </table:table-cell>
          <table:table-cell table:style-name="Table118.B2" office:value-type="string">
            <text:p text:style-name="P13"><text:alphabetical-index-mark-start text:id="IMark166840092"/>Object<text:alphabetical-index-mark-end text:id="IMark166840092"/></text:p>
          </table:table-cell>
        </table:table-row>
      </table:table>
      <text:p text:style-name="P10"/>
      <text:p text:style-name="P11">Note that while false processing occurs in FalseClass and NilClass, true processing occurs in Object and not <text:alphabetical-index-mark-start text:id="IMark166839516"/>TrueClass<text:alphabetical-index-mark-end text:id="IMark1668395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6839516"/>Numeric<text:alphabetical-index-mark-end text:id="IMark1668395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956128072019375089" text:style-name="L20">
        <text:list-item>
          <text:p text:style-name="P84">Integer defines a few “bit” oriented operations that are specific to whole numbers.</text:p>
        </text:list-item>
        <text:list-item>
          <text:p text:style-name="P8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6839516"/>Array<text:alphabetical-index-mark-end text:id="IMark16683951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4140137425409000215" text:style-name="L21">
        <text:list-item>
          <text:p text:style-name="P85">The first two examples both create “empty” arrays with zero data elements. </text:p>
        </text:list-item>
        <text:list-item>
          <text:p text:style-name="P85">Array data do NOT need to be the same “type” of data. Mixing is allowed. </text:p>
        </text:list-item>
        <text:list-item>
          <text:p text:style-name="P8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4184791674583994039" text:style-name="L22">
        <text:list-item>
          <text:p text:style-name="P86">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6840092"/>.new<text:alphabetical-index-mark-end text:id="IMark166840092"/>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6840092"/>.new{<text:alphabetical-index-mark-end text:id="IMark166840092"/>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6840092"/>x<text:alphabetical-index-mark-end text:id="IMark166840092"/>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6840092"/>}<text:alphabetical-index-mark-end text:id="IMark166840092"/>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6840092"/>.new_size<text:alphabetical-index-mark-end text:id="IMark166840092"/>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6840092"/>.new_value<text:alphabetical-index-mark-end text:id="IMark166840092"/>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6840092"/>.new_values<text:alphabetical-index-mark-end text:id="IMark166840092"/>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6840092"/>!<text:alphabetical-index-mark-end text:id="IMark16684009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6840092"/>+<text:alphabetical-index-mark-end text:id="IMark16684009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6840092"/>.+left<text:alphabetical-index-mark-end text:id="IMark16684009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6840092"/>.+mid<text:alphabetical-index-mark-end text:id="IMark16684009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6840092"/>.+midlr<text:alphabetical-index-mark-end text:id="IMark16684009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6840092"/>.+right<text:alphabetical-index-mark-end text:id="IMark16684009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6840092"/>.-left<text:alphabetical-index-mark-end text:id="IMark16684009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6840092"/>.-mid<text:alphabetical-index-mark-end text:id="IMark16684009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6840092"/>.-midlr<text:alphabetical-index-mark-end text:id="IMark16684009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6840092"/>.-right<text:alphabetical-index-mark-end text:id="IMark16684009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6840092"/>.[]!<text:alphabetical-index-mark-end text:id="IMark16684009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6840092"/>.[]@<text:alphabetical-index-mark-end text:id="IMark16684009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6840092"/>.left<text:alphabetical-index-mark-end text:id="IMark16684009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6840092"/>.length<text:alphabetical-index-mark-end text:id="IMark1668400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6840092"/>.max<text:alphabetical-index-mark-end text:id="IMark1668400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6840092"/>.mid<text:alphabetical-index-mark-end text:id="IMark1668400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6840092"/>.midlr<text:alphabetical-index-mark-end text:id="IMark1668400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6840092"/>.min<text:alphabetical-index-mark-end text:id="IMark1668400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6840092"/>.pp<text:alphabetical-index-mark-end text:id="IMark1668400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6840092"/>.reverse<text:alphabetical-index-mark-end text:id="IMark1668400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6840092"/>.right<text:alphabetical-index-mark-end text:id="IMark16684009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6840092"/>.shuffle<text:alphabetical-index-mark-end text:id="IMark1668400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6840092"/>.sort<text:alphabetical-index-mark-end text:id="IMark1668400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6840092"/>.strmax<text:alphabetical-index-mark-end text:id="IMark1668400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6840092"/>&lt;&lt;<text:alphabetical-index-mark-end text:id="IMark1668400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6840092"/>@<text:alphabetical-index-mark-end text:id="IMark1668400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6839516"/>Class<text:alphabetical-index-mark-end text:id="IMark166839516"/></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6840092"/>.is_class?<text:alphabetical-index-mark-end text:id="IMark1668400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6840092"/>.new<text:alphabetical-index-mark-end text:id="IMark16684009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6840092"/>.parent_class<text:alphabetical-index-mark-end text:id="IMark16684009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6840092"/>.subclass:<text:alphabetical-index-mark-end text:id="IMark16684009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6840092"/>.to_s<text:alphabetical-index-mark-end text:id="IMark1668400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6839516"/>Commands<text:alphabetical-index-mark-end text:id="IMark16683951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6840092"/>)methods<text:alphabetical-index-mark-end text:id="IMark16684009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6840092"/>)stubs<text:alphabetical-index-mark-end text:id="IMark166840092"/> []</text:h>
            <text:p text:style-name="Text_20_body">Routing: TOS</text:p>
            <text:p text:style-name="P1">List the stub methods defined for this class. Stubs are place holder methods that serve one of two purposes:</text:p>
            <text:list xml:id="list3312724037746167826" text:style-name="L23">
              <text:list-item>
                <text:p text:style-name="P87">They are abstract methods in a base class that exist so that a sub-class may replace the stub with an actual method. The stub ensures that the compiler uses the correct routing when using the method.</text:p>
              </text:list-item>
              <text:list-item>
                <text:p text:style-name="P8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6839516"/>Complex<text:alphabetical-index-mark-end text:id="IMark16683951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6840428"/>.cbrt<text:alphabetical-index-mark-end text:id="IMark16684042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6839756"/>.e**<text:alphabetical-index-mark-end text:id="IMark16683975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6840428"/>.split<text:alphabetical-index-mark-end text:id="IMark16684042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6839756"/>.sqrt<text:alphabetical-index-mark-end text:id="IMark16683975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6839804"/>FalseClass<text:alphabetical-index-mark-end text:id="IMark1668398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6839756"/>&amp;&amp;<text:alphabetical-index-mark-end text:id="IMark16683975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6839756"/>^^<text:alphabetical-index-mark-end text:id="IMark16683975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6839756"/>||<text:alphabetical-index-mark-end text:id="IMark16683975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6839804"/>Float<text:alphabetical-index-mark-end text:id="IMark1668398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6840620"/>Hash<text:alphabetical-index-mark-end text:id="IMark16684062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6840620"/><text:span text:style-name="T7">{</text:span><text:alphabetical-index-mark-end text:id="IMark166840620"/>” and the locally defined methods “<text:alphabetical-index-mark-start text:id="IMark166840140"/><text:span text:style-name="T7">-&gt;</text:span><text:alphabetical-index-mark-end text:id="IMark166840140"/>” and “<text:alphabetical-index-mark-start text:id="IMark166841244"/><text:span text:style-name="T7">}</text:span><text:alphabetical-index-mark-end text:id="IMark1668412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42393206" text:continue-list="list4140137425409000215" text:style-name="L21">
        <text:list-item>
          <text:p text:style-name="P85">The first example creates an “empty” hash with zero data elements. </text:p>
        </text:list-item>
        <text:list-item>
          <text:p text:style-name="P85">Hash key and data do NOT need to be the same “type” of data. Mixing is allowed. </text:p>
        </text:list-item>
        <text:list-item>
          <text:p text:style-name="P85">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6840956"/>.[]!<text:alphabetical-index-mark-end text:id="IMark1668409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6840956"/>.[]@<text:alphabetical-index-mark-end text:id="IMark1668409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6840956"/>.keys<text:alphabetical-index-mark-end text:id="IMark16684095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6840956"/>.pp<text:alphabetical-index-mark-end text:id="IMark1668409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6840956"/>.strmax2<text:alphabetical-index-mark-end text:id="IMark1668409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6840956"/>.values<text:alphabetical-index-mark-end text:id="IMark16684095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6840140"/>InStream<text:alphabetical-index-mark-end text:id="IMark16684014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6840956"/>.get_all<text:alphabetical-index-mark-end text:id="IMark1668409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66840956"/>.open<text:alphabetical-index-mark-end text:id="IMark16684095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6840956"/>.open{<text:alphabetical-index-mark-end text:id="IMark16684095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6840956"/>.close<text:alphabetical-index-mark-end text:id="IMark1668409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66840956"/>.getc<text:alphabetical-index-mark-end text:id="IMark16684095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6840956"/>.gets<text:alphabetical-index-mark-end text:id="IMark16684095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66840956"/>~getc<text:alphabetical-index-mark-end text:id="IMark16684095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6840956"/>~gets<text:alphabetical-index-mark-end text:id="IMark16684095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66840140"/>Integer<text:alphabetical-index-mark-end text:id="IMark16684014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111197208"/></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111197312"/>[an_integer] <text:alphabetical-index-mark-start text:id="IMark166841244"/>.even?<text:alphabetical-index-mark-end text:id="IMark166841244"/> [a_boolean]</text:h>
            <text:p text:style-name="Text_20_body">Routing: TOS</text:p>
            <text:p text:style-name="P1">This method returns true if the integer is even and false if it is odd.<text:change-end text:change-id="ct111197312"/></text:p>
          </table:table-cell>
          <table:covered-table-cell/>
        </table:table-row>
        <table:table-row table:style-name="Table120.1">
          <table:table-cell table:style-name="Table120.A2" office:value-type="string">
            <text:p text:style-name="P15"><text:change-start text:change-id="ct111197416"/>Code<text:change-end text:change-id="ct111197416"/></text:p>
          </table:table-cell>
          <table:table-cell table:style-name="Table120.B2" office:value-type="string">
            <text:p text:style-name="P15"><text:change-start text:change-id="ct111197520"/>Result<text:change-end text:change-id="ct111197520"/></text:p>
          </table:table-cell>
        </table:table-row>
        <table:table-row table:style-name="Table120.1">
          <table:table-cell table:style-name="Table120.A2" office:value-type="string">
            <text:p text:style-name="Snippet"><text:change-start text:change-id="ct111197624"/>2 .even?<text:change-end text:change-id="ct111197624"/></text:p>
          </table:table-cell>
          <table:table-cell table:style-name="Table120.B2" office:value-type="string">
            <text:p text:style-name="P2"><text:change-start text:change-id="ct111197728"/>true<text:change-end text:change-id="ct111197728"/></text:p>
          </table:table-cell>
        </table:table-row>
        <table:table-row table:style-name="Table120.1">
          <table:table-cell table:style-name="Table120.A2" office:value-type="string">
            <text:p text:style-name="Snippet"><text:change-start text:change-id="ct111197832"/>3 .even?<text:change-end text:change-id="ct111197832"/></text:p>
          </table:table-cell>
          <table:table-cell table:style-name="Table120.B2" office:value-type="string">
            <text:p text:style-name="P2"><text:change-start text:change-id="ct111197936"/>false<text:change-end text:change-id="ct111197936"/></text:p>
          </table:table-cell>
        </table:table-row>
      </table:table>
      <text:p text:style-name="Text_20_body"><text:change text:change-id="ct111198040"/><text:change-start text:change-id="ct1111981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6841244"/>.gcd<text:alphabetical-index-mark-end text:id="IMark1668412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111198144"/><text:change text:change-id="ct111198248"/><text:change-start text:change-id="ct11119835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6841244"/>.lcm<text:alphabetical-index-mark-end text:id="IMark1668412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111198352"/><text:change text:change-id="ct111198560"/><text:change text:change-id="ct111198456"/><text:change-start text:change-id="ct11119866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6841244"/>.odd?<text:alphabetical-index-mark-end text:id="IMark1668412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111198664"/></text:p>
      <text:p text:style-name="Text_20_body"><text:change text:change-id="ct111198768"/><text:change-start text:change-id="ct111198872"/></text:p>
      <text:p text:style-name="Text_20_body"><text:change-end text:change-id="ct111198872"/><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111198976"/>[an_integer] <text:alphabetical-index-mark-start text:id="IMark166841244"/>2*<text:alphabetical-index-mark-end text:id="IMark166841244"/> [an_integer]</text:h>
            <text:p text:style-name="Text_20_body">Routing: TOS</text:p>
            <text:p text:style-name="P1"><text:change-end text:change-id="ct111198976"/><text:change-start text:change-id="ct111199080"/>Double the value of the integer.<text:change-end text:change-id="ct111199080"/></text:p>
          </table:table-cell>
          <table:covered-table-cell/>
        </table:table-row>
        <table:table-row table:style-name="Table124.1">
          <table:table-cell table:style-name="Table124.A2" office:value-type="string">
            <text:p text:style-name="P15"><text:change-start text:change-id="ct111199184"/>Code<text:change-end text:change-id="ct111199184"/></text:p>
          </table:table-cell>
          <table:table-cell table:style-name="Table124.B2" office:value-type="string">
            <text:p text:style-name="P15"><text:change-start text:change-id="ct111199288"/>Result<text:change-end text:change-id="ct111199288"/></text:p>
          </table:table-cell>
        </table:table-row>
        <table:table-row table:style-name="Table124.1">
          <table:table-cell table:style-name="Table124.A2" office:value-type="string">
            <text:p text:style-name="Snippet"><text:change-start text:change-id="ct111199392"/>13 2*<text:change-end text:change-id="ct111199392"/></text:p>
          </table:table-cell>
          <table:table-cell table:style-name="Table124.B2" office:value-type="string">
            <text:p text:style-name="P2"><text:change-start text:change-id="ct111199496"/>26<text:change-end text:change-id="ct111199496"/></text:p>
          </table:table-cell>
        </table:table-row>
      </table:table>
      <text:p text:style-name="Standard"/>
      <text:p text:style-name="Text_20_body"><text:change text:change-id="ct114337552"/><text:change-start text:change-id="ct11433765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6841244"/>2/<text:alphabetical-index-mark-end text:id="IMark1668412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114337656"/><text:change text:change-id="ct114337760"/><text:change-start text:change-id="ct1143378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6841244"/>&lt;&lt;<text:alphabetical-index-mark-end text:id="IMark1668412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114337864"/><text:change text:change-id="ct114337968"/><text:change-start text:change-id="ct1143380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6841244"/>&gt;&gt;<text:alphabetical-index-mark-end text:id="IMark1668412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114338072"/><text:change text:change-id="ct114338176"/><text:change-start text:change-id="ct1143382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6841244"/>and<text:alphabetical-index-mark-end text:id="IMark1668412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114338280"/><text:change text:change-id="ct114338384"/><text:change-start text:change-id="ct1143384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6841244"/>com<text:alphabetical-index-mark-end text:id="IMark1668412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114338488"/><text:change text:change-id="ct11433859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114338696"/>[an_integer an_integer] <text:alphabetical-index-mark-start text:id="IMark166841244"/>or<text:alphabetical-index-mark-end text:id="IMark166841244"/> [an_integer]</text:h>
            <text:p text:style-name="Text_20_body">Routing: NOS</text:p>
            <text:p text:style-name="P1"><text:change-end text:change-id="ct114338696"/><text:change-start text:change-id="ct114338800"/>Compute the bit-wise inclusive or function of the two integer values.<text:change-end text:change-id="ct114338800"/></text:p>
          </table:table-cell>
          <table:covered-table-cell/>
        </table:table-row>
        <table:table-row table:style-name="Table130.1">
          <table:table-cell table:style-name="Table130.A2" office:value-type="string">
            <text:p text:style-name="P15"><text:change-start text:change-id="ct114338904"/>Code<text:change-end text:change-id="ct114338904"/></text:p>
          </table:table-cell>
          <table:table-cell table:style-name="Table130.B2" office:value-type="string">
            <text:p text:style-name="P15"><text:change-start text:change-id="ct114339008"/>Result<text:change-end text:change-id="ct114339008"/></text:p>
          </table:table-cell>
        </table:table-row>
        <table:table-row table:style-name="Table130.1">
          <table:table-cell table:style-name="Table130.A2" office:value-type="string">
            <text:p text:style-name="Snippet"><text:change-start text:change-id="ct114339112"/>15 40 or<text:change-end text:change-id="ct114339112"/></text:p>
          </table:table-cell>
          <table:table-cell table:style-name="Table130.B2" office:value-type="string">
            <text:p text:style-name="P2"><text:change-start text:change-id="ct114339216"/>47<text:change-end text:change-id="ct114339216"/></text:p>
          </table:table-cell>
        </table:table-row>
      </table:table>
      <text:p text:style-name="Standard"><text:change text:change-id="ct114339320"/><text:change-start text:change-id="ct11433942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6841244"/>xor<text:alphabetical-index-mark-end text:id="IMark1668412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114339424"/></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66841532"/><text:alphabetical-index-mark-start text:id="IMark166839900"/><text:alphabetical-index-mark-start text:id="IMark166840860"/>NilClass<text:alphabetical-index-mark-end text:id="IMark166840860"/><text:alphabetical-index-mark-end text:id="IMark166839900"/><text:alphabetical-index-mark-end text:id="IMark16684153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114339528"/> </text:p>
      <text:p text:style-name="P1">Note that in Boolean expressions, nil is treated as an alias for false.<text:change-end text:change-id="ct11433952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6841244"/>&amp;&amp;<text:alphabetical-index-mark-end text:id="IMark1668412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114339632"/>nil true &amp;&amp;<text:change-end text:change-id="ct114339632"/></text:p>
          </table:table-cell>
          <table:table-cell table:style-name="Table26.B2" office:value-type="string">
            <text:p text:style-name="P2"><text:change-start text:change-id="ct114339736"/>false<text:change-end text:change-id="ct11433973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6841244"/>^^<text:alphabetical-index-mark-end text:id="IMark1668412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114339840"/>nil <text:change-end text:change-id="ct114339840"/><text:change-start text:change-id="ct114339944"/>false ^^<text:change-end text:change-id="ct114339944"/></text:p>
          </table:table-cell>
          <table:table-cell table:style-name="Table27.B2" office:value-type="string">
            <text:p text:style-name="P2"><text:change-start text:change-id="ct114340048"/>false<text:change-end text:change-id="ct114340048"/></text:p>
          </table:table-cell>
        </table:table-row>
        <table:table-row table:style-name="Table27.2">
          <table:table-cell table:style-name="Table27.A2" office:value-type="string">
            <text:p text:style-name="Snippet"><text:change-start text:change-id="ct114340152"/>nil true ^^<text:change-end text:change-id="ct114340152"/></text:p>
          </table:table-cell>
          <table:table-cell table:style-name="Table27.B2" office:value-type="string">
            <text:p text:style-name="P2"><text:change-start text:change-id="ct114340256"/>true<text:change-end text:change-id="ct11434025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6841244"/>||<text:alphabetical-index-mark-end text:id="IMark1668412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114340360"/>nil false ||<text:change-end text:change-id="ct114340360"/></text:p>
          </table:table-cell>
          <table:table-cell table:style-name="Table28.B2" office:value-type="string">
            <text:p text:style-name="P2"><text:change-start text:change-id="ct114340464"/>false<text:change-end text:change-id="ct114340464"/></text:p>
          </table:table-cell>
        </table:table-row>
        <table:table-row table:style-name="Table28.2">
          <table:table-cell table:style-name="Table28.A2" office:value-type="string">
            <text:p text:style-name="Snippet"><text:change-start text:change-id="ct114340568"/>nil true ||<text:change-end text:change-id="ct114340568"/></text:p>
          </table:table-cell>
          <table:table-cell table:style-name="Table28.B2" office:value-type="string">
            <text:p text:style-name="P2"><text:change-start text:change-id="ct114340672"/>true<text:change-end text:change-id="ct114340672"/></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6841532"/>Numeric<text:alphabetical-index-mark-end text:id="IMark16684153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114340776"/><text:change-start text:change-id="ct114340880"/>The Numeric class is the abstract base class for num<text:change-end text:change-id="ct114340880"/><text:change-start text:change-id="ct114340984"/>eric data. It is the location for the vast majority of methods that act on such data. In use, data will be instances of <text:change-end text:change-id="ct114340984"/><text:change-start text:change-id="ct114341088"/>Complex, Float, Integer (via Bignum and Fixnum), and Rational data.<text:change-end text:change-id="ct114341088"/><text:change-start text:change-id="ct114341192"/></text:p>
      <text:h text:style-name="Heading_20_2" text:outline-level="2">Specia<text:change-end text:change-id="ct114341192"/><text:change-start text:change-id="ct114341296"/>l Numeric Values</text:h>
      <text:p text:style-name="Text_20_body"><text:change-end text:change-id="ct114341296"/><text:change-start text:change-id="ct11434140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6841244"/>dpr<text:alphabetical-index-mark-end text:id="IMark16684124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114341400"/><text:change-start text:change-id="ct11434175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6841244"/>e<text:alphabetical-index-mark-end text:id="IMark16684124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66841244"/>pi<text:alphabetical-index-mark-end text:id="IMark16684124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114341504"/>In 1897, an attempt was made <text:change-end text:change-id="ct114341504"/><text:change-start text:change-id="ct114341648"/>to legislate the value of pi. Fortunately, this effort was unsuccessful.<text:change-end text:change-id="ct114341648"/></text:p></text:note-body></text:note></text:p>
          </table:table-cell>
        </table:table-row>
      </table:table>
      <text:p text:style-name="Text_20_body"><text:change-end text:change-id="ct114341752"/></text:p>
      <text:h text:style-name="Heading_20_2" text:outline-level="2">Instance Methods</text:h>
      <text:p text:style-name="Text_20_body"><text:change text:change-id="ct114341856"/><text:change-start text:change-id="ct11434196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6841244"/>*<text:alphabetical-index-mark-end text:id="IMark16684124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114341960"/><text:change text:change-id="ct11434206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114342168"/>[a_numeric a_numeric] <text:alphabetical-index-mark-start text:id="IMark166841244"/>**<text:alphabetical-index-mark-end text:id="IMark166841244"/> [a_numeric]</text:h>
            <text:p text:style-name="Text_20_body">Routing: NOS</text:p>
            <text:p text:style-name="P1"><text:change-end text:change-id="ct114342168"/><text:change-start text:change-id="ct114342272"/>The exponentiation operator is impleme<text:change-end text:change-id="ct114342272"/><text:change-start text:change-id="ct114342376"/>nted by this method. Note the the second operand, the power, is converted to a Float first.<text:change-end text:change-id="ct114342376"/></text:p>
          </table:table-cell>
          <table:covered-table-cell/>
        </table:table-row>
        <table:table-row table:style-name="Table133.1">
          <table:table-cell table:style-name="Table133.A2" office:value-type="string">
            <text:p text:style-name="P15"><text:change-start text:change-id="ct114342480"/>Code<text:change-end text:change-id="ct114342480"/></text:p>
          </table:table-cell>
          <table:table-cell table:style-name="Table133.B2" office:value-type="string">
            <text:p text:style-name="P15"><text:change-start text:change-id="ct114342584"/>Result<text:change-end text:change-id="ct114342584"/></text:p>
          </table:table-cell>
        </table:table-row>
        <table:table-row table:style-name="Table133.1">
          <table:table-cell table:style-name="Table133.A2" office:value-type="string">
            <text:p text:style-name="Snippet"><text:change-start text:change-id="ct114342688"/>2 10 **<text:change-end text:change-id="ct114342688"/></text:p>
          </table:table-cell>
          <table:table-cell table:style-name="Table133.B2" office:value-type="string">
            <text:p text:style-name="P2"><text:change-start text:change-id="ct114342792"/>1024<text:change-end text:change-id="ct114342792"/></text:p>
          </table:table-cell>
        </table:table-row>
        <table:table-row table:style-name="Table133.1">
          <table:table-cell table:style-name="Table133.A2" office:value-type="string">
            <text:p text:style-name="Snippet"><text:change-start text:change-id="ct114342896"/>3 4 **<text:change-end text:change-id="ct114342896"/></text:p>
          </table:table-cell>
          <table:table-cell table:style-name="Table133.B2" office:value-type="string">
            <text:p text:style-name="P2"><text:change-start text:change-id="ct114343000"/>81<text:change-end text:change-id="ct114343000"/></text:p>
          </table:table-cell>
        </table:table-row>
        <table:table-row table:style-name="Table133.1">
          <table:table-cell table:style-name="Table133.A2" office:value-type="string">
            <text:p text:style-name="Snippet"><text:change-start text:change-id="ct114343104"/>2 1/2 <text:change-end text:change-id="ct114343104"/><text:change-start text:change-id="ct114343208"/>**<text:change-end text:change-id="ct114343208"/></text:p>
          </table:table-cell>
          <table:table-cell table:style-name="Table133.B2" office:value-type="string">
            <text:p text:style-name="P2"><text:change-start text:change-id="ct114343312"/>1.4142135623730951<text:change-end text:change-id="ct114343312"/></text:p>
          </table:table-cell>
        </table:table-row>
      </table:table>
      <text:p text:style-name="Text_20_body"/>
      <text:p text:style-name="Text_20_body"><text:change text:change-id="ct11434341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114343520"/>[a_numeric a_numeric] <text:alphabetical-index-mark-start text:id="IMark166841244"/>+<text:alphabetical-index-mark-end text:id="IMark166841244"/> [a_numeric]</text:h>
            <text:p text:style-name="Text_20_body">Routing: NOS</text:p>
            <text:p text:style-name="P1">The addition operator is implemented by this method.<text:change-end text:change-id="ct114343520"/></text:p>
          </table:table-cell>
          <table:covered-table-cell/>
        </table:table-row>
        <table:table-row table:style-name="Table134.1">
          <table:table-cell table:style-name="Table134.A2" office:value-type="string">
            <text:p text:style-name="P15"><text:change-start text:change-id="ct114343624"/>Code<text:change-end text:change-id="ct114343624"/></text:p>
          </table:table-cell>
          <table:table-cell table:style-name="Table134.B2" office:value-type="string">
            <text:p text:style-name="P15"><text:change-start text:change-id="ct114343728"/>Result<text:change-end text:change-id="ct114343728"/></text:p>
          </table:table-cell>
        </table:table-row>
        <table:table-row table:style-name="Table134.1">
          <table:table-cell table:style-name="Table134.A2" office:value-type="string">
            <text:p text:style-name="Snippet"><text:change-start text:change-id="ct114343832"/>1 1 +<text:change-end text:change-id="ct114343832"/></text:p>
          </table:table-cell>
          <table:table-cell table:style-name="Table134.B2" office:value-type="string">
            <text:p text:style-name="P2"><text:change-start text:change-id="ct114343936"/>2<text:change-end text:change-id="ct114343936"/></text:p>
          </table:table-cell>
        </table:table-row>
        <table:table-row table:style-name="Table134.1">
          <table:table-cell table:style-name="Table134.A2" office:value-type="string">
            <text:p text:style-name="Snippet"><text:change-start text:change-id="ct114344040"/>1.0 7.2 +<text:change-end text:change-id="ct114344040"/></text:p>
          </table:table-cell>
          <table:table-cell table:style-name="Table134.B2" office:value-type="string">
            <text:p text:style-name="P2"><text:change-start text:change-id="ct114344144"/>8.2<text:change-end text:change-id="ct114344144"/></text:p>
          </table:table-cell>
        </table:table-row>
        <table:table-row table:style-name="Table134.1">
          <table:table-cell table:style-name="Table134.A2" office:value-type="string">
            <text:p text:style-name="Snippet"><text:change-start text:change-id="ct114344248"/>1/2<text:change-end text:change-id="ct114344248"/><text:change-start text:change-id="ct114344352"/> 1/3 +<text:change-end text:change-id="ct114344352"/></text:p>
          </table:table-cell>
          <table:table-cell table:style-name="Table134.B2" office:value-type="string">
            <text:p text:style-name="P2"><text:change-start text:change-id="ct114344456"/>5/6<text:change-end text:change-id="ct114344456"/></text:p>
          </table:table-cell>
        </table:table-row>
        <table:table-row table:style-name="Table134.1">
          <table:table-cell table:style-name="Table134.A2" office:value-type="string">
            <text:p text:style-name="Snippet"><text:change-start text:change-id="ct114344560"/>1+2i 1+3i<text:change-end text:change-id="ct114344560"/><text:change-start text:change-id="ct114344664"/> +<text:change-end text:change-id="ct114344664"/></text:p>
          </table:table-cell>
          <table:table-cell table:style-name="Table134.B2" office:value-type="string">
            <text:p text:style-name="P2"><text:change-start text:change-id="ct114344768"/>2+5i<text:change-end text:change-id="ct114344768"/></text:p>
          </table:table-cell>
        </table:table-row>
      </table:table>
      <text:p text:style-name="Text_20_body"><text:change text:change-id="ct114344872"/><text:change-start text:change-id="ct11434497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66841244"/>-<text:alphabetical-index-mark-end text:id="IMark16684124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114344976"/><text:change text:change-id="ct114345184"/><text:change text:change-id="ct114345080"/><text:change-start text:change-id="ct1143452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6841244"/>.1/x<text:alphabetical-index-mark-end text:id="IMark16684124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114345288"/><text:change text:change-id="ct114345392"/><text:change-start text:change-id="ct11434549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66841244"/>.10**<text:alphabetical-index-mark-end text:id="IMark166841244"/>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114345496"/><text:change text:change-id="ct114345600"/><text:change-start text:change-id="ct11434975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66841244"/>.2**<text:alphabetical-index-mark-end text:id="IMark166841244"/>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114349752"/><text:change text:change-id="ct114349960"/><text:change text:change-id="ct114349856"/><text:change-start text:change-id="ct11435006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6841244"/>.abs<text:alphabetical-index-mark-end text:id="IMark16684124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114350064"/><text:change text:change-id="ct11435016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114350272"/>[a_numeric] <text:alphabetical-index-mark-start text:id="IMark166841244"/>.acos<text:alphabetical-index-mark-end text:id="IMark166841244"/> [a_float]</text:h>
            <text:p text:style-name="Text_20_body">Routing: TOS</text:p>
            <text:p text:style-name="P1">This method computes the arc-cosine (cos(x)<text:span text:style-name="T10">-1</text:span>) of the value. That is it computes the angle in radians <text:change-end text:change-id="ct114350272"/><text:change-start text:change-id="ct114350688"/>whose cosine is the argument<text:note text:id="ftn65" text:note-class="footnote"><text:note-citation>65</text:note-citation><text:note-body><text:p text:style-name="Footnote"><text:change-start text:change-id="ct114350376"/>Please s<text:change-end text:change-id="ct114350376"/><text:change-start text:change-id="ct114350480"/>ee <text:a xlink:type="simple" xlink:href="http://en.wikipedia.org/wiki/Inverse_trigonometric_functions" text:style-name="Internet_20_link" text:visited-style-name="Visited_20_Internet_20_Link">http://en.wikipedia.org/wiki/Inverse_trigonometric_functions</text:a> for m<text:change-end text:change-id="ct114350480"/><text:change-start text:change-id="ct114350584"/>ore details on inverse trigonometric functions.<text:change-end text:change-id="ct114350584"/></text:p></text:note-body></text:note>.<text:change-end text:change-id="ct114350688"/><text:change-start text:change-id="ct114350792"/> <text:span text:style-name="T10"><text:s text:c="11"/></text:span><text:change-end text:change-id="ct114350792"/></text:p>
          </table:table-cell>
          <table:covered-table-cell/>
        </table:table-row>
        <table:table-row table:style-name="Table140.1">
          <table:table-cell table:style-name="Table140.A2" office:value-type="string">
            <text:p text:style-name="P15"><text:change-start text:change-id="ct114350896"/>Code<text:change-end text:change-id="ct114350896"/></text:p>
          </table:table-cell>
          <table:table-cell table:style-name="Table140.B2" office:value-type="string">
            <text:p text:style-name="P15"><text:change-start text:change-id="ct114351000"/>Result<text:change-end text:change-id="ct114351000"/></text:p>
          </table:table-cell>
        </table:table-row>
        <table:table-row table:style-name="Table140.1">
          <table:table-cell table:style-name="Table140.A2" office:value-type="string">
            <text:p text:style-name="Snippet"><text:change-start text:change-id="ct114351104"/>1 .acos<text:change-end text:change-id="ct114351104"/></text:p>
          </table:table-cell>
          <table:table-cell table:style-name="Table140.B2" office:value-type="string">
            <text:p text:style-name="P2"><text:change-start text:change-id="ct114351208"/>0.0<text:change-end text:change-id="ct114351208"/></text:p>
          </table:table-cell>
        </table:table-row>
        <table:table-row table:style-name="Table140.1">
          <table:table-cell table:style-name="Table140.A2" office:value-type="string">
            <text:p text:style-name="Snippet"><text:change-start text:change-id="ct114351312"/>0 .acos<text:change-end text:change-id="ct114351312"/></text:p>
          </table:table-cell>
          <table:table-cell table:style-name="Table140.B2" office:value-type="string">
            <text:p text:style-name="P2"><text:change-start text:change-id="ct114351416"/>1.5707963267948966<text:change-end text:change-id="ct114351416"/></text:p>
          </table:table-cell>
        </table:table-row>
      </table:table>
      <text:p text:style-name="Text_20_body"><text:change text:change-id="ct1143515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114351832"/>[a_numeric] <text:alphabetical-index-mark-start text:id="IMark166841244"/>.acosh<text:alphabetical-index-mark-end text:id="IMark166841244"/>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1143516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14351624"/><text:change-start text:change-id="ct114351728"/>bolic trigonometric functions.<text:change-end text:change-id="ct114351728"/></text:p></text:note-body></text:note>.<text:change-end text:change-id="ct114351832"/></text:p>
          </table:table-cell>
          <table:covered-table-cell/>
        </table:table-row>
        <table:table-row table:style-name="Table141.1">
          <table:table-cell table:style-name="Table141.A2" office:value-type="string">
            <text:p text:style-name="P15"><text:change-start text:change-id="ct114351936"/>Code<text:change-end text:change-id="ct114351936"/></text:p>
          </table:table-cell>
          <table:table-cell table:style-name="Table141.B2" office:value-type="string">
            <text:p text:style-name="P15"><text:change-start text:change-id="ct114352040"/>Result<text:change-end text:change-id="ct11435204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11435214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114352248"/>[a_numeric] <text:alphabetical-index-mark-start text:id="IMark166841244"/>.angle<text:alphabetical-index-mark-end text:id="IMark166841244"/> [a_float]</text:h>
            <text:p text:style-name="Text_20_body">Routing:<text:change-end text:change-id="ct114352248"/> TOS<text:change-start text:change-id="ct114352352"/></text:p>
            <text:p text:style-name="P1"><text:change-end text:change-id="ct11435235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114352456"/>Code<text:change-end text:change-id="ct114352456"/></text:p>
          </table:table-cell>
          <table:table-cell table:style-name="Table142.B2" office:value-type="string">
            <text:p text:style-name="P15"><text:change-start text:change-id="ct114352560"/>Result<text:change-end text:change-id="ct1143525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11435266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114352768"/>[a_numeric] <text:alphabetical-index-mark-start text:id="IMark166841244"/>.asin<text:alphabetical-index-mark-end text:id="IMark166841244"/> [a_<text:change-end text:change-id="ct114352768"/>float<text:change-start text:change-id="ct114352872"/>]</text:h>
            <text:p text:style-name="Text_20_body">Routing:<text:change-end text:change-id="ct114352872"/> TOS<text:change-start text:change-id="ct114352976"/></text:p>
            <text:p text:style-name="P1"><text:change-end text:change-id="ct11435297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114353080"/>Code<text:change-end text:change-id="ct114353080"/></text:p>
          </table:table-cell>
          <table:table-cell table:style-name="Table143.B2" office:value-type="string">
            <text:p text:style-name="P15"><text:change-start text:change-id="ct114353184"/>Result<text:change-end text:change-id="ct11435318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11435328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114353392"/>[a_numeric] <text:alphabetical-index-mark-start text:id="IMark166841244"/>.asinh<text:alphabetical-index-mark-end text:id="IMark166841244"/> [a_<text:change-end text:change-id="ct114353392"/>float<text:change-start text:change-id="ct114353496"/>]</text:h>
            <text:p text:style-name="Text_20_body">Routing:<text:change-end text:change-id="ct114353496"/> TOS<text:change-start text:change-id="ct114353600"/></text:p>
            <text:p text:style-name="P1"><text:change-end text:change-id="ct11435360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114353704"/>Code<text:change-end text:change-id="ct114353704"/></text:p>
          </table:table-cell>
          <table:table-cell table:style-name="Table144.B2" office:value-type="string">
            <text:p text:style-name="P15"><text:change-start text:change-id="ct114419384"/>Result<text:change-end text:change-id="ct11441938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11441948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114419592"/>[a_numeric] <text:alphabetical-index-mark-start text:id="IMark166841244"/>.atan<text:alphabetical-index-mark-end text:id="IMark166841244"/> [a_<text:change-end text:change-id="ct114419592"/>float<text:change-start text:change-id="ct114419696"/>]</text:h>
            <text:p text:style-name="Text_20_body">Routing:<text:change-end text:change-id="ct114419696"/> TOS<text:change-start text:change-id="ct114419800"/></text:p>
            <text:p text:style-name="P1"><text:change-end text:change-id="ct114419800"/>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114419904"/>Code<text:change-end text:change-id="ct114419904"/></text:p>
          </table:table-cell>
          <table:table-cell table:style-name="Table145.B2" office:value-type="string">
            <text:p text:style-name="P15"><text:change-start text:change-id="ct114420008"/>Result<text:change-end text:change-id="ct11442000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11442011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114420216"/>[a_numeric a_numeric] <text:alphabetical-index-mark-start text:id="IMark166841244"/>.atan2<text:alphabetical-index-mark-end text:id="IMark166841244"/> [a_<text:change-end text:change-id="ct114420216"/>float<text:change-start text:change-id="ct114420320"/>]</text:h>
            <text:p text:style-name="Text_20_body">Routing:<text:change-end text:change-id="ct114420320"/> TOS<text:change-start text:change-id="ct114420424"/></text:p>
            <text:p text:style-name="P1"><text:change-end text:change-id="ct11442042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114420528"/>Code<text:change-end text:change-id="ct114420528"/></text:p>
          </table:table-cell>
          <table:table-cell table:style-name="Table146.B2" office:value-type="string">
            <text:p text:style-name="P15"><text:change-start text:change-id="ct114420632"/>Result<text:change-end text:change-id="ct11442063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114420840"/><text:change text:change-id="ct11442073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114420944"/>[a_numeric] <text:alphabetical-index-mark-start text:id="IMark166841244"/>.atanh<text:alphabetical-index-mark-end text:id="IMark166841244"/> [a_<text:change-end text:change-id="ct114420944"/>float<text:change-start text:change-id="ct114421048"/>]</text:h>
            <text:p text:style-name="Text_20_body">Routing:<text:change-end text:change-id="ct114421048"/> TOS<text:change-start text:change-id="ct114421152"/></text:p>
            <text:p text:style-name="P1"><text:change-end text:change-id="ct114421152"/>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114421256"/>Code<text:change-end text:change-id="ct114421256"/></text:p>
          </table:table-cell>
          <table:table-cell table:style-name="Table147.B2" office:value-type="string">
            <text:p text:style-name="P15"><text:change-start text:change-id="ct114421360"/>Result<text:change-end text:change-id="ct11442136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11442146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114421568"/>[a_numeric a_numeric] <text:alphabetical-index-mark-start text:id="IMark166841244"/>.c2p<text:alphabetical-index-mark-end text:id="IMark166841244"/> [a_<text:change-end text:change-id="ct114421568"/>float<text:change-start text:change-id="ct114421672"/> a_<text:change-end text:change-id="ct114421672"/>float<text:change-start text:change-id="ct114421776"/>]</text:h>
            <text:p text:style-name="Text_20_body">Routing: TOS</text:p>
            <text:p text:style-name="P1"><text:change-end text:change-id="ct1144217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114421880"/>Code<text:change-end text:change-id="ct114421880"/></text:p>
          </table:table-cell>
          <table:table-cell table:style-name="Table148.B2" office:value-type="string">
            <text:p text:style-name="P15"><text:change-start text:change-id="ct114421984"/>Result<text:change-end text:change-id="ct1144219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114422192"/><text:change text:change-id="ct114422088"/></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114422296"/>[a_numeric] <text:alphabetical-index-mark-start text:id="IMark166841244"/>.cbrt<text:alphabetical-index-mark-end text:id="IMark166841244"/> [a_<text:change-end text:change-id="ct114422296"/>float<text:change-start text:change-id="ct114422400"/>]</text:h>
            <text:p text:style-name="Text_20_body">Routing:<text:change-end text:change-id="ct114422400"/> TOS<text:change-start text:change-id="ct114422504"/></text:p>
            <text:p text:style-name="P1"><text:change-end text:change-id="ct114422504"/>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114422608"/>Code<text:change-end text:change-id="ct114422608"/></text:p>
          </table:table-cell>
          <table:table-cell table:style-name="Table149.B2" office:value-type="string">
            <text:p text:style-name="P15"><text:change-start text:change-id="ct114422712"/>Result<text:change-end text:change-id="ct1144227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11442281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114422920"/>[a_numeric] <text:alphabetical-index-mark-start text:id="IMark166841244"/>.ceil<text:alphabetical-index-mark-end text:id="IMark166841244"/> [a<text:change-end text:change-id="ct114422920"/>n<text:change-start text:change-id="ct114423024"/>_<text:change-end text:change-id="ct114423024"/>integer<text:change-start text:change-id="ct114423128"/>]</text:h>
            <text:p text:style-name="Text_20_body">Routing:<text:change-end text:change-id="ct114423128"/> TOS<text:change-start text:change-id="ct114423232"/></text:p>
            <text:p text:style-name="P1"><text:change-end text:change-id="ct114423232"/>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114423336"/>Code<text:change-end text:change-id="ct114423336"/></text:p>
          </table:table-cell>
          <table:table-cell table:style-name="Table150.B2" office:value-type="string">
            <text:p text:style-name="P15"><text:change-start text:change-id="ct114423480"/>Result<text:change-end text:change-id="ct11442348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11442358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114423688"/>[a_numeric] <text:alphabetical-index-mark-start text:id="IMark166841244"/>.conjugate<text:alphabetical-index-mark-end text:id="IMark166841244"/> [a_numeric]</text:h>
            <text:p text:style-name="Text_20_body">Routing:<text:change-end text:change-id="ct114423688"/> TOS<text:change-start text:change-id="ct114423792"/></text:p>
            <text:p text:style-name="P1"><text:change-end text:change-id="ct114423792"/>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114423896"/>Code<text:change-end text:change-id="ct114423896"/></text:p>
          </table:table-cell>
          <table:table-cell table:style-name="Table151.B2" office:value-type="string">
            <text:p text:style-name="P15"><text:change-start text:change-id="ct114424000"/>Result<text:change-end text:change-id="ct1144240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1144241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114424208"/>[a_numeric] <text:alphabetical-index-mark-start text:id="IMark166841244"/>.cos<text:alphabetical-index-mark-end text:id="IMark166841244"/> [a_<text:change-end text:change-id="ct114424208"/>float<text:change-start text:change-id="ct114424312"/>]</text:h>
            <text:p text:style-name="Text_20_body">Routing:<text:change-end text:change-id="ct114424312"/> TOS<text:change-start text:change-id="ct114424416"/></text:p>
            <text:p text:style-name="P1"><text:change-end text:change-id="ct114424416"/>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114424520"/>Code<text:change-end text:change-id="ct114424520"/></text:p>
          </table:table-cell>
          <table:table-cell table:style-name="Table152.B2" office:value-type="string">
            <text:p text:style-name="P15"><text:change-start text:change-id="ct114424624"/>Result<text:change-end text:change-id="ct1144246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114424832"/><text:change text:change-id="ct11442472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114424936"/>[a_numeric] <text:alphabetical-index-mark-start text:id="IMark166841244"/>.cosh<text:alphabetical-index-mark-end text:id="IMark166841244"/> [a_<text:change-end text:change-id="ct114424936"/>float<text:change-start text:change-id="ct114425040"/>]</text:h>
            <text:p text:style-name="Text_20_body">Routing:<text:change-end text:change-id="ct114425040"/> TOS<text:change-start text:change-id="ct114425144"/></text:p>
            <text:p text:style-name="P1"><text:change-end text:change-id="ct114425144"/>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114425248"/>Code<text:change-end text:change-id="ct114425248"/></text:p>
          </table:table-cell>
          <table:table-cell table:style-name="Table153.B2" office:value-type="string">
            <text:p text:style-name="P15"><text:change-start text:change-id="ct114425352"/>Result<text:change-end text:change-id="ct11442535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11442545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114425560"/>[a_numeric] <text:alphabetical-index-mark-start text:id="IMark166841244"/>.cube<text:alphabetical-index-mark-end text:id="IMark166841244"/> [a_numeric]</text:h>
            <text:p text:style-name="Text_20_body">Routing:<text:change-end text:change-id="ct114425560"/> TOS<text:change-start text:change-id="ct114425664"/></text:p>
            <text:p text:style-name="P1"><text:change-end text:change-id="ct114425664"/>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114425768"/>Code<text:change-end text:change-id="ct114425768"/></text:p>
          </table:table-cell>
          <table:table-cell table:style-name="Table154.B2" office:value-type="string">
            <text:p text:style-name="P15"><text:change-start text:change-id="ct114425872"/>Result<text:change-end text:change-id="ct11442587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11442597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114426080"/>[a_numeric] <text:alphabetical-index-mark-start text:id="IMark166841244"/>.d2r<text:alphabetical-index-mark-end text:id="IMark166841244"/> [a_<text:change-end text:change-id="ct114426080"/>float<text:change-start text:change-id="ct114426184"/>]</text:h>
            <text:p text:style-name="Text_20_body">Routing:<text:change-end text:change-id="ct114426184"/> TOS<text:change-start text:change-id="ct114426288"/></text:p>
            <text:p text:style-name="P1"><text:change-end text:change-id="ct114426288"/>This method converts the argument number from degrees to radians.</text:p>
          </table:table-cell>
          <table:covered-table-cell/>
        </table:table-row>
        <table:table-row table:style-name="Table155.1">
          <table:table-cell table:style-name="Table155.A2" office:value-type="string">
            <text:p text:style-name="P15"><text:change-start text:change-id="ct114426392"/>Code<text:change-end text:change-id="ct114426392"/></text:p>
          </table:table-cell>
          <table:table-cell table:style-name="Table155.B2" office:value-type="string">
            <text:p text:style-name="P15"><text:change-start text:change-id="ct114426496"/>Result<text:change-end text:change-id="ct11442649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114426600"/></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114426704"/>[a_numeric] <text:alphabetical-index-mark-start text:id="IMark166841244"/>.denominator<text:alphabetical-index-mark-end text:id="IMark166841244"/> [a<text:change-end text:change-id="ct114426704"/>n<text:change-start text:change-id="ct114426808"/>_<text:change-end text:change-id="ct114426808"/>integer<text:change-start text:change-id="ct114426912"/>]</text:h>
            <text:p text:style-name="Text_20_body">Routing:<text:change-end text:change-id="ct114426912"/> TOS<text:change-start text:change-id="ct114427016"/></text:p>
            <text:p text:style-name="P1"><text:change-end text:change-id="ct1144270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114427120"/>Code<text:change-end text:change-id="ct114427120"/></text:p>
          </table:table-cell>
          <table:table-cell table:style-name="Table156.B2" office:value-type="string">
            <text:p text:style-name="P15"><text:change-start text:change-id="ct114427224"/>Result<text:change-end text:change-id="ct1144272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114427328"/><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114427432"/>[a_numeric] <text:alphabetical-index-mark-start text:id="IMark166841244"/>.e**<text:alphabetical-index-mark-end text:id="IMark166841244"/> [a_<text:change-end text:change-id="ct114427432"/>float<text:change-start text:change-id="ct114427576"/>]</text:h>
            <text:p text:style-name="Text_20_body">Routing:<text:change-end text:change-id="ct114427576"/> TOS<text:change-start text:change-id="ct114427680"/></text:p>
            <text:p text:style-name="P1"><text:change-end text:change-id="ct114427680"/>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114427784"/>Code<text:change-end text:change-id="ct114427784"/></text:p>
          </table:table-cell>
          <table:table-cell table:style-name="Table157.B2" office:value-type="string">
            <text:p text:style-name="P15"><text:change-start text:change-id="ct114427888"/>Result<text:change-end text:change-id="ct1144278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1144279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114428096"/>[a_numeric] <text:alphabetical-index-mark-start text:id="IMark166841244"/>.emit<text:alphabetical-index-mark-end text:id="IMark166841244"/> []</text:h>
            <text:p text:style-name="Text_20_body">Routing:<text:change-end text:change-id="ct114428096"/> TOS<text:change-start text:change-id="ct114428200"/></text:p>
            <text:p text:style-name="P1"><text:change-end text:change-id="ct114428200"/>This method emits a character with the code of numeric argument.</text:p>
          </table:table-cell>
          <table:covered-table-cell/>
        </table:table-row>
        <table:table-row table:style-name="Table158.1">
          <table:table-cell table:style-name="Table158.A2" office:value-type="string">
            <text:p text:style-name="P15"><text:change-start text:change-id="ct114428304"/>Code<text:change-end text:change-id="ct114428304"/></text:p>
          </table:table-cell>
          <table:table-cell table:style-name="Table158.B2" office:value-type="string">
            <text:p text:style-name="P15"><text:change-start text:change-id="ct114428408"/>Result<text:change-end text:change-id="ct1144284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114428616"/><text:change text:change-id="ct1144285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114428720"/>[a_numeric] <text:alphabetical-index-mark-start text:id="IMark166841244"/>.floor<text:alphabetical-index-mark-end text:id="IMark166841244"/> [a<text:change-end text:change-id="ct114428720"/>n<text:change-start text:change-id="ct114428824"/>_<text:change-end text:change-id="ct114428824"/>integer<text:change-start text:change-id="ct114428928"/>]</text:h>
            <text:p text:style-name="Text_20_body">Routing:<text:change-end text:change-id="ct114428928"/> TOS<text:change-start text:change-id="ct114429032"/></text:p>
            <text:p text:style-name="P1"><text:change-end text:change-id="ct114429032"/>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114429136"/>Code<text:change-end text:change-id="ct114429136"/></text:p>
          </table:table-cell>
          <table:table-cell table:style-name="Table159.B2" office:value-type="string">
            <text:p text:style-name="P15"><text:change-start text:change-id="ct114429240"/>Result<text:change-end text:change-id="ct1144292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1144293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114429448"/>[a_numeric a_numeric] <text:alphabetical-index-mark-start text:id="IMark166841244"/>.hypot<text:alphabetical-index-mark-end text:id="IMark166841244"/> [a_<text:change-end text:change-id="ct114429448"/>float<text:change-start text:change-id="ct114429552"/>]</text:h>
            <text:p text:style-name="Text_20_body">Routing:<text:change-end text:change-id="ct114429552"/> TOS<text:change-start text:change-id="ct114429656"/></text:p>
            <text:p text:style-name="P1"><text:change-end text:change-id="ct114429656"/>Given two lengths, this method computes the length of the hypotenuse. </text:p>
          </table:table-cell>
          <table:covered-table-cell/>
        </table:table-row>
        <table:table-row table:style-name="Table160.1">
          <table:table-cell table:style-name="Table160.A2" office:value-type="string">
            <text:p text:style-name="P15"><text:change-start text:change-id="ct114429760"/>Code<text:change-end text:change-id="ct114429760"/></text:p>
          </table:table-cell>
          <table:table-cell table:style-name="Table160.B2" office:value-type="string">
            <text:p text:style-name="P15"><text:change-start text:change-id="ct114429864"/>Result<text:change-end text:change-id="ct1144298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114429968"/></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114430072"/>[a_numeric] <text:alphabetical-index-mark-start text:id="IMark166841244"/>.imaginary<text:alphabetical-index-mark-end text:id="IMark166841244"/> [a_numeric]</text:h>
            <text:p text:style-name="Text_20_body">Routing:<text:change-end text:change-id="ct114430072"/> TOS<text:change-start text:change-id="ct114430176"/></text:p>
            <text:p text:style-name="P1"><text:change-end text:change-id="ct1144301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114430280"/>Code<text:change-end text:change-id="ct114430280"/></text:p>
          </table:table-cell>
          <table:table-cell table:style-name="Table161.B2" office:value-type="string">
            <text:p text:style-name="P15"><text:change-start text:change-id="ct114430384"/>Result<text:change-end text:change-id="ct1144303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11443048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114430592"/>[a_numeric] <text:alphabetical-index-mark-start text:id="IMark166841244"/>.ln<text:alphabetical-index-mark-end text:id="IMark166841244"/> [a_<text:change-end text:change-id="ct114430592"/>float<text:change-start text:change-id="ct114430696"/>]</text:h>
            <text:p text:style-name="Text_20_body">Routing:<text:change-end text:change-id="ct114430696"/> TOS<text:change-start text:change-id="ct114430800"/></text:p>
            <text:p text:style-name="P1"><text:change-end text:change-id="ct114430800"/>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114430904"/>Code<text:change-end text:change-id="ct114430904"/></text:p>
          </table:table-cell>
          <table:table-cell table:style-name="Table162.B2" office:value-type="string">
            <text:p text:style-name="P15"><text:change-start text:change-id="ct114431008"/>Result<text:change-end text:change-id="ct1144310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1144311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114431216"/>[a_numeric] <text:alphabetical-index-mark-start text:id="IMark166841244"/>.log10<text:alphabetical-index-mark-end text:id="IMark166841244"/> [a_<text:change-end text:change-id="ct114431216"/>float<text:change-start text:change-id="ct114431320"/>]</text:h>
            <text:p text:style-name="Text_20_body">Routing:<text:change-end text:change-id="ct114431320"/> TOS<text:change-start text:change-id="ct114431424"/></text:p>
            <text:p text:style-name="P1"><text:change-end text:change-id="ct114431424"/>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114431528"/>Code<text:change-end text:change-id="ct114431528"/></text:p>
          </table:table-cell>
          <table:table-cell table:style-name="Table163.B2" office:value-type="string">
            <text:p text:style-name="P15"><text:change-start text:change-id="ct114431672"/>Result<text:change-end text:change-id="ct11443167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11443177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114431880"/>[a_numeric] <text:alphabetical-index-mark-start text:id="IMark166841244"/>.log2<text:alphabetical-index-mark-end text:id="IMark166841244"/> [a_<text:change-end text:change-id="ct114431880"/>float<text:change-start text:change-id="ct114431984"/>]</text:h>
            <text:p text:style-name="Text_20_body">Routing:<text:change-end text:change-id="ct114431984"/> TOS<text:change-start text:change-id="ct114432088"/></text:p>
            <text:p text:style-name="P1"><text:change-end text:change-id="ct114432088"/>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114432192"/>Code<text:change-end text:change-id="ct114432192"/></text:p>
          </table:table-cell>
          <table:table-cell table:style-name="Table164.B2" office:value-type="string">
            <text:p text:style-name="P15"><text:change-start text:change-id="ct114432296"/>Result<text:change-end text:change-id="ct114432296"/></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1144324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114432504"/>[a_numeric] <text:alphabetical-index-mark-start text:id="IMark166841244"/>.magnitude<text:alphabetical-index-mark-end text:id="IMark166841244"/> [a_numeric]</text:h>
            <text:p text:style-name="Text_20_body">Routing:<text:change-end text:change-id="ct114432504"/> TOS<text:change-start text:change-id="ct114432608"/></text:p>
            <text:p text:style-name="P1"><text:change-end text:change-id="ct1144326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114432712"/>Code<text:change-end text:change-id="ct114432712"/></text:p>
          </table:table-cell>
          <table:table-cell table:style-name="Table165.B2" office:value-type="string">
            <text:p text:style-name="P15"><text:change-start text:change-id="ct114432816"/>Result<text:change-end text:change-id="ct1144328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114432920"/></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114433024"/>[a_numeric] <text:alphabetical-index-mark-start text:id="IMark166841244"/>.numerator<text:alphabetical-index-mark-end text:id="IMark166841244"/> [a_numeric]</text:h>
            <text:p text:style-name="Text_20_body">Routing:<text:change-end text:change-id="ct114433024"/> TOS<text:change-start text:change-id="ct114433128"/></text:p>
            <text:p text:style-name="P1"><text:change-end text:change-id="ct1144331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114433232"/>Code<text:change-end text:change-id="ct114433232"/></text:p>
          </table:table-cell>
          <table:table-cell table:style-name="Table166.B2" office:value-type="string">
            <text:p text:style-name="P15"><text:change-start text:change-id="ct114433336"/>Result<text:change-end text:change-id="ct1144333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114433544"/><text:change text:change-id="ct114433440"/></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114433648"/>[a_numeric a_numeric] <text:alphabetical-index-mark-start text:id="IMark166841244"/>.p2c<text:alphabetical-index-mark-end text:id="IMark166841244"/> [a_<text:change-end text:change-id="ct114433648"/>float<text:change-start text:change-id="ct114433752"/> a_<text:change-end text:change-id="ct114433752"/>float<text:change-start text:change-id="ct114433856"/>]</text:h>
            <text:p text:style-name="Text_20_body">Routing:<text:change-end text:change-id="ct114433856"/> TOS<text:change-start text:change-id="ct114433960"/></text:p>
            <text:p text:style-name="P1"><text:change-end text:change-id="ct1144339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114434064"/>Code<text:change-end text:change-id="ct114434064"/></text:p>
          </table:table-cell>
          <table:table-cell table:style-name="Table167.B2" office:value-type="string">
            <text:p text:style-name="P15"><text:change-start text:change-id="ct114434168"/>Result<text:change-end text:change-id="ct1144341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1144342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114434376"/>[a_numeric] <text:alphabetical-index-mark-start text:id="IMark166841244"/>.polar<text:alphabetical-index-mark-end text:id="IMark166841244"/> [a_<text:change-end text:change-id="ct114434376"/>float<text:change-start text:change-id="ct114434480"/> a_<text:change-end text:change-id="ct114434480"/>float<text:change-start text:change-id="ct114434584"/>]</text:h>
            <text:p text:style-name="Text_20_body">Routing:<text:change-end text:change-id="ct114434584"/> TOS<text:change-start text:change-id="ct114434688"/></text:p>
            <text:p text:style-name="P1"><text:change-end text:change-id="ct1144346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114434792"/>Code<text:change-end text:change-id="ct114434792"/></text:p>
          </table:table-cell>
          <table:table-cell table:style-name="Table168.B2" office:value-type="string">
            <text:p text:style-name="P15"><text:change-start text:change-id="ct114434896"/>Result<text:change-end text:change-id="ct1144348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1144350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114435104"/>[a_numeric] <text:alphabetical-index-mark-start text:id="IMark166841244"/>.r2d<text:alphabetical-index-mark-end text:id="IMark166841244"/> [a_<text:change-end text:change-id="ct114435104"/>float<text:change-start text:change-id="ct114435208"/>]</text:h>
            <text:p text:style-name="Text_20_body">Routing:<text:change-end text:change-id="ct114435208"/> TOS<text:change-start text:change-id="ct114435312"/></text:p>
            <text:p text:style-name="P1"><text:change-end text:change-id="ct114435312"/>Convert a angle value from radians to degrees.</text:p>
          </table:table-cell>
          <table:covered-table-cell/>
        </table:table-row>
        <table:table-row table:style-name="Table169.1">
          <table:table-cell table:style-name="Table169.A2" office:value-type="string">
            <text:p text:style-name="P15"><text:change-start text:change-id="ct114435416"/>Code<text:change-end text:change-id="ct114435416"/></text:p>
          </table:table-cell>
          <table:table-cell table:style-name="Table169.B2" office:value-type="string">
            <text:p text:style-name="P15"><text:change-start text:change-id="ct114435520"/>Result<text:change-end text:change-id="ct1144355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1144356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114435768"/>[a_numeric] <text:alphabetical-index-mark-start text:id="IMark166841244"/>.real<text:alphabetical-index-mark-end text:id="IMark166841244"/> [a_numeric]</text:h>
            <text:p text:style-name="Text_20_body">Routing:<text:change-end text:change-id="ct114435768"/> TOS<text:change-start text:change-id="ct114435872"/></text:p>
            <text:p text:style-name="P1"><text:change-end text:change-id="ct11443587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114435976"/>Code<text:change-end text:change-id="ct114435976"/></text:p>
          </table:table-cell>
          <table:table-cell table:style-name="Table170.B2" office:value-type="string">
            <text:p text:style-name="P15"><text:change-start text:change-id="ct114436080"/>Result<text:change-end text:change-id="ct1144360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114436184"/><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114436288"/>[a_numeric] <text:alphabetical-index-mark-start text:id="IMark166841244"/>.round<text:alphabetical-index-mark-end text:id="IMark166841244"/> [a<text:change-end text:change-id="ct114436288"/>n<text:change-start text:change-id="ct114436392"/>_<text:change-end text:change-id="ct114436392"/>integer<text:change-start text:change-id="ct114436496"/>]</text:h>
            <text:p text:style-name="Text_20_body">Routing:<text:change-end text:change-id="ct114436496"/> TOS<text:change-start text:change-id="ct114436600"/></text:p>
            <text:p text:style-name="P1"><text:change-end text:change-id="ct114436600"/>This method rounds the argument number to the nearest integer.</text:p>
          </table:table-cell>
          <table:covered-table-cell/>
        </table:table-row>
        <table:table-row table:style-name="Table171.1">
          <table:table-cell table:style-name="Table171.A2" office:value-type="string">
            <text:p text:style-name="P15"><text:change-start text:change-id="ct114436704"/>Code<text:change-end text:change-id="ct114436704"/></text:p>
          </table:table-cell>
          <table:table-cell table:style-name="Table171.B2" office:value-type="string">
            <text:p text:style-name="P15"><text:change-start text:change-id="ct114436808"/>Result<text:change-end text:change-id="ct11443680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11443691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114437016"/>[a_numeric] <text:alphabetical-index-mark-start text:id="IMark166841244"/>.sin<text:alphabetical-index-mark-end text:id="IMark166841244"/> [a_<text:change-end text:change-id="ct114437016"/>float<text:change-start text:change-id="ct114437120"/>]</text:h>
            <text:p text:style-name="Text_20_body">Routing:<text:change-end text:change-id="ct114437120"/> TOS<text:change-start text:change-id="ct114437224"/></text:p>
            <text:p text:style-name="P1"><text:change-end text:change-id="ct114437224"/>This method computes the sine of the argument angle in radians.</text:p>
          </table:table-cell>
          <table:covered-table-cell/>
        </table:table-row>
        <table:table-row table:style-name="Table172.1">
          <table:table-cell table:style-name="Table172.A2" office:value-type="string">
            <text:p text:style-name="P15"><text:change-start text:change-id="ct114437328"/>Code<text:change-end text:change-id="ct114437328"/></text:p>
          </table:table-cell>
          <table:table-cell table:style-name="Table172.B2" office:value-type="string">
            <text:p text:style-name="P15"><text:change-start text:change-id="ct114437432"/>Result<text:change-end text:change-id="ct11443743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11443753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114437640"/>[a_numeric] <text:alphabetical-index-mark-start text:id="IMark166841244"/>.sinh<text:alphabetical-index-mark-end text:id="IMark166841244"/> [a_<text:change-end text:change-id="ct114437640"/>float<text:change-start text:change-id="ct114437744"/>]</text:h>
            <text:p text:style-name="Text_20_body">Routing:<text:change-end text:change-id="ct114437744"/> TOS<text:change-start text:change-id="ct114437848"/></text:p>
            <text:p text:style-name="P1"><text:change-end text:change-id="ct114437848"/>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114437952"/>Code<text:change-end text:change-id="ct114437952"/></text:p>
          </table:table-cell>
          <table:table-cell table:style-name="Table173.B2" office:value-type="string">
            <text:p text:style-name="P15"><text:change-start text:change-id="ct114438056"/>Result<text:change-end text:change-id="ct11443805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11443816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114438264"/>[a_numeric] <text:alphabetical-index-mark-start text:id="IMark166841244"/>.sleep<text:alphabetical-index-mark-end text:id="IMark166841244"/> []</text:h>
            <text:p text:style-name="Text_20_body">Routing:<text:change-end text:change-id="ct114438264"/> TOS<text:change-start text:change-id="ct114438368"/></text:p>
            <text:p text:style-name="P1"><text:change-end text:change-id="ct114438368"/>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114438472"/>Code<text:change-end text:change-id="ct114438472"/></text:p>
          </table:table-cell>
          <table:table-cell table:style-name="Table174.B2" office:value-type="string">
            <text:p text:style-name="P15"><text:change-start text:change-id="ct114438576"/>Result<text:change-end text:change-id="ct114438576"/></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11443868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114438784"/>[a_numeric] <text:alphabetical-index-mark-start text:id="IMark166841244"/>.sqr<text:alphabetical-index-mark-end text:id="IMark166841244"/> [a_numeric]</text:h>
            <text:p text:style-name="Text_20_body">Routing:<text:change-end text:change-id="ct114438784"/> TOS<text:change-start text:change-id="ct114438888"/></text:p>
            <text:p text:style-name="P1"><text:change-end text:change-id="ct114438888"/>This method computes the square of the argument value.</text:p>
          </table:table-cell>
          <table:covered-table-cell/>
        </table:table-row>
        <table:table-row table:style-name="Table175.1">
          <table:table-cell table:style-name="Table175.A2" office:value-type="string">
            <text:p text:style-name="P15"><text:change-start text:change-id="ct114438992"/>Code<text:change-end text:change-id="ct114438992"/></text:p>
          </table:table-cell>
          <table:table-cell table:style-name="Table175.B2" office:value-type="string">
            <text:p text:style-name="P15"><text:change-start text:change-id="ct114439096"/>Result<text:change-end text:change-id="ct1144390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1144392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114439304"/>[a_numeric] <text:alphabetical-index-mark-start text:id="IMark166841244"/>.sqrt<text:alphabetical-index-mark-end text:id="IMark166841244"/> [a_<text:change-end text:change-id="ct114439304"/>float<text:change-start text:change-id="ct114439408"/>]</text:h>
            <text:p text:style-name="Text_20_body">Routing:<text:change-end text:change-id="ct114439408"/> TOS<text:change-start text:change-id="ct114439512"/></text:p>
            <text:p text:style-name="P1"><text:change-end text:change-id="ct114439512"/>This method computes the square root of the argument value.</text:p>
          </table:table-cell>
          <table:covered-table-cell/>
        </table:table-row>
        <table:table-row table:style-name="Table176.1">
          <table:table-cell table:style-name="Table176.A2" office:value-type="string">
            <text:p text:style-name="P15"><text:change-start text:change-id="ct114439616"/>Code<text:change-end text:change-id="ct114439616"/></text:p>
          </table:table-cell>
          <table:table-cell table:style-name="Table176.B2" office:value-type="string">
            <text:p text:style-name="P15"><text:change-start text:change-id="ct114439720"/>Result<text:change-end text:change-id="ct1144397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1144438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114443976"/>[a_numeric] <text:alphabetical-index-mark-start text:id="IMark166841244"/>.tan<text:alphabetical-index-mark-end text:id="IMark166841244"/> [a_<text:change-end text:change-id="ct114443976"/>float<text:change-start text:change-id="ct114444080"/>]</text:h>
            <text:p text:style-name="Text_20_body">Routing:<text:change-end text:change-id="ct114444080"/> TOS<text:change-start text:change-id="ct114444184"/></text:p>
            <text:p text:style-name="P1"><text:change-end text:change-id="ct114444184"/>This method computes the tangent of the argument angle in radians.</text:p>
          </table:table-cell>
          <table:covered-table-cell/>
        </table:table-row>
        <table:table-row table:style-name="Table177.1">
          <table:table-cell table:style-name="Table177.A2" office:value-type="string">
            <text:p text:style-name="P15"><text:change-start text:change-id="ct114444288"/>Code<text:change-end text:change-id="ct114444288"/></text:p>
          </table:table-cell>
          <table:table-cell table:style-name="Table177.B2" office:value-type="string">
            <text:p text:style-name="P15"><text:change-start text:change-id="ct114444392"/>Result<text:change-end text:change-id="ct1144443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11444449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114444600"/>[a_numeric] <text:alphabetical-index-mark-start text:id="IMark166841244"/>.tanh<text:alphabetical-index-mark-end text:id="IMark166841244"/> [a_<text:change-end text:change-id="ct114444600"/>float<text:change-start text:change-id="ct114444704"/>]</text:h>
            <text:p text:style-name="Text_20_body">Routing:<text:change-end text:change-id="ct114444704"/> TOS<text:change-start text:change-id="ct114444808"/></text:p>
            <text:p text:style-name="P1"><text:change-end text:change-id="ct11444480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114444912"/>Code<text:change-end text:change-id="ct114444912"/></text:p>
          </table:table-cell>
          <table:table-cell table:style-name="Table178.B2" office:value-type="string">
            <text:p text:style-name="P15"><text:change-start text:change-id="ct114445016"/>Result<text:change-end text:change-id="ct1144450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11444512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114445224"/>[a_numeric a_numeric] <text:alphabetical-index-mark-start text:id="IMark166841244"/>/<text:alphabetical-index-mark-end text:id="IMark166841244"/> [a_numeric]</text:h>
            <text:p text:style-name="Text_20_body">Routing:<text:change-end text:change-id="ct114445224"/> NOS<text:change-start text:change-id="ct114445328"/></text:p>
            <text:p text:style-name="P1"><text:change-end text:change-id="ct114445328"/>This method implements the division operator.</text:p>
          </table:table-cell>
          <table:covered-table-cell/>
        </table:table-row>
        <table:table-row table:style-name="Table179.1">
          <table:table-cell table:style-name="Table179.A2" office:value-type="string">
            <text:p text:style-name="P15"><text:change-start text:change-id="ct114445432"/>Code<text:change-end text:change-id="ct114445432"/></text:p>
          </table:table-cell>
          <table:table-cell table:style-name="Table179.B2" office:value-type="string">
            <text:p text:style-name="P15"><text:change-start text:change-id="ct114445536"/>Result<text:change-end text:change-id="ct1144455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1144456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114445744"/>[a_numeric] <text:alphabetical-index-mark-start text:id="IMark166841244"/>0&lt;<text:alphabetical-index-mark-end text:id="IMark166841244"/> [a_boolean]</text:h>
            <text:p text:style-name="Text_20_body">Routing:<text:change-end text:change-id="ct114445744"/> TOS<text:change-start text:change-id="ct114445848"/></text:p>
            <text:p text:style-name="P1"><text:change-end text:change-id="ct114445848"/>Is this number less than zero?</text:p>
          </table:table-cell>
          <table:covered-table-cell/>
        </table:table-row>
        <table:table-row table:style-name="Table180.1">
          <table:table-cell table:style-name="Table180.A2" office:value-type="string">
            <text:p text:style-name="P15"><text:change-start text:change-id="ct114445952"/>Code<text:change-end text:change-id="ct114445952"/></text:p>
          </table:table-cell>
          <table:table-cell table:style-name="Table180.B2" office:value-type="string">
            <text:p text:style-name="P15"><text:change-start text:change-id="ct114446056"/>Result<text:change-end text:change-id="ct11444605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11444616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114446264"/>[a_numeric] <text:alphabetical-index-mark-start text:id="IMark166841244"/>0&lt;=<text:alphabetical-index-mark-end text:id="IMark166841244"/> [a_boolean]</text:h>
            <text:p text:style-name="Text_20_body">Routing:<text:change-end text:change-id="ct114446264"/> TOS<text:change-start text:change-id="ct114446368"/></text:p>
            <text:p text:style-name="P1"><text:change-end text:change-id="ct114446368"/>Is this number less than or equal to zero?</text:p>
          </table:table-cell>
          <table:covered-table-cell/>
        </table:table-row>
        <table:table-row table:style-name="Table181.1">
          <table:table-cell table:style-name="Table181.A2" office:value-type="string">
            <text:p text:style-name="P15"><text:change-start text:change-id="ct114446472"/>Code<text:change-end text:change-id="ct114446472"/></text:p>
          </table:table-cell>
          <table:table-cell table:style-name="Table181.B2" office:value-type="string">
            <text:p text:style-name="P15"><text:change-start text:change-id="ct114446576"/>Result<text:change-end text:change-id="ct1144465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11444668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114446784"/>[a_numeric] <text:alphabetical-index-mark-start text:id="IMark166841244"/>0&lt;=&gt;<text:alphabetical-index-mark-end text:id="IMark166841244"/> [<text:change-end text:change-id="ct114446784"/>1, 0, or -1<text:change-start text:change-id="ct114446888"/>]</text:h>
            <text:p text:style-name="Text_20_body">Routing:<text:change-end text:change-id="ct114446888"/> TOS<text:change-start text:change-id="ct114446992"/></text:p>
            <text:p text:style-name="P1"><text:change-end text:change-id="ct114446992"/>Perform a “three outcome” comparison of the value with zero.</text:p>
          </table:table-cell>
          <table:covered-table-cell/>
        </table:table-row>
        <table:table-row table:style-name="Table182.1">
          <table:table-cell table:style-name="Table182.A2" office:value-type="string">
            <text:p text:style-name="P15"><text:change-start text:change-id="ct114447096"/>Code<text:change-end text:change-id="ct114447096"/></text:p>
          </table:table-cell>
          <table:table-cell table:style-name="Table182.B2" office:value-type="string">
            <text:p text:style-name="P15"><text:change-start text:change-id="ct114447200"/>Result<text:change-end text:change-id="ct1144472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114447408"/><text:change text:change-id="ct1144473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114447512"/>[a_numeric] <text:alphabetical-index-mark-start text:id="IMark166841244"/>0&lt;&gt; <text:alphabetical-index-mark-end text:id="IMark166841244"/>[a_boolean]</text:h>
            <text:p text:style-name="Text_20_body">Routing:<text:change-end text:change-id="ct114447512"/> TOS<text:change-start text:change-id="ct114447616"/></text:p>
            <text:p text:style-name="P1"><text:change-end text:change-id="ct114447616"/>Is the number not equal to zero?</text:p>
          </table:table-cell>
          <table:covered-table-cell/>
        </table:table-row>
        <table:table-row table:style-name="Table183.1">
          <table:table-cell table:style-name="Table183.A2" office:value-type="string">
            <text:p text:style-name="P15"><text:change-start text:change-id="ct114447720"/>Code<text:change-end text:change-id="ct114447720"/></text:p>
          </table:table-cell>
          <table:table-cell table:style-name="Table183.B2" office:value-type="string">
            <text:p text:style-name="P15"><text:change-start text:change-id="ct114447824"/>Result<text:change-end text:change-id="ct1144478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11446435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114464456"/>[a_numeric] <text:alphabetical-index-mark-start text:id="IMark166841244"/>0=<text:alphabetical-index-mark-end text:id="IMark166841244"/> [a_boolean]</text:h>
            <text:p text:style-name="Text_20_body">Routing:<text:change-end text:change-id="ct114464456"/> TOS<text:change-start text:change-id="ct114464560"/></text:p>
            <text:p text:style-name="P1"><text:change-end text:change-id="ct114464560"/>Is the number equal to zero?</text:p>
          </table:table-cell>
          <table:covered-table-cell/>
        </table:table-row>
        <table:table-row table:style-name="Table184.1">
          <table:table-cell table:style-name="Table184.A2" office:value-type="string">
            <text:p text:style-name="P15"><text:change-start text:change-id="ct114464664"/>Code<text:change-end text:change-id="ct114464664"/></text:p>
          </table:table-cell>
          <table:table-cell table:style-name="Table184.B2" office:value-type="string">
            <text:p text:style-name="P15"><text:change-start text:change-id="ct114464768"/>Result<text:change-end text:change-id="ct1144647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1144648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114464976"/>[a_numeric] <text:alphabetical-index-mark-start text:id="IMark166841244"/>0&gt;<text:alphabetical-index-mark-end text:id="IMark166841244"/> [a_boolean]</text:h>
            <text:p text:style-name="Text_20_body">Routing:<text:change-end text:change-id="ct114464976"/> TOS<text:change-start text:change-id="ct114465080"/></text:p>
            <text:p text:style-name="P1"><text:change-end text:change-id="ct114465080"/>Is the number greater than zero?</text:p>
          </table:table-cell>
          <table:covered-table-cell/>
        </table:table-row>
        <table:table-row table:style-name="Table185.1">
          <table:table-cell table:style-name="Table185.A2" office:value-type="string">
            <text:p text:style-name="P15"><text:change-start text:change-id="ct114465184"/>Code<text:change-end text:change-id="ct114465184"/></text:p>
          </table:table-cell>
          <table:table-cell table:style-name="Table185.B2" office:value-type="string">
            <text:p text:style-name="P15"><text:change-start text:change-id="ct114465288"/>Result<text:change-end text:change-id="ct1144652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1144653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114465496"/>[a_numeric] <text:alphabetical-index-mark-start text:id="IMark166841244"/>0&gt;=<text:alphabetical-index-mark-end text:id="IMark166841244"/> [a_boolean]</text:h>
            <text:p text:style-name="Text_20_body">Routing:<text:change-end text:change-id="ct114465496"/> TOS<text:change-start text:change-id="ct114465600"/></text:p>
            <text:p text:style-name="P1"><text:change-end text:change-id="ct114465600"/>Is the number greater than or equal to zero?</text:p>
          </table:table-cell>
          <table:covered-table-cell/>
        </table:table-row>
        <table:table-row table:style-name="Table186.1">
          <table:table-cell table:style-name="Table186.A2" office:value-type="string">
            <text:p text:style-name="P15"><text:change-start text:change-id="ct114465704"/>Code<text:change-end text:change-id="ct114465704"/></text:p>
          </table:table-cell>
          <table:table-cell table:style-name="Table186.B2" office:value-type="string">
            <text:p text:style-name="P15"><text:change-start text:change-id="ct114465808"/>Result<text:change-end text:change-id="ct1144658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11446591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114466016"/>[a_numeric] <text:alphabetical-index-mark-start text:id="IMark166841244"/>1+<text:alphabetical-index-mark-end text:id="IMark166841244"/> [a_numeric]</text:h>
            <text:p text:style-name="Text_20_body">Routing:<text:change-end text:change-id="ct114466016"/> TOS<text:change-start text:change-id="ct114466120"/></text:p>
            <text:p text:style-name="P1"><text:change-end text:change-id="ct114466120"/>Add one to the number</text:p>
          </table:table-cell>
          <table:covered-table-cell/>
        </table:table-row>
        <table:table-row table:style-name="Table187.1">
          <table:table-cell table:style-name="Table187.A2" office:value-type="string">
            <text:p text:style-name="P15"><text:change-start text:change-id="ct114466224"/>Code<text:change-end text:change-id="ct114466224"/></text:p>
          </table:table-cell>
          <table:table-cell table:style-name="Table187.B2" office:value-type="string">
            <text:p text:style-name="P15"><text:change-start text:change-id="ct114466328"/>Result<text:change-end text:change-id="ct1144663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1144664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114466536"/>[a_numeric] <text:alphabetical-index-mark-start text:id="IMark166841244"/>1-<text:alphabetical-index-mark-end text:id="IMark166841244"/> [a_numeric]</text:h>
            <text:p text:style-name="Text_20_body">Routing:<text:change-end text:change-id="ct114466536"/> TOS<text:change-start text:change-id="ct114466640"/></text:p>
            <text:p text:style-name="P1"><text:change-end text:change-id="ct114466640"/>Subtract ond from the number</text:p>
          </table:table-cell>
          <table:covered-table-cell/>
        </table:table-row>
        <table:table-row table:style-name="Table188.1">
          <table:table-cell table:style-name="Table188.A2" office:value-type="string">
            <text:p text:style-name="P15"><text:change-start text:change-id="ct114466744"/>Code<text:change-end text:change-id="ct114466744"/></text:p>
          </table:table-cell>
          <table:table-cell table:style-name="Table188.B2" office:value-type="string">
            <text:p text:style-name="P15"><text:change-start text:change-id="ct114466848"/>Result<text:change-end text:change-id="ct1144668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1144669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114467056"/>[a_numeric] <text:alphabetical-index-mark-start text:id="IMark166841244"/>2*<text:alphabetical-index-mark-end text:id="IMark166841244"/> [a_numeric]</text:h>
            <text:p text:style-name="Text_20_body">Routing:<text:change-end text:change-id="ct114467056"/> TOS<text:change-start text:change-id="ct114467160"/></text:p>
            <text:p text:style-name="P1"><text:change-end text:change-id="ct114467160"/>Multiply the number by two.</text:p>
          </table:table-cell>
          <table:covered-table-cell/>
        </table:table-row>
        <table:table-row table:style-name="Table189.1">
          <table:table-cell table:style-name="Table189.A2" office:value-type="string">
            <text:p text:style-name="P15"><text:change-start text:change-id="ct114467264"/>Code<text:change-end text:change-id="ct114467264"/></text:p>
          </table:table-cell>
          <table:table-cell table:style-name="Table189.B2" office:value-type="string">
            <text:p text:style-name="P15"><text:change-start text:change-id="ct114467368"/>Result<text:change-end text:change-id="ct1144673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1144674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114467576"/>[a_numeric] <text:alphabetical-index-mark-start text:id="IMark166841244"/>2+<text:alphabetical-index-mark-end text:id="IMark166841244"/> [a_numeric]</text:h>
            <text:p text:style-name="Text_20_body">Routing:<text:change-end text:change-id="ct114467576"/> TOS<text:change-start text:change-id="ct114467680"/></text:p>
            <text:p text:style-name="P1"><text:change-end text:change-id="ct114467680"/>Add two to the number</text:p>
          </table:table-cell>
          <table:covered-table-cell/>
        </table:table-row>
        <table:table-row table:style-name="Table190.1">
          <table:table-cell table:style-name="Table190.A2" office:value-type="string">
            <text:p text:style-name="P15"><text:change-start text:change-id="ct114467784"/>Code<text:change-end text:change-id="ct114467784"/></text:p>
          </table:table-cell>
          <table:table-cell table:style-name="Table190.B2" office:value-type="string">
            <text:p text:style-name="P15"><text:change-start text:change-id="ct114467888"/>Result<text:change-end text:change-id="ct1144678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11446799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114468096"/>[a_numeric] <text:alphabetical-index-mark-start text:id="IMark166841244"/>2-<text:alphabetical-index-mark-end text:id="IMark166841244"/> [a_numeric]</text:h>
            <text:p text:style-name="Text_20_body">Routing:<text:change-end text:change-id="ct114468096"/> TOS<text:change-start text:change-id="ct114468200"/></text:p>
            <text:p text:style-name="P1"><text:change-end text:change-id="ct114468200"/>Subtract two from the number</text:p>
          </table:table-cell>
          <table:covered-table-cell/>
        </table:table-row>
        <table:table-row table:style-name="Table191.1">
          <table:table-cell table:style-name="Table191.A2" office:value-type="string">
            <text:p text:style-name="P15"><text:change-start text:change-id="ct114468304"/>Code<text:change-end text:change-id="ct114468304"/></text:p>
          </table:table-cell>
          <table:table-cell table:style-name="Table191.B2" office:value-type="string">
            <text:p text:style-name="P15"><text:change-start text:change-id="ct114468408"/>Result<text:change-end text:change-id="ct1144684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1144685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114468616"/>[a_numeric] <text:alphabetical-index-mark-start text:id="IMark166841244"/>2/<text:alphabetical-index-mark-end text:id="IMark166841244"/> [a_numeric]</text:h>
            <text:p text:style-name="Text_20_body">Routing:<text:change-end text:change-id="ct114468616"/> TOS<text:change-start text:change-id="ct114468720"/></text:p>
            <text:p text:style-name="P1"><text:change-end text:change-id="ct114468720"/>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114468824"/>Code<text:change-end text:change-id="ct114468824"/></text:p>
          </table:table-cell>
          <table:table-cell table:style-name="Table192.B2" office:value-type="string">
            <text:p text:style-name="P15"><text:change-start text:change-id="ct114468928"/>Result<text:change-end text:change-id="ct1144689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1144690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114469136"/>[a_numeric<text:change-end text:change-id="ct114469136"/> a_numeric<text:change-start text:change-id="ct114469240"/>] <text:alphabetical-index-mark-start text:id="IMark166841244"/>&lt;<text:alphabetical-index-mark-end text:id="IMark166841244"/> [a_boolean]</text:h>
            <text:p text:style-name="Text_20_body">Routing:<text:change-end text:change-id="ct114469240"/> NOS<text:change-start text:change-id="ct114469344"/></text:p>
            <text:p text:style-name="P1"><text:change-end text:change-id="ct114469344"/>Is the first number less than the second?</text:p>
          </table:table-cell>
          <table:covered-table-cell/>
        </table:table-row>
        <table:table-row table:style-name="Table193.1">
          <table:table-cell table:style-name="Table193.A2" office:value-type="string">
            <text:p text:style-name="P15"><text:change-start text:change-id="ct114469448"/>Code<text:change-end text:change-id="ct114469448"/></text:p>
          </table:table-cell>
          <table:table-cell table:style-name="Table193.B2" office:value-type="string">
            <text:p text:style-name="P15"><text:change-start text:change-id="ct114469552"/>Result<text:change-end text:change-id="ct1144695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11446965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114469760"/>[a_numeric<text:change-end text:change-id="ct114469760"/> a_numeric<text:change-start text:change-id="ct114469864"/>] <text:alphabetical-index-mark-start text:id="IMark166841244"/>&lt;=<text:alphabetical-index-mark-end text:id="IMark166841244"/> [a_boolean]</text:h>
            <text:p text:style-name="Text_20_body">Routing:<text:change-end text:change-id="ct114469864"/> NOS<text:change-start text:change-id="ct114469968"/></text:p>
            <text:p text:style-name="P1"><text:change-end text:change-id="ct114469968"/>Is the first number less than or equal to the second?</text:p>
          </table:table-cell>
          <table:covered-table-cell/>
        </table:table-row>
        <table:table-row table:style-name="Table194.1">
          <table:table-cell table:style-name="Table194.A2" office:value-type="string">
            <text:p text:style-name="P15"><text:change-start text:change-id="ct114470072"/>Code<text:change-end text:change-id="ct114470072"/></text:p>
          </table:table-cell>
          <table:table-cell table:style-name="Table194.B2" office:value-type="string">
            <text:p text:style-name="P15"><text:change-start text:change-id="ct114470176"/>Result<text:change-end text:change-id="ct1144701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1144702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59" text:outline-level="3"><text:change-start text:change-id="ct114470384"/>[a_numeric<text:change-end text:change-id="ct114470384"/> a_numeric<text:change-start text:change-id="ct114470488"/>] <text:alphabetical-index-mark-start text:id="IMark166841244"/>&lt;=&gt;<text:alphabetical-index-mark-end text:id="IMark166841244"/> [-1, 0, or 1]</text:h>
            <text:p text:style-name="Text_20_body">Routing:<text:change-end text:change-id="ct114470488"/> NOS<text:change-start text:change-id="ct114470592"/></text:p>
            <text:p text:style-name="P1"><text:change-end text:change-id="ct114470592"/>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114470696"/>Code<text:change-end text:change-id="ct114470696"/></text:p>
          </table:table-cell>
          <table:table-cell table:style-name="Table195.B2" office:value-type="string">
            <text:p text:style-name="P15"><text:change-start text:change-id="ct114470800"/>Result<text:change-end text:change-id="ct1144708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114471008"/><text:change text:change-id="ct1144709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114471112"/>[a_numeric<text:change-end text:change-id="ct114471112"/> a_numeric<text:change-start text:change-id="ct114471216"/>] <text:alphabetical-index-mark-start text:id="IMark166841244"/>&gt;<text:alphabetical-index-mark-end text:id="IMark166841244"/> [a_boolean]</text:h>
            <text:p text:style-name="Text_20_body">Routing:<text:change-end text:change-id="ct114471216"/> NOS<text:change-start text:change-id="ct114471320"/></text:p>
            <text:p text:style-name="P1"><text:change-end text:change-id="ct114471320"/>Is the first number greater than the second number.</text:p>
          </table:table-cell>
          <table:covered-table-cell/>
        </table:table-row>
        <table:table-row table:style-name="Table196.1">
          <table:table-cell table:style-name="Table196.A2" office:value-type="string">
            <text:p text:style-name="P15"><text:change-start text:change-id="ct114471424"/>Code<text:change-end text:change-id="ct114471424"/></text:p>
          </table:table-cell>
          <table:table-cell table:style-name="Table196.B2" office:value-type="string">
            <text:p text:style-name="P15"><text:change-start text:change-id="ct114471528"/>Result<text:change-end text:change-id="ct1144715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11447163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114471736"/>[a_numeric<text:change-end text:change-id="ct114471736"/> a_numeric<text:change-start text:change-id="ct114471840"/>] <text:alphabetical-index-mark-start text:id="IMark166841244"/>&gt;=<text:alphabetical-index-mark-end text:id="IMark166841244"/> [a_boolean]</text:h>
            <text:p text:style-name="Text_20_body">Routing:<text:change-end text:change-id="ct114471840"/> NOS<text:change-start text:change-id="ct114471944"/></text:p>
            <text:p text:style-name="P1"><text:change-end text:change-id="ct114471944"/>Is the first number greater than or equal to the second number.</text:p>
          </table:table-cell>
          <table:covered-table-cell/>
        </table:table-row>
        <table:table-row table:style-name="Table197.1">
          <table:table-cell table:style-name="Table197.A2" office:value-type="string">
            <text:p text:style-name="P15"><text:change-start text:change-id="ct114472048"/>Code<text:change-end text:change-id="ct114472048"/></text:p>
          </table:table-cell>
          <table:table-cell table:style-name="Table197.B2" office:value-type="string">
            <text:p text:style-name="P15"><text:change-start text:change-id="ct114472152"/>Result<text:change-end text:change-id="ct1144721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11447225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114472360"/>[a_numeric a_numeric] <text:alphabetical-index-mark-start text:id="IMark166841244"/>mod<text:alphabetical-index-mark-end text:id="IMark166841244"/> [a_numeric]</text:h>
            <text:p text:style-name="Text_20_body">Routing:<text:change-end text:change-id="ct114472360"/> NOS<text:change-start text:change-id="ct114472544"/></text:p>
            <text:p text:style-name="P1"><text:change-end text:change-id="ct114472544"/>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114472648"/>Code<text:change-end text:change-id="ct114472648"/></text:p>
          </table:table-cell>
          <table:table-cell table:style-name="Table198.B2" office:value-type="string">
            <text:p text:style-name="P15"><text:change-start text:change-id="ct114472752"/>Result<text:change-end text:change-id="ct1144727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1144728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114472960"/>[a_numeric] <text:alphabetical-index-mark-start text:id="IMark166841244"/>neg<text:alphabetical-index-mark-end text:id="IMark166841244"/> [a_numeric]</text:h>
            <text:p text:style-name="Text_20_body">Routing:<text:change-end text:change-id="ct114472960"/> TOS<text:change-start text:change-id="ct114473064"/></text:p>
            <text:p text:style-name="P1"><text:change-end text:change-id="ct114473064"/>Compute zero minus the number.</text:p>
          </table:table-cell>
          <table:covered-table-cell/>
        </table:table-row>
        <table:table-row table:style-name="Table199.1">
          <table:table-cell table:style-name="Table199.A2" office:value-type="string">
            <text:p text:style-name="P15"><text:change-start text:change-id="ct114473168"/>Code<text:change-end text:change-id="ct114473168"/></text:p>
          </table:table-cell>
          <table:table-cell table:style-name="Table199.B2" office:value-type="string">
            <text:p text:style-name="P15"><text:change-start text:change-id="ct114473272"/>Result<text:change-end text:change-id="ct1144732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6841532"/>Object<text:alphabetical-index-mark-end text:id="IMark166841532"/></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6841244"/>&amp;&amp;<text:alphabetical-index-mark-end text:id="IMark16684124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6841244"/>.<text:alphabetical-index-mark-end text:id="IMark1668412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66841244"/>.class<text:alphabetical-index-mark-end text:id="IMark16684124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6841244"/>.clone<text:alphabetical-index-mark-end text:id="IMark16684124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6841244"/>.clone_exclude<text:alphabetical-index-mark-end text:id="IMark16684124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66841244"/>.copy<text:alphabetical-index-mark-end text:id="IMark16684124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66841244"/>.init<text:alphabetical-index-mark-end text:id="IMark16684124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6841244"/>.is_class?<text:alphabetical-index-mark-end text:id="IMark1668412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66841244"/>.name<text:alphabetical-index-mark-end text:id="IMark16684124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6841244"/>.strlen<text:alphabetical-index-mark-end text:id="IMark1668412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6841244"/>.to_f<text:alphabetical-index-mark-end text:id="IMark16684124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66841244"/>.to_f!<text:alphabetical-index-mark-end text:id="IMark16684124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6841244"/>.to_i<text:alphabetical-index-mark-end text:id="IMark16684124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6841244"/>.to_i!<text:alphabetical-index-mark-end text:id="IMark16684124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66841244"/>.to_n<text:alphabetical-index-mark-end text:id="IMark16684124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6841244"/>.to_n!<text:alphabetical-index-mark-end text:id="IMark16684124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66841244"/>.to_r<text:alphabetical-index-mark-end text:id="IMark16684124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6841244"/>.to_r!<text:alphabetical-index-mark-end text:id="IMark16684124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6841244"/>.to_s<text:alphabetical-index-mark-end text:id="IMark16684124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66841244"/>.to_x<text:alphabetical-index-mark-end text:id="IMark16684124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6841244"/>.to_x!<text:alphabetical-index-mark-end text:id="IMark16684124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6841244"/>&lt;&gt;<text:alphabetical-index-mark-end text:id="IMark16684124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6841244"/>=<text:alphabetical-index-mark-end text:id="IMark16684124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6841244"/>^^<text:alphabetical-index-mark-end text:id="IMark16684124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6841244"/>distinct?<text:alphabetical-index-mark-end text:id="IMark1668412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66841244"/>identical?<text:alphabetical-index-mark-end text:id="IMark1668412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6841244"/>max<text:alphabetical-index-mark-end text:id="IMark1668412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6841244"/>min<text:alphabetical-index-mark-end text:id="IMark1668412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66841244"/>nil&lt;&gt;<text:alphabetical-index-mark-end text:id="IMark16684124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6841244"/>nil=<text:alphabetical-index-mark-end text:id="IMark1668412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6841244"/>not<text:alphabetical-index-mark-end text:id="IMark1668412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6841244"/>||<text:alphabetical-index-mark-end text:id="IMark16684124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6841244"/>)methods<text:alphabetical-index-mark-end text:id="IMark1668412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6841532"/>OutStream<text:alphabetical-index-mark-end text:id="IMark16684153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6841244"/>.append<text:alphabetical-index-mark-end text:id="IMark166841244"/> [an_outstream]</text:h>
            <text:p text:style-name="Text_20_body">Routing: TOS</text:p>
            <text:p text:style-name="P1">description</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Snippet"/>
          </table:table-cell>
          <table:table-cell table:style-name="Table204.B2" office:value-type="string">
            <text:p text:style-name="P2"/>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66841244"/>.append{<text:alphabetical-index-mark-end text:id="IMark166841244"/> … } [unspecified]</text:h>
            <text:p text:style-name="Text_20_body">Routing: TOS</text:p>
            <text:p text:style-name="P1">description</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Snippet"/>
          </table:table-cell>
          <table:table-cell table:style-name="Table218.B2" office:value-type="string">
            <text:p text:style-name="P2"/>
          </table:table-cell>
        </table:table-row>
      </table:table>
      <text:p text:style-name="Text_20_body"/>
      <table:table table:name="Table205" table:style-name="Table205">
        <table:table-column table:style-name="Table205.A"/>
        <table:table-column table:style-name="Table205.B"/>
        <text:soft-page-break/>
        <table:table-row table:style-name="Table205.1">
          <table:table-cell table:style-name="Table205.A1" table:number-columns-spanned="2" office:value-type="string">
            <text:h text:style-name="Heading_20_3" text:outline-level="3">[file_name OutStream] <text:alphabetical-index-mark-start text:id="IMark166841244"/>.create<text:alphabetical-index-mark-end text:id="IMark166841244"/> [an_outstream]</text:h>
            <text:p text:style-name="Text_20_body">Routing: TOS</text:p>
            <text:p text:style-name="P1">description</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Snippet"/>
          </table:table-cell>
          <table:table-cell table:style-name="Table205.B2" office:value-type="string">
            <text:p text:style-name="P2"/>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TOS</text:p>
            <text:p text:style-name="P1">description</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Snippet"/>
          </table:table-cell>
          <table:table-cell table:style-name="Table219.B2" office:value-type="string">
            <text:p text:style-name="P2"/>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66841244"/><text:alphabetical-index-mark-start text:id="IMark167006440"/>.<text:alphabetical-index-mark-end text:id="IMark167006440"/><text:alphabetical-index-mark-end text:id="IMark166841244"/> []</text:h>
            <text:p text:style-name="Text_20_body">Routing: TOS</text:p>
            <text:p text:style-name="P1">description</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
          </table:table-cell>
          <table:table-cell table:style-name="Table206.B2" office:value-type="string">
            <text:p text:style-name="P2"/>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6841244"/>.close<text:alphabetical-index-mark-end text:id="IMark166841244"/> []</text:h>
            <text:p text:style-name="Text_20_body">Routing: TOS</text:p>
            <text:p text:style-name="P1">description</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
          </table:table-cell>
          <table:table-cell table:style-name="Table207.B2" office:value-type="string">
            <text:p text:style-name="P2"/>
          </table:table-cell>
        </table:table-row>
      </table:table>
      <text:p text:style-name="Text_20_body"/>
      <table:table table:name="Table208" table:style-name="Table208">
        <table:table-column table:style-name="Table208.A"/>
        <table:table-column table:style-name="Table208.B"/>
        <text:soft-page-break/>
        <table:table-row table:style-name="Table208.1">
          <table:table-cell table:style-name="Table208.A1" table:number-columns-spanned="2" office:value-type="string">
            <text:h text:style-name="Heading_20_3" text:outline-level="3">[an_outstream] <text:alphabetical-index-mark-start text:id="IMark166841244"/>.cr<text:alphabetical-index-mark-end text:id="IMark166841244"/> []</text:h>
            <text:p text:style-name="Text_20_body">Routing: TOS</text:p>
            <text:p text:style-name="P1">description</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
          </table:table-cell>
          <table:table-cell table:style-name="Table208.B2" office:value-type="string">
            <text:p text:style-name="P2"/>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6841244"/>.emit<text:alphabetical-index-mark-end text:id="IMark166841244"/> [after]</text:h>
            <text:p text:style-name="Text_20_body">Routing: TOS</text:p>
            <text:p text:style-name="P1">description</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
          </table:table-cell>
          <table:table-cell table:style-name="Table209.B2" office:value-type="string">
            <text:p text:style-name="P2"/>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66841244"/>.space<text:alphabetical-index-mark-end text:id="IMark166841244"/> []</text:h>
            <text:p text:style-name="Text_20_body">Routing: TOS</text:p>
            <text:p text:style-name="P1">description</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
          </table:table-cell>
          <table:table-cell table:style-name="Table210.B2" office:value-type="string">
            <text:p text:style-name="P2"/>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6841244"/>.spaces<text:alphabetical-index-mark-end text:id="IMark166841244"/> []</text:h>
            <text:p text:style-name="Text_20_body">Routing: TOS</text:p>
            <text:p text:style-name="P1">description</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
          </table:table-cell>
          <table:table-cell table:style-name="Table211.B2" office:value-type="string">
            <text:p text:style-name="P2"/>
          </table:table-cell>
        </table:table-row>
      </table:table>
      <text:p text:style-name="Text_20_body"/>
      <table:table table:name="Table212" table:style-name="Table212">
        <table:table-column table:style-name="Table212.A"/>
        <table:table-column table:style-name="Table212.B"/>
        <text:soft-page-break/>
        <table:table-row table:style-name="Table212.1">
          <table:table-cell table:style-name="Table212.A1" table:number-columns-spanned="2" office:value-type="string">
            <text:h text:style-name="Heading_20_3" text:outline-level="3">[an_object] <text:alphabetical-index-mark-start text:id="IMark166841244"/>~<text:alphabetical-index-mark-end text:id="IMark166841244"/> []</text:h>
            <text:p text:style-name="Text_20_body">Routing: Self</text:p>
            <text:p text:style-name="P1">description</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
          </table:table-cell>
          <table:table-cell table:style-name="Table212.B2" office:value-type="string">
            <text:p text:style-name="P2"/>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6841244"/>~"<text:alphabetical-index-mark-end text:id="IMark166841244"/> … " []</text:h>
            <text:p text:style-name="Text_20_body">Routing: Self</text:p>
            <text:p text:style-name="P1">description</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
          </table:table-cell>
          <table:table-cell table:style-name="Table213.B2" office:value-type="string">
            <text:p text:style-name="P2"/>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66841244"/>~cr<text:alphabetical-index-mark-end text:id="IMark166841244"/> []</text:h>
            <text:p text:style-name="Text_20_body">Routing: Self</text:p>
            <text:p text:style-name="P1">description</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
          </table:table-cell>
          <table:table-cell table:style-name="Table214.B2" office:value-type="string">
            <text:p text:style-name="P2"/>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6841244"/>~emit<text:alphabetical-index-mark-end text:id="IMark166841244"/> []</text:h>
            <text:p text:style-name="Text_20_body">Routing: Self</text:p>
            <text:p text:style-name="P1">description</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ext:soft-page-break/>
        <table:table-row table:style-name="Table216.1">
          <table:table-cell table:style-name="Table216.A1" table:number-columns-spanned="2" office:value-type="string">
            <text:h text:style-name="Heading_20_3" text:outline-level="3">[] <text:alphabetical-index-mark-start text:id="IMark166841244"/>~space<text:alphabetical-index-mark-end text:id="IMark166841244"/> []</text:h>
            <text:p text:style-name="Text_20_body">Routing: Self</text:p>
            <text:p text:style-name="P1">description</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
          </table:table-cell>
          <table:table-cell table:style-name="Table216.B2" office:value-type="string">
            <text:p text:style-name="P2"/>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6841244"/>~spaces<text:alphabetical-index-mark-end text:id="IMark166841244"/> []</text:h>
            <text:p text:style-name="Text_20_body">Routing: Self</text:p>
            <text:p text:style-name="P1">description</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
          </table:table-cell>
          <table:table-cell table:style-name="Table217.B2" office:value-type="string">
            <text:p text:style-name="P2"/>
          </table:table-cell>
        </table:table-row>
      </table:table>
      <text:p text:style-name="Standard"/>
      <text:h text:style-name="Heading_20_2" text:outline-level="2">Class Stubs</text:h>
      <text:p text:style-name="Text_20_body"/>
      <text:p text:style-name="Text_20_body">.new</text:p>
      <text:p text:style-name="Text_20_body"/>
      <text:p text:style-name="Text_20_body"/>
      <text:h text:style-name="Heading_20_2" text:outline-level="2">See Also</text:h>
      <text:p text:style-name="Text_20_body"/>
      <text:h text:style-name="Heading_20_1" text:outline-level="1"><text:alphabetical-index-mark-start text:id="IMark166841532"/>Procedure<text:alphabetical-index-mark-end text:id="IMark16684153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66841532"/>Queue<text:alphabetical-index-mark-end text:id="IMark16684153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6841532"/>Rational<text:alphabetical-index-mark-end text:id="IMark16684153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6839948"/>.split<text:alphabetical-index-mark-end text:id="IMark1668399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6841820"/>Stack<text:alphabetical-index-mark-end text:id="IMark16684182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6841820"/>String<text:alphabetical-index-mark-end text:id="IMark16684182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6841820"/>Thread<text:alphabetical-index-mark-end text:id="IMark16684182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6841820"/><text:alphabetical-index-mark-start text:id="IMark166841772"/><text:alphabetical-index-mark-start text:id="IMark166841724"/>TrueClass<text:alphabetical-index-mark-end text:id="IMark166841724"/><text:alphabetical-index-mark-end text:id="IMark166841772"/><text:alphabetical-index-mark-end text:id="IMark166841820"/></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66841820"/>VirtualMachine<text:alphabetical-index-mark-end text:id="IMark166841820"/></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6839948"/>.:<text:alphabetical-index-mark-end text:id="IMark1668399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6839948"/>super<text:alphabetical-index-mark-end text:id="IMark166839948"/>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6839948"/>val:<text:alphabetical-index-mark-end text:id="IMark166839948"/>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6839948"/>var:<text:alphabetical-index-mark-end text:id="IMark166839948"/>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6839948"/>val@:<text:alphabetical-index-mark-end text:id="IMark1668399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6839948"/>var@:<text:alphabetical-index-mark-end text:id="IMark1668399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6839948"/>;<text:alphabetical-index-mark-end text:id="IMark166839948"/>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6839948"/>.::<text:alphabetical-index-mark-end text:id="IMark16683994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6839948"/>inst:<text:alphabetical-index-mark-end text:id="IMark16683994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6839948"/>local:<text:alphabetical-index-mark-end text:id="IMark16683994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66839948"/>super<text:alphabetical-index-mark-end text:id="IMark16683994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6839948"/>;<text:alphabetical-index-mark-end text:id="IMark1668399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6841820"/>Commands<text:alphabetical-index-mark-end text:id="IMark16684182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66841820"/>)entries<text:alphabetical-index-mark-end text:id="IMark166841820"/>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6">0</text:p>
          <text:p text:style-name="P65">0&lt;<text:tab/>108</text:p>
          <text:p text:style-name="P65">0&lt;=<text:tab/>109</text:p>
          <text:p text:style-name="P65">0&lt;=&gt;<text:tab/>109</text:p>
          <text:p text:style-name="P65">0&lt;&gt; <text:tab/>109</text:p>
          <text:p text:style-name="P65">0=<text:tab/>110</text:p>
          <text:p text:style-name="P65">0&gt;<text:tab/>110</text:p>
          <text:p text:style-name="P65">0&gt;=<text:tab/>110</text:p>
          <text:p text:style-name="P66">1</text:p>
          <text:p text:style-name="P65">1-<text:tab/>111</text:p>
          <text:p text:style-name="P65">1+<text:tab/>111</text:p>
          <text:p text:style-name="P66">2</text:p>
          <text:p text:style-name="P65">2-<text:tab/>112</text:p>
          <text:p text:style-name="P65">2*<text:tab/>88, 111</text:p>
          <text:p text:style-name="P65">2/<text:tab/>88, 112</text:p>
          <text:p text:style-name="P65">2+<text:tab/>111</text:p>
          <text:p text:style-name="P66">A</text:p>
          <text:p text:style-name="P65">again<text:tab/>25</text:p>
          <text:p text:style-name="P65">and<text:tab/>89</text:p>
          <text:p text:style-name="P65">Archive<text:tab/>12</text:p>
          <text:p text:style-name="P65">Array<text:tab/>60</text:p>
          <text:p text:style-name="P66">B</text:p>
          <text:p text:style-name="P65">begin<text:tab/>25</text:p>
          <text:p text:style-name="P65">Boolean<text:tab/>58</text:p>
          <text:p text:style-name="P65">bounce<text:tab/>36, 38</text:p>
          <text:p text:style-name="P66">C</text:p>
          <text:p text:style-name="P65">catch<text:tab/>35, 38</text:p>
          <text:p text:style-name="P65">Class<text:tab/>71</text:p>
          <text:p text:style-name="P65">Classes<text:tab/>47</text:p>
          <text:p text:style-name="P65">clone<text:tab/>30</text:p>
          <text:p text:style-name="P65">com<text:tab/>89</text:p>
          <text:p text:style-name="P65">Commands<text:tab/>72, 146</text:p>
          <text:p text:style-name="P65">Complex<text:tab/>74</text:p>
          <text:p text:style-name="P65">copy<text:tab/>30</text:p>
          <text:p text:style-name="P66">D</text:p>
          <text:p text:style-name="P65">Declarations<text:tab/>26</text:p>
          <text:p text:style-name="P65">Demo.rb<text:tab/>11</text:p>
          <text:p text:style-name="P65">distinct?<text:tab/>123</text:p>
          <text:p text:style-name="P65">do<text:tab/>23</text:p>
          <text:p text:style-name="P65">do_map_name<text:tab/>54</text:p>
          <text:p text:style-name="P65">dpr<text:tab/>93</text:p>
          <text:p text:style-name="P65">drop<text:tab/>19</text:p>
          <text:p text:style-name="P65">Duck Typing<text:tab/>26</text:p>
          <text:p text:style-name="P65">dup<text:tab/>19, 30</text:p>
          <text:p text:style-name="P66">E</text:p>
          <text:p text:style-name="P65">e<text:tab/>93</text:p>
          <text:p text:style-name="P65">else<text:tab/>21</text:p>
          <text:p text:style-name="P66">F</text:p>
          <text:p text:style-name="P65">FalseClass<text:tab/>58, 77</text:p>
          <text:p text:style-name="P65">finally<text:tab/>37p.</text:p>
          <text:p text:style-name="P65">Float<text:tab/>79</text:p>
          <text:p text:style-name="P66">H</text:p>
          <text:p text:style-name="P65">Hash<text:tab/>80</text:p>
          <text:p text:style-name="P66">I</text:p>
          <text:p text:style-name="P65">i<text:tab/>23</text:p>
          <text:p text:style-name="P65">identical?<text:tab/>124</text:p>
          <text:p text:style-name="P65">if<text:tab/>21</text:p>
          <text:p text:style-name="P65">Inheritance<text:tab/>48</text:p>
          <text:p text:style-name="P65">inst:<text:tab/>144</text:p>
          <text:p text:style-name="P65">InStream<text:tab/>83</text:p>
          <text:p text:style-name="P65">Integer<text:tab/>86</text:p>
          <text:p text:style-name="P66">J</text:p>
          <text:p text:style-name="P65">j<text:tab/>23</text:p>
          <text:p text:style-name="P66">K</text:p>
          <text:p text:style-name="P65">Known Issues<text:tab/>11</text:p>
          <text:p text:style-name="P66">L</text:p>
          <text:p text:style-name="P65">Late Binding<text:tab/>48</text:p>
          <text:p text:style-name="P65">local:<text:tab/>144</text:p>
          <text:p text:style-name="P65">loop<text:tab/>23</text:p>
          <text:p text:style-name="P66">M</text:p>
          <text:p text:style-name="P65">max<text:tab/>124</text:p>
          <text:p text:style-name="P65">Method Mapping<text:tab/>49</text:p>
          <text:p text:style-name="P65">Methods<text:tab/>48</text:p>
          <text:p text:style-name="P65">min<text:tab/>124</text:p>
          <text:p text:style-name="P65">mod<text:tab/>114</text:p>
          <text:p text:style-name="P65">Mutation<text:tab/>28</text:p>
          <text:p text:style-name="P66">N</text:p>
          <text:p text:style-name="P65">neg<text:tab/>114</text:p>
          <text:p text:style-name="P65">nil&lt;&gt;<text:tab/>125</text:p>
          <text:p text:style-name="P65">nil=<text:tab/>125</text:p>
          <text:p text:style-name="P65">NilClass<text:tab/>58, 91</text:p>
          <text:p text:style-name="P65">nip<text:tab/>19</text:p>
          <text:p text:style-name="P65">not<text:tab/>125</text:p>
          <text:p text:style-name="P65">Numeric<text:tab/>59, 93</text:p>
          <text:p text:style-name="P66">O</text:p>
          <text:p text:style-name="P65">Object<text:tab/>58, 115</text:p>
          <text:p text:style-name="P65">or<text:tab/>90</text:p>
          <text:p text:style-name="P65">OutStream<text:tab/>127</text:p>
          <text:p text:style-name="P65">over<text:tab/>19</text:p>
          <text:p text:style-name="P66">P</text:p>
          <text:p text:style-name="P65">pi<text:tab/>94</text:p>
          <text:p text:style-name="P65">pick<text:tab/>19</text:p>
          <text:p text:style-name="P65">Polymorphism<text:tab/>48</text:p>
          <text:p text:style-name="P65">Procedure<text:tab/>132</text:p>
          <text:p text:style-name="P65">Prototypes<text:tab/>48</text:p>
          <text:p text:style-name="P66">Q</text:p>
          <text:p text:style-name="P65">Queue<text:tab/>133</text:p>
          <text:p text:style-name="P66">R</text:p>
          <text:p text:style-name="P65">Rake<text:tab/>11</text:p>
          <text:p text:style-name="P65">Rational<text:tab/>134</text:p>
          <text:p text:style-name="P65">Referencing<text:tab/>27</text:p>
          <text:p text:style-name="P65">repeat<text:tab/>25</text:p>
          <text:p text:style-name="P65">Routing<text:tab/>51</text:p>
          <text:p text:style-name="P66">S</text:p>
          <text:p text:style-name="P65">Scoping<text:tab/>26</text:p>
          <text:p text:style-name="P65">self<text:tab/>56</text:p>
          <text:p text:style-name="P65">Stack<text:tab/>136</text:p>
          <text:p text:style-name="P65">String<text:tab/>137</text:p>
          <text:p text:style-name="P65">super<text:tab/>142, 144</text:p>
          <text:p text:style-name="P65">swap<text:tab/>20</text:p>
          <text:p text:style-name="P65">switch<text:tab/>21</text:p>
          <text:p text:style-name="P65">SymbolMap<text:tab/>49</text:p>
          <text:p text:style-name="P66">T</text:p>
          <text:p text:style-name="P65">Testing<text:tab/>11</text:p>
          <text:p text:style-name="P65">Thanks<text:tab/>8</text:p>
          <text:p text:style-name="P65">then<text:tab/>21</text:p>
          <text:p text:style-name="P65">Thread<text:tab/>139</text:p>
          <text:p text:style-name="P65">throw"<text:tab/>39</text:p>
          <text:p text:style-name="P65">TrueClass<text:tab/>58, 140</text:p>
          <text:p text:style-name="P65">try<text:tab/>35, 38</text:p>
          <text:p text:style-name="P65">tuck<text:tab/>20</text:p>
          <text:p text:style-name="P65">Typing<text:tab/>26</text:p>
          <text:p text:style-name="P66">U</text:p>
          <text:p text:style-name="P65">until<text:tab/>25</text:p>
          <text:p text:style-name="P66">V</text:p>
          <text:p text:style-name="P65">val:<text:tab/>26, 142</text:p>
          <text:p text:style-name="P65">val@:<text:tab/>27, 143</text:p>
          <text:p text:style-name="P65">val#:<text:tab/>27</text:p>
          <text:p text:style-name="P65">val$:<text:tab/>27</text:p>
          <text:p text:style-name="P65">var:<text:tab/>26, 143</text:p>
          <text:p text:style-name="P65">var@:<text:tab/>27, 143</text:p>
          <text:p text:style-name="P65">var#:<text:tab/>27</text:p>
          <text:p text:style-name="P65">var$:<text:tab/>27</text:p>
          <text:p text:style-name="P65">VirtualMachine<text:tab/>141</text:p>
          <text:p text:style-name="P66">X</text:p>
          <text:p text:style-name="P65">x<text:tab/>61</text:p>
          <text:p text:style-name="P65">xor<text:tab/>90</text:p>
          <text:p text:style-name="P66">^</text:p>
          <text:p text:style-name="P65">^^<text:tab/>78, 91, 123</text:p>
          <text:p text:style-name="P66">-</text:p>
          <text:p text:style-name="P65">-<text:tab/>95</text:p>
          <text:p text:style-name="P65">-&gt;<text:tab/>80</text:p>
          <text:p text:style-name="P65">-i<text:tab/>23</text:p>
          <text:p text:style-name="P65">-j<text:tab/>23</text:p>
          <text:p text:style-name="P66">;</text:p>
          <text:p text:style-name="P65">;<text:tab/>143p.</text:p>
          <text:p text:style-name="P66">:</text:p>
          <text:p text:style-name="P65">:<text:tab/>53</text:p>
          <text:p text:style-name="P66">!</text:p>
          <text:p text:style-name="P65">!<text:tab/>63</text:p>
          <text:p text:style-name="P66">?</text:p>
          <text:p text:style-name="P65">?"<text:tab/>36, 38</text:p>
          <text:p text:style-name="P66">.</text:p>
          <text:p text:style-name="P65">.<text:tab/>115, 128</text:p>
          <text:p text:style-name="P65">.-left<text:tab/>64</text:p>
          <text:p text:style-name="P65">.-mid<text:tab/>65</text:p>
          <text:p text:style-name="P65">.-midlr<text:tab/>65</text:p>
          <text:p text:style-name="P65">.-right<text:tab/>65</text:p>
          <text:p text:style-name="P65">.:<text:tab/>53, 142</text:p>
          <text:p text:style-name="P65"><text:soft-page-break/>.::<text:tab/>53, 143</text:p>
          <text:p text:style-name="P65">.[]!<text:tab/>65, 81</text:p>
          <text:p text:style-name="P65">.[]@<text:tab/>66, 81</text:p>
          <text:p text:style-name="P65">.+left<text:tab/>63</text:p>
          <text:p text:style-name="P65">.+mid<text:tab/>64</text:p>
          <text:p text:style-name="P65">.+midlr<text:tab/>64</text:p>
          <text:p text:style-name="P65">.+right<text:tab/>64</text:p>
          <text:p text:style-name="P65">.1/x<text:tab/>95</text:p>
          <text:p text:style-name="P65">.10**<text:tab/>96</text:p>
          <text:p text:style-name="P65">.2**<text:tab/>96</text:p>
          <text:p text:style-name="P65">.abs<text:tab/>96</text:p>
          <text:p text:style-name="P65">.acos<text:tab/>97</text:p>
          <text:p text:style-name="P65">.acosh<text:tab/>97</text:p>
          <text:p text:style-name="P65">.angle<text:tab/>97</text:p>
          <text:p text:style-name="P65">.append<text:tab/>127</text:p>
          <text:p text:style-name="P65">.append{<text:tab/>127</text:p>
          <text:p text:style-name="P65">.asin<text:tab/>98</text:p>
          <text:p text:style-name="P65">.asinh<text:tab/>98</text:p>
          <text:p text:style-name="P65">.atan<text:tab/>98</text:p>
          <text:p text:style-name="P65">.atan2<text:tab/>99</text:p>
          <text:p text:style-name="P65">.atanh<text:tab/>99</text:p>
          <text:p text:style-name="P65">.c2p<text:tab/>99</text:p>
          <text:p text:style-name="P65">.cbrt<text:tab/>75, 100</text:p>
          <text:p text:style-name="P65">.ceil<text:tab/>100</text:p>
          <text:p text:style-name="P65">.class<text:tab/>116</text:p>
          <text:p text:style-name="P65">.clone<text:tab/>30, 116</text:p>
          <text:p text:style-name="P65">.clone_exclude<text:tab/>32, 116</text:p>
          <text:p text:style-name="P65">.close<text:tab/>84, 128</text:p>
          <text:p text:style-name="P65">.conjugate<text:tab/>100</text:p>
          <text:p text:style-name="P65">.copy<text:tab/>30, 117</text:p>
          <text:p text:style-name="P65">.cos<text:tab/>100</text:p>
          <text:p text:style-name="P65">.cosh<text:tab/>101</text:p>
          <text:p text:style-name="P65">.cr<text:tab/>129</text:p>
          <text:p text:style-name="P65">.create<text:tab/>128</text:p>
          <text:p text:style-name="P65">.cube<text:tab/>101</text:p>
          <text:p text:style-name="P65">.d2r<text:tab/>101</text:p>
          <text:p text:style-name="P65">.denominator<text:tab/>101</text:p>
          <text:p text:style-name="P65">.e**<text:tab/>75, 102</text:p>
          <text:p text:style-name="P65">.emit<text:tab/>102, 129</text:p>
          <text:p text:style-name="P65">.even?<text:tab/>87</text:p>
          <text:p text:style-name="P65">.floor<text:tab/>102</text:p>
          <text:p text:style-name="P65">.gcd<text:tab/>87</text:p>
          <text:p text:style-name="P65">.get_all<text:tab/>83</text:p>
          <text:p text:style-name="P65">.getc<text:tab/>84</text:p>
          <text:p text:style-name="P65">.gets<text:tab/>84</text:p>
          <text:p text:style-name="P65">.hypot<text:tab/>102</text:p>
          <text:p text:style-name="P65">.imaginary<text:tab/>103</text:p>
          <text:p text:style-name="P65">.init<text:tab/>27, 117</text:p>
          <text:p text:style-name="P65">.is_class?<text:tab/>71, 117</text:p>
          <text:p text:style-name="P65">.keys<text:tab/>81</text:p>
          <text:p text:style-name="P65">.lcm<text:tab/>87</text:p>
          <text:p text:style-name="P65">.left<text:tab/>66</text:p>
          <text:p text:style-name="P65">.length<text:tab/>66</text:p>
          <text:p text:style-name="P65">.ln<text:tab/>103</text:p>
          <text:p text:style-name="P65">.log10<text:tab/>103</text:p>
          <text:p text:style-name="P65">.log2<text:tab/>104</text:p>
          <text:p text:style-name="P65">.magnitude<text:tab/>104</text:p>
          <text:p text:style-name="P65">.max<text:tab/>67</text:p>
          <text:p text:style-name="P65">.mid<text:tab/>67</text:p>
          <text:p text:style-name="P65">.midlr<text:tab/>67</text:p>
          <text:p text:style-name="P65">.min<text:tab/>68</text:p>
          <text:p text:style-name="P65">.name<text:tab/>118</text:p>
          <text:p text:style-name="P65">.new<text:tab/>61, 71</text:p>
          <text:p text:style-name="P65">.new_size<text:tab/>62</text:p>
          <text:p text:style-name="P65">.new_value<text:tab/>62</text:p>
          <text:p text:style-name="P65">.new_values<text:tab/>62</text:p>
          <text:p text:style-name="P65">.new{<text:tab/>61</text:p>
          <text:p text:style-name="P65">.numerator<text:tab/>104</text:p>
          <text:p text:style-name="P65">.odd?<text:tab/>87</text:p>
          <text:p text:style-name="P65">.open<text:tab/>83</text:p>
          <text:p text:style-name="P65">.open{<text:tab/>84</text:p>
          <text:p text:style-name="P65">.p2c<text:tab/>105</text:p>
          <text:p text:style-name="P65">.parent_class<text:tab/>72</text:p>
          <text:p text:style-name="P65">.polar<text:tab/>105</text:p>
          <text:p text:style-name="P65">.pp<text:tab/>68, 81</text:p>
          <text:p text:style-name="P65">.r2d<text:tab/>105</text:p>
          <text:p text:style-name="P65">.real<text:tab/>105</text:p>
          <text:p text:style-name="P65">.reverse<text:tab/>68</text:p>
          <text:p text:style-name="P65">.right<text:tab/>68</text:p>
          <text:p text:style-name="P65">.round<text:tab/>106</text:p>
          <text:p text:style-name="P65">.shuffle<text:tab/>69</text:p>
          <text:p text:style-name="P65">.sin<text:tab/>106</text:p>
          <text:p text:style-name="P65">.sinh<text:tab/>106</text:p>
          <text:p text:style-name="P65">.sleep<text:tab/>107</text:p>
          <text:p text:style-name="P65">.sort<text:tab/>69</text:p>
          <text:p text:style-name="P65">.space<text:tab/>129</text:p>
          <text:p text:style-name="P65">.spaces<text:tab/>129</text:p>
          <text:p text:style-name="P65">.split<text:tab/>75, 134</text:p>
          <text:p text:style-name="P65">.sqr<text:tab/>107</text:p>
          <text:p text:style-name="P65">.sqrt<text:tab/>75, 107</text:p>
          <text:p text:style-name="P65">.strlen<text:tab/>118</text:p>
          <text:p text:style-name="P65">.strmax<text:tab/>69</text:p>
          <text:p text:style-name="P65">.strmax2<text:tab/>82</text:p>
          <text:p text:style-name="P65">.subclass:<text:tab/>72</text:p>
          <text:p text:style-name="P65">.tan<text:tab/>107</text:p>
          <text:p text:style-name="P65">.tanh<text:tab/>108</text:p>
          <text:p text:style-name="P65">.throw<text:tab/>39</text:p>
          <text:p text:style-name="P65">.to_f<text:tab/>118</text:p>
          <text:p text:style-name="P65">.to_f!<text:tab/>119</text:p>
          <text:p text:style-name="P65">.to_i<text:tab/>119</text:p>
          <text:p text:style-name="P65">.to_i!<text:tab/>119</text:p>
          <text:p text:style-name="P65">.to_n<text:tab/>120</text:p>
          <text:p text:style-name="P65">.to_n!<text:tab/>120</text:p>
          <text:p text:style-name="P65">.to_r<text:tab/>121</text:p>
          <text:p text:style-name="P65">.to_r!<text:tab/>121</text:p>
          <text:p text:style-name="P65">.to_s<text:tab/>72, 121</text:p>
          <text:p text:style-name="P65">.to_x<text:tab/>122</text:p>
          <text:p text:style-name="P65">.to_x!<text:tab/>122</text:p>
          <text:p text:style-name="P65">.values<text:tab/>82</text:p>
          <text:p text:style-name="P65">.with{<text:tab/>57</text:p>
          <text:p text:style-name="P66">)</text:p>
          <text:p text:style-name="P65">)entries<text:tab/>148</text:p>
          <text:p text:style-name="P65">)methods<text:tab/>73, 126</text:p>
          <text:p text:style-name="P65">)stubs<text:tab/>73</text:p>
          <text:p text:style-name="P66">{</text:p>
          <text:p text:style-name="P65">{<text:tab/>80</text:p>
          <text:p text:style-name="P66">}</text:p>
          <text:p text:style-name="P65">}<text:tab/>61, 80</text:p>
          <text:p text:style-name="P66">@</text:p>
          <text:p text:style-name="P65">@<text:tab/>70</text:p>
          <text:p text:style-name="P66">*</text:p>
          <text:p text:style-name="P65">*<text:tab/>94</text:p>
          <text:p text:style-name="P65">**<text:tab/>94</text:p>
          <text:p text:style-name="P66">/</text:p>
          <text:p text:style-name="P65">/<text:tab/>108</text:p>
          <text:p text:style-name="P66">&amp;</text:p>
          <text:p text:style-name="P65">&amp;&amp;<text:tab/>77, 91, 115</text:p>
          <text:p text:style-name="P66">+</text:p>
          <text:p text:style-name="P65">+<text:tab/>63, 95</text:p>
          <text:p text:style-name="P65">+loop<text:tab/>23</text:p>
          <text:p text:style-name="P66">&lt;</text:p>
          <text:p text:style-name="P65">&lt;<text:tab/>112</text:p>
          <text:p text:style-name="P65">&lt;&lt;<text:tab/>70, 88</text:p>
          <text:p text:style-name="P65">&lt;=<text:tab/>113</text:p>
          <text:p text:style-name="P65">&lt;=&gt;<text:tab/>113</text:p>
          <text:p text:style-name="P65">&lt;&gt;<text:tab/>122</text:p>
          <text:p text:style-name="P66">=</text:p>
          <text:p text:style-name="P65">=<text:tab/>123</text:p>
          <text:p text:style-name="P66">&gt;</text:p>
          <text:p text:style-name="P65">&gt;<text:tab/>113</text:p>
          <text:p text:style-name="P65">&gt;=<text:tab/>114</text:p>
          <text:p text:style-name="P65">&gt;&gt;<text:tab/>89</text:p>
          <text:p text:style-name="P66">|</text:p>
          <text:p text:style-name="P65">||<text:tab/>78, 92, 126</text:p>
          <text:p text:style-name="P66">~</text:p>
          <text:p text:style-name="P65">~<text:tab/>130</text:p>
          <text:p text:style-name="P65">~"<text:tab/>130</text:p>
          <text:p text:style-name="P65">~cr<text:tab/>130</text:p>
          <text:p text:style-name="P65">~emit<text:tab/>130</text:p>
          <text:p text:style-name="P65">~getc<text:tab/>85</text:p>
          <text:p text:style-name="P65">~gets<text:tab/>85</text:p>
          <text:p text:style-name="P65">~space<text:tab/>131</text:p>
          <text:p text:style-name="P65">~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11447337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5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7H33M55S</meta:editing-duration>
    <meta:editing-cycles>2144</meta:editing-cycles>
    <meta:generator>OpenOffice/4.1.1$Win32 OpenOffice.org_project/411m6$Build-9775</meta:generator>
    <dc:date>2015-04-27T22:24:11.62</dc:date>
    <dc:creator>Peter Camilleri</dc:creator>
    <meta:printed-by>Peter Camilleri</meta:printed-by>
    <meta:print-date>2015-02-10T10:49:15.76</meta:print-date>
    <meta:document-statistic meta:table-count="219" meta:image-count="0" meta:object-count="0" meta:page-count="153" meta:paragraph-count="5060" meta:word-count="27592" meta:character-count="158629"/>
    <meta:template xlink:type="simple" xlink:actuate="onRequest" xlink:title="MyDefault" xlink:href="../../../../OpenOffice.org/3/user/template/MyDefault.ott" meta:date="2014-06-26T22:09:00.24"/>
  </office:meta>
</office:document-meta>
</file>